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1690000006598C6EC0F6B0D857B.png" manifest:media-type="image/png"/>
  <manifest:file-entry manifest:full-path="Pictures/100025E50000254700000A73FADAD88124BA07EE.svg" manifest:media-type="image/svg+xml"/>
  <manifest:file-entry manifest:full-path="Pictures/1000238F0000254700000A73C9522FE84E39EC29.svg" manifest:media-type="image/svg+xml"/>
  <manifest:file-entry manifest:full-path="Pictures/10000201000001690000006558A85F4CE9FE13E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GyreAdventor" svg:font-family="TeXGyreAdvento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MS" svg:font-family="'Trebuchet MS'" style:font-adornments="Fett"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00458a" draw:fill-gradient-name="Gradient_20_10" draw:opacity="50%" draw:textarea-horizontal-align="justify" draw:textarea-vertical-align="middle" draw:auto-grow-height="false" fo:min-height="3.279cm" fo:min-width="3.138cm" draw:shadow-opacity="50%"/>
    </style:style>
    <style:style style:name="gr2" style:family="graphic" style:parent-style-name="standard">
      <style:graphic-properties draw:stroke="none" draw:fill="solid" draw:fill-color="#00458a" draw:opacity="50%" draw:textarea-vertical-align="middle" draw:shadow-opacity="50%"/>
    </style:style>
    <style:style style:name="gr3" style:family="graphic" style:parent-style-name="standard">
      <style:graphic-properties draw:stroke="none" draw:fill="solid" draw:fill-color="#00458a" draw:opacity="50%" draw:textarea-horizontal-align="center" draw:textarea-vertical-align="middle" draw:shadow-opacity="50%"/>
    </style:style>
    <style:style style:name="gr4" style:family="graphic" style:parent-style-name="standard">
      <style:graphic-properties draw:stroke="none" draw:fill="gradient" draw:fill-color="#00458a" draw:fill-gradient-name="Gradient_20_14" draw:textarea-horizontal-align="justify" draw:textarea-vertical-align="middle" draw:auto-grow-height="false" fo:min-height="3.213cm" fo:min-width="3.071cm"/>
    </style:style>
    <style:style style:name="gr5" style:family="graphic" style:parent-style-name="standard">
      <style:graphic-properties draw:stroke="none" draw:fill="solid" draw:fill-color="#7e0021" draw:textarea-vertical-align="middle"/>
    </style:style>
    <style:style style:name="gr6" style:family="graphic" style:parent-style-name="standard">
      <style:graphic-properties draw:stroke="none" draw:fill="gradient" draw:fill-color="#000000" draw:fill-gradient-name="sw" draw:opacity="15%" draw:textarea-horizontal-align="justify" draw:textarea-vertical-align="middle" draw:auto-grow-height="false" fo:min-height="3.28cm" fo:min-width="3.138cm" draw:shadow-opacity="15%"/>
    </style:style>
    <style:style style:name="gr7" style:family="graphic" style:parent-style-name="standard">
      <style:graphic-properties draw:fill="none" draw:textarea-horizontal-align="justify" draw:textarea-vertical-align="middle" draw:auto-grow-height="false" fo:min-height="3.05cm" fo:min-width="4.5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right" draw:auto-grow-height="true" draw:auto-grow-width="false" fo:min-height="0.874cm" fo:min-width="0cm" fo:padding-top="0cm" fo:padding-bottom="0cm" fo:padding-left="0cm" fo:padding-right="0cm"/>
    </style:style>
    <style:style style:name="gr10" style:family="graphic" style:parent-style-name="standard">
      <style:graphic-properties draw:stroke="none" draw:fill="solid" draw:fill-color="#012269" draw:opacity="50%" draw:textarea-vertical-align="middle" draw:shadow-opacity="50%"/>
    </style:style>
    <style:style style:name="gr11" style:family="graphic" style:parent-style-name="standard">
      <style:graphic-properties draw:stroke="none" draw:fill="solid" draw:fill-color="#012269" draw:opacity="50%" draw:textarea-horizontal-align="center" draw:textarea-vertical-align="middle" draw:shadow-opacity="50%"/>
    </style:style>
    <style:style style:name="gr12" style:family="graphic" style:parent-style-name="standard">
      <style:graphic-properties draw:stroke="none" draw:fill="solid" draw:fill-color="#012269" draw:opacity="25%" draw:textarea-vertical-align="middle" draw:shadow-opacity="50%"/>
    </style:style>
    <style:style style:name="gr13" style:family="graphic" style:parent-style-name="standard">
      <style:graphic-properties draw:stroke="none" draw:fill="solid" draw:fill-color="#012269" draw:opacity="25%" draw:textarea-horizontal-align="center" draw:textarea-vertical-align="middle" draw:shadow-opacity="50%"/>
    </style:style>
    <style:style style:name="gr14" style:family="graphic" style:parent-style-name="objectwithoutfill">
      <style:graphic-properties svg:stroke-width="0.018cm" svg:stroke-color="#999999" draw:marker-start-width="0.227cm" draw:marker-end-width="0.227cm" svg:stroke-opacity="50%" draw:fill="none" draw:opacity="50%" draw:textarea-vertical-align="middle" fo:padding-top="0.134cm" fo:padding-bottom="0.134cm" fo:padding-left="0.259cm" fo:padding-right="0.259cm"/>
    </style:style>
    <style:style style:name="gr15" style:family="graphic" style:parent-style-name="objectwithoutfill">
      <style:graphic-properties svg:stroke-width="0.035cm" svg:stroke-color="#00458a" draw:marker-start-width="0.252cm" draw:marker-end-width="0.252cm" svg:stroke-opacity="50%" draw:fill="none" draw:opacity="50%" draw:textarea-vertical-align="middle" fo:padding-top="0.142cm" fo:padding-bottom="0.142cm" fo:padding-left="0.267cm" fo:padding-right="0.267cm"/>
    </style:style>
    <style:style style:name="gr16" style:family="graphic" style:parent-style-name="objectwithoutfill">
      <style:graphic-properties svg:stroke-width="0.018cm" svg:stroke-color="#999999" draw:marker-start-width="0.227cm" draw:marker-end-width="0.227cm" svg:stroke-opacity="50%" draw:fill="solid" draw:fill-color="#ffffff" draw:opacity="50%" draw:textarea-vertical-align="middle" fo:padding-top="0.134cm" fo:padding-bottom="0.134cm" fo:padding-left="0.259cm" fo:padding-right="0.259cm"/>
    </style:style>
    <style:style style:name="gr17" style:family="graphic" style:parent-style-name="objectwithoutfill">
      <style:graphic-properties svg:stroke-width="0.018cm" svg:stroke-color="#999999" draw:marker-start-width="0.227cm" draw:marker-end-width="0.227cm" svg:stroke-opacity="70%" draw:fill="none" draw:opacity="70%" draw:textarea-vertical-align="middle" fo:padding-top="0.134cm" fo:padding-bottom="0.134cm" fo:padding-left="0.259cm" fo:padding-right="0.259cm"/>
    </style:style>
    <style:style style:name="gr18" style:family="graphic" style:parent-style-name="objectwithoutfill">
      <style:graphic-properties svg:stroke-width="0.035cm" svg:stroke-color="#00458a" draw:marker-start-width="0.252cm" draw:marker-end-width="0.252cm" svg:stroke-opacity="70%" draw:fill="none" draw:opacity="70%" draw:textarea-vertical-align="middle" fo:padding-top="0.142cm" fo:padding-bottom="0.142cm" fo:padding-left="0.267cm" fo:padding-right="0.267cm"/>
    </style:style>
    <style:style style:name="gr19" style:family="graphic" style:parent-style-name="objectwithoutfill">
      <style:graphic-properties svg:stroke-width="0.018cm" svg:stroke-color="#999999" draw:marker-start-width="0.227cm" draw:marker-end-width="0.227cm" svg:stroke-opacity="70%" draw:fill="solid" draw:fill-color="#ffffff" draw:opacity="70%" draw:textarea-vertical-align="middle" fo:padding-top="0.134cm" fo:padding-bottom="0.134cm" fo:padding-left="0.259cm" fo:padding-right="0.259cm"/>
    </style:style>
    <style:style style:name="gr20" style:family="graphic" style:parent-style-name="objectwithoutfill">
      <style:graphic-properties draw:fill="none" draw:textarea-vertical-align="middle"/>
    </style:style>
    <style:style style:name="gr21" style:family="graphic" style:parent-style-name="objectwithoutfill">
      <style:graphic-properties svg:stroke-width="0.018cm" svg:stroke-color="#b3b3b3" draw:marker-start-width="0.227cm" draw:marker-end-width="0.227cm" svg:stroke-opacity="100%" draw:fill="none" draw:opacity="50%" draw:textarea-vertical-align="middle" fo:padding-top="0.134cm" fo:padding-bottom="0.134cm" fo:padding-left="0.259cm" fo:padding-right="0.259cm"/>
    </style:style>
    <style:style style:name="gr22" style:family="graphic" style:parent-style-name="objectwithoutfill">
      <style:graphic-properties svg:stroke-width="0.035cm" svg:stroke-color="#5b81a6" draw:marker-start-width="0.252cm" draw:marker-end-width="0.252cm" svg:stroke-opacity="100%" draw:fill="none" draw:opacity="100%" draw:textarea-vertical-align="middle" fo:padding-top="0.142cm" fo:padding-bottom="0.142cm" fo:padding-left="0.267cm" fo:padding-right="0.267cm"/>
    </style:style>
    <style:style style:name="gr23" style:family="graphic" style:parent-style-name="objectwithoutfill">
      <style:graphic-properties svg:stroke-width="0.018cm" svg:stroke-color="#b3b3b3" draw:marker-start-width="0.227cm" draw:marker-end-width="0.227cm" svg:stroke-opacity="100%" draw:fill="solid" draw:fill-color="#ffffff" draw:opacity="50%" draw:textarea-vertical-align="middle" fo:padding-top="0.134cm" fo:padding-bottom="0.134cm" fo:padding-left="0.259cm" fo:padding-right="0.259cm"/>
    </style:style>
    <style:style style:name="gr24" style:family="graphic" style:parent-style-name="objectwithoutfill">
      <style:graphic-properties svg:stroke-width="0.035cm" svg:stroke-color="#5b81a6" draw:marker-start-width="0.304cm" draw:marker-end-width="0.304cm" draw:fill="none" draw:textarea-vertical-align="middle" fo:padding-top="0.142cm" fo:padding-bottom="0.142cm" fo:padding-left="0.267cm" fo:padding-right="0.267cm"/>
    </style:style>
    <style:style style:name="gr25" style:family="graphic">
      <style:graphic-properties style:protect="size"/>
    </style:style>
    <style:style style:name="gr26" style:family="graphic" style:parent-style-name="objectwithoutfill">
      <style:graphic-properties svg:stroke-width="0.018cm" svg:stroke-color="#4c4c4c" draw:marker-start-width="0.227cm" draw:marker-end-width="0.227cm" svg:stroke-opacity="100%" draw:fill="none" draw:opacity="50%" draw:textarea-vertical-align="middle" fo:padding-top="0.134cm" fo:padding-bottom="0.134cm" fo:padding-left="0.259cm" fo:padding-right="0.259cm"/>
    </style:style>
    <style:style style:name="gr27" style:family="graphic" style:parent-style-name="objectwithoutfill">
      <style:graphic-properties svg:stroke-width="0.035cm" svg:stroke-color="#012269" draw:marker-start-width="0.252cm" draw:marker-end-width="0.252cm" svg:stroke-opacity="100%" draw:fill="none" draw:opacity="100%" draw:textarea-vertical-align="middle" fo:padding-top="0.142cm" fo:padding-bottom="0.142cm" fo:padding-left="0.267cm" fo:padding-right="0.267cm"/>
    </style:style>
    <style:style style:name="gr28" style:family="graphic" style:parent-style-name="objectwithoutfill">
      <style:graphic-properties svg:stroke-width="0.018cm" svg:stroke-color="#4c4c4c" draw:marker-start-width="0.227cm" draw:marker-end-width="0.227cm" svg:stroke-opacity="100%" draw:fill="solid" draw:fill-color="#ffffff" draw:opacity="50%" draw:textarea-vertical-align="middle" fo:padding-top="0.134cm" fo:padding-bottom="0.134cm" fo:padding-left="0.259cm" fo:padding-right="0.259cm"/>
    </style:style>
    <style:style style:name="gr29" style:family="graphic" style:parent-style-name="objectwithoutfill">
      <style:graphic-properties svg:stroke-width="0.035cm" svg:stroke-color="#012269" draw:marker-start-width="0.304cm" draw:marker-end-width="0.304cm" draw:fill="none" draw:textarea-vertical-align="middle" fo:padding-top="0.142cm" fo:padding-bottom="0.142cm" fo:padding-left="0.267cm" fo:padding-right="0.267cm"/>
    </style:style>
    <style:style style:name="gr30" style:family="graphic" style:parent-style-name="standard">
      <style:graphic-properties draw:stroke="none" draw:fill-color="#ffffff" draw:opacity="100%" draw:opacity-name="Transparency_20_5" draw:textarea-horizontal-align="justify" draw:textarea-vertical-align="middle" draw:auto-grow-height="false" fo:min-height="1.75cm" fo:min-width="4.5cm"/>
    </style:style>
    <style:style style:name="gr31" style:family="graphic" style:parent-style-name="standard">
      <style:graphic-properties draw:stroke="none" draw:fill-color="#ffffff" draw:opacity="100%" draw:opacity-name="Transparency_20_5" draw:textarea-horizontal-align="justify" draw:textarea-vertical-align="middle" draw:auto-grow-height="false" fo:min-height="3.05cm" fo:min-width="4.5cm"/>
    </style:style>
    <style:style style:name="gr32" style:family="graphic" style:parent-style-name="standard">
      <style:graphic-properties draw:stroke="none" draw:fill-color="#ffffff" draw:opacity="100%" draw:opacity-name="Transparency_20_6" draw:textarea-horizontal-align="justify" draw:textarea-vertical-align="middle" draw:auto-grow-height="false" fo:min-height="3.05cm" fo:min-width="4.5cm"/>
    </style:style>
    <style:style style:name="gr33" style:family="graphic" style:parent-style-name="objectwithoutfill">
      <style:graphic-properties svg:stroke-width="0.035cm" svg:stroke-color="#012269" draw:marker-start-width="0.356cm" draw:marker-end-width="0.356cm" draw:fill="none" draw:textarea-vertical-align="middle" fo:padding-top="0.142cm" fo:padding-bottom="0.142cm" fo:padding-left="0.267cm" fo:padding-right="0.267cm"/>
    </style:style>
    <style:style style:name="gr34" style:family="graphic" style:parent-style-name="standard">
      <style:graphic-properties draw:stroke="none" svg:stroke-color="#000000" draw:fill="none" draw:fill-color="#ffffff" draw:textarea-horizontal-align="right" draw:auto-grow-height="true" draw:auto-grow-width="false" fo:min-height="0.874cm" fo:min-width="0cm" fo:padding-top="0cm" fo:padding-bottom="0cm" fo:padding-left="0cm" fo:padding-right="-0.1cm"/>
    </style:style>
    <style:style style:name="gr35" style:family="graphic" style:parent-style-name="standard">
      <style:graphic-properties draw:stroke="none" svg:stroke-color="#000000" draw:fill="none" draw:fill-color="#ffffff" draw:textarea-horizontal-align="center" draw:textarea-vertical-align="middle" draw:auto-grow-height="true" draw:auto-grow-width="false" fo:min-height="1.3cm" fo:min-width="0cm" fo:padding-top="0cm" fo:padding-bottom="0cm" fo:padding-left="0cm" fo:padding-right="0cm"/>
    </style:style>
    <style:style style:name="gr36" style:family="graphic" style:parent-style-name="standard">
      <style:graphic-properties draw:stroke="none" svg:stroke-color="#000000" draw:fill="none" draw:fill-color="#ffffff" draw:textarea-horizontal-align="right" draw:auto-grow-height="true" draw:auto-grow-width="false" fo:min-height="1.271cm" fo:min-width="0cm" fo:padding-top="0cm" fo:padding-bottom="0cm" fo:padding-left="0cm" fo:padding-right="-0.1cm"/>
    </style:style>
    <style:style style:name="gr37" style:family="graphic" style:parent-style-name="standard">
      <style:graphic-properties draw:stroke="none" draw:fill="solid" draw:fill-color="#012269" draw:textarea-horizontal-align="justify" draw:textarea-vertical-align="middle" draw:auto-grow-height="false" fo:min-height="3.05cm" fo:min-width="4.5cm"/>
    </style:style>
    <style:style style:name="gr38"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9" style:family="graphic" style:parent-style-name="objectwithoutfill">
      <style:graphic-properties draw:stroke="none" draw:fill="solid" draw:fill-color="#ff950e" draw:opacity="100%" draw:textarea-horizontal-align="center" draw:textarea-vertical-align="middle"/>
    </style:style>
    <style:style style:name="gr40" style:family="graphic" style:parent-style-name="objectwithoutfill">
      <style:graphic-properties draw:stroke="none" svg:stroke-width="0.018cm" svg:stroke-color="#4c4c4c" draw:marker-start-width="0.227cm" draw:marker-end-width="0.227cm" svg:stroke-opacity="100%" draw:fill="solid" draw:fill-color="#99a6c3" draw:opacity="100%" draw:textarea-vertical-align="middle" fo:padding-top="0.134cm" fo:padding-bottom="0.134cm" fo:padding-left="0.259cm" fo:padding-right="0.259cm"/>
    </style:style>
    <style:style style:name="gr41" style:family="graphic" style:parent-style-name="objectwithoutfill">
      <style:graphic-properties svg:stroke-width="0.035cm" svg:stroke-color="#ffffff" draw:marker-start-width="0.252cm" draw:marker-end-width="0.252cm" svg:stroke-opacity="100%" draw:fill="none" draw:opacity="100%" draw:textarea-vertical-align="middle" fo:padding-top="0.142cm" fo:padding-bottom="0.142cm" fo:padding-left="0.267cm" fo:padding-right="0.267cm"/>
    </style:style>
    <style:style style:name="gr42" style:family="graphic" style:parent-style-name="objectwithoutfill">
      <style:graphic-properties svg:stroke-width="0.035cm" svg:stroke-color="#ffffff" draw:marker-start-width="0.304cm" draw:marker-end-width="0.304cm" draw:fill="none" draw:textarea-vertical-align="middle" fo:padding-top="0.142cm" fo:padding-bottom="0.142cm" fo:padding-left="0.267cm" fo:padding-right="0.267cm"/>
    </style:style>
    <style:style style:name="gr43" style:family="graphic" style:parent-style-name="objectwithoutfill">
      <style:graphic-properties draw:stroke="none" draw:fill="solid" draw:fill-color="#ffffff" draw:textarea-vertical-align="middle"/>
    </style:style>
    <style:style style:name="gr44" style:family="graphic" style:parent-style-name="objectwithoutfill">
      <style:graphic-properties svg:stroke-width="0.035cm" svg:stroke-color="#99a6c3" draw:marker-start-width="0.252cm" draw:marker-end-width="0.252cm" svg:stroke-opacity="100%" draw:fill="none" draw:opacity="100%" draw:textarea-vertical-align="middle" fo:padding-top="0.142cm" fo:padding-bottom="0.142cm" fo:padding-left="0.267cm" fo:padding-right="0.267cm"/>
    </style:style>
    <style:style style:name="gr45" style:family="graphic" style:parent-style-name="objectwithoutfill">
      <style:graphic-properties svg:stroke-width="0.035cm" svg:stroke-color="#99a6c3" draw:marker-start-width="0.304cm" draw:marker-end-width="0.304cm" draw:fill="none" draw:textarea-vertical-align="middle" fo:padding-top="0.142cm" fo:padding-bottom="0.142cm" fo:padding-left="0.267cm" fo:padding-right="0.267cm"/>
    </style:style>
    <style:style style:name="gr46" style:family="graphic" style:parent-style-name="objectwithoutfill">
      <style:graphic-properties svg:stroke-width="0.035cm" svg:stroke-color="#999999" draw:marker-start-width="0.252cm" draw:marker-end-width="0.252cm" svg:stroke-opacity="100%" draw:fill="none" draw:opacity="100%" draw:textarea-vertical-align="middle" fo:padding-top="0.142cm" fo:padding-bottom="0.142cm" fo:padding-left="0.267cm" fo:padding-right="0.267cm"/>
    </style:style>
    <style:style style:name="gr47" style:family="graphic" style:parent-style-name="objectwithoutfill">
      <style:graphic-properties svg:stroke-width="0.035cm" svg:stroke-color="#999999" draw:marker-start-width="0.304cm" draw:marker-end-width="0.304cm" draw:fill="none" draw:textarea-vertical-align="middle" fo:padding-top="0.142cm" fo:padding-bottom="0.142cm" fo:padding-left="0.267cm" fo:padding-right="0.267cm"/>
    </style:style>
    <style:style style:name="pr1" style:family="presentation" style:parent-style-name="Default-notes">
      <style:graphic-properties draw:fill-color="#ffffff" fo:min-height="12.572cm"/>
    </style:style>
    <style:style style:name="P1" style:family="paragraph">
      <loext:graphic-properties draw:fill="gradient" draw:fill-color="#00458a" draw:fill-gradient-name="Gradient_20_10" draw:opacity="50%"/>
      <style:paragraph-properties fo:text-align="center"/>
    </style:style>
    <style:style style:name="P2" style:family="paragraph">
      <loext:graphic-properties draw:fill="solid" draw:fill-color="#00458a" draw:opacity="50%"/>
      <style:paragraph-properties fo:text-align="center"/>
    </style:style>
    <style:style style:name="P3" style:family="paragraph">
      <loext:graphic-properties draw:fill="gradient" draw:fill-color="#00458a" draw:fill-gradient-name="Gradient_20_14"/>
      <style:paragraph-properties fo:text-align="center"/>
    </style:style>
    <style:style style:name="P4" style:family="paragraph">
      <loext:graphic-properties draw:fill="solid" draw:fill-color="#7e0021"/>
      <style:paragraph-properties fo:text-align="center"/>
    </style:style>
    <style:style style:name="P5" style:family="paragraph">
      <loext:graphic-properties draw:fill="gradient" draw:fill-color="#000000" draw:fill-gradient-name="sw" draw:opacity="15%"/>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text-properties fo:color="#ff950e" style:font-name="TeXGyreAdventor" fo:font-size="16pt" fo:font-weight="bold" style:font-size-asian="16pt" style:font-weight-asian="bold" style:font-size-complex="16pt" style:font-weight-complex="bold"/>
    </style:style>
    <style:style style:name="P8" style:family="paragraph">
      <loext:graphic-properties draw:fill="solid" draw:fill-color="#012269" draw:opacity="50%"/>
      <style:paragraph-properties fo:text-align="center"/>
    </style:style>
    <style:style style:name="P9" style:family="paragraph">
      <loext:graphic-properties draw:fill="solid" draw:fill-color="#012269" draw:opacity="25%"/>
      <style:paragraph-properties fo:text-align="center"/>
    </style:style>
    <style:style style:name="P10" style:family="paragraph">
      <loext:graphic-properties draw:fill="none" draw:opacity="50%"/>
      <style:paragraph-properties fo:text-align="center"/>
    </style:style>
    <style:style style:name="P11" style:family="paragraph">
      <loext:graphic-properties draw:fill="solid" draw:fill-color="#ffffff" draw:opacity="50%"/>
      <style:paragraph-properties fo:text-align="center"/>
    </style:style>
    <style:style style:name="P12" style:family="paragraph">
      <loext:graphic-properties draw:fill="none" draw:opacity="70%"/>
      <style:paragraph-properties fo:text-align="center"/>
    </style:style>
    <style:style style:name="P13" style:family="paragraph">
      <loext:graphic-properties draw:fill="solid" draw:fill-color="#ffffff" draw:opacity="70%"/>
      <style:paragraph-properties fo:text-align="center"/>
    </style:style>
    <style:style style:name="P14" style:family="paragraph">
      <loext:graphic-properties draw:fill="none" draw:opacity="100%"/>
      <style:paragraph-properties fo:text-align="center"/>
    </style:style>
    <style:style style:name="P15" style:family="paragraph">
      <loext:graphic-properties draw:fill="none" draw:fill-color="#ffffff"/>
      <style:text-properties fo:color="#ff950e" style:font-name="TeXGyreAdventor" fo:font-size="13pt" fo:font-weight="bold" style:font-size-asian="13pt" style:font-weight-asian="bold" style:font-size-complex="13pt" style:font-weight-complex="bold"/>
    </style:style>
    <style:style style:name="P16" style:family="paragraph">
      <loext:graphic-properties draw:fill-color="#ffffff"/>
    </style:style>
    <style:style style:name="P17" style:family="paragraph">
      <loext:graphic-properties draw:fill-color="#ffffff" draw:opacity="100%" draw:opacity-name="Transparency_20_5"/>
      <style:paragraph-properties fo:text-align="center"/>
    </style:style>
    <style:style style:name="P18" style:family="paragraph">
      <loext:graphic-properties draw:fill="none" draw:fill-color="#ffffff"/>
      <style:text-properties fo:color="#ff950e" style:font-name="Trebuchet MS" fo:font-size="13pt" fo:font-weight="bold" style:font-size-asian="13pt" style:font-weight-asian="bold" style:font-size-complex="13pt" style:font-weight-complex="bold"/>
    </style:style>
    <style:style style:name="P19" style:family="paragraph">
      <loext:graphic-properties draw:fill-color="#ffffff" draw:opacity="100%" draw:opacity-name="Transparency_20_6"/>
      <style:paragraph-properties fo:text-align="center"/>
    </style:style>
    <style:style style:name="P20" style:family="paragraph">
      <loext:graphic-properties draw:fill="none" draw:fill-color="#ffffff"/>
      <style:text-properties fo:color="#ff950e" style:font-name="Trebuchet MS" fo:font-size="11.6999998092651pt" fo:font-weight="bold" style:font-size-asian="11.6999998092651pt" style:font-weight-asian="bold" style:font-size-complex="11.6999998092651pt" style:font-weight-complex="bold"/>
    </style:style>
    <style:style style:name="P21" style:family="paragraph">
      <style:paragraph-properties fo:text-align="center"/>
    </style:style>
    <style:style style:name="P22" style:family="paragraph">
      <loext:graphic-properties draw:fill="none" draw:fill-color="#ffffff"/>
      <style:paragraph-properties fo:text-align="center"/>
      <style:text-properties fo:color="#ff950e" style:font-name="Trebuchet MS" fo:font-size="11.6000003814697pt" fo:font-style="italic" fo:font-weight="bold" style:font-size-asian="11.6000003814697pt" style:font-style-asian="italic" style:font-weight-asian="bold" style:font-size-complex="11.6000003814697pt" style:font-style-complex="italic" style:font-weight-complex="bold"/>
    </style:style>
    <style:style style:name="P23" style:family="paragraph">
      <loext:graphic-properties draw:fill="solid" draw:fill-color="#012269"/>
      <style:paragraph-properties fo:text-align="center"/>
    </style:style>
    <style:style style:name="P24" style:family="paragraph">
      <loext:graphic-properties draw:fill="solid" draw:fill-color="#ff950e" draw:opacity="100%"/>
      <style:paragraph-properties fo:text-align="center"/>
    </style:style>
    <style:style style:name="P25" style:family="paragraph">
      <loext:graphic-properties draw:fill="solid" draw:fill-color="#99a6c3" draw:opacity="100%"/>
      <style:paragraph-properties fo:text-align="center"/>
    </style:style>
    <style:style style:name="P26" style:family="paragraph">
      <loext:graphic-properties draw:fill="solid" draw:fill-color="#ffffff"/>
      <style:paragraph-properties fo:text-align="center"/>
    </style:style>
    <style:style style:name="T1" style:family="text">
      <style:text-properties fo:color="#ff950e" style:font-name="TeXGyreAdventor" fo:font-size="16pt" fo:font-weight="bold" style:font-size-asian="16pt" style:font-weight-asian="bold" style:font-size-complex="16pt" style:font-weight-complex="bold"/>
    </style:style>
    <style:style style:name="T2" style:family="text">
      <style:text-properties fo:color="#ff950e" style:font-name="TeXGyreAdventor" fo:font-size="13pt" fo:font-weight="bold" style:font-size-asian="13pt" style:font-weight-asian="bold" style:font-size-complex="13pt" style:font-weight-complex="bold"/>
    </style:style>
    <style:style style:name="T3" style:family="text">
      <style:text-properties fo:color="#ff950e" style:font-name="TeXGyreAdventor" fo:font-size="5.40000009536743pt" fo:font-weight="bold" style:font-size-asian="5.40000009536743pt" style:font-weight-asian="bold" style:font-size-complex="5.40000009536743pt" style:font-weight-complex="bold"/>
    </style:style>
    <style:style style:name="T4" style:family="text">
      <style:text-properties fo:color="#ff950e" style:font-name="TeXGyreAdventor" fo:font-size="11.6999998092651pt" fo:font-weight="bold" style:font-size-asian="11.6999998092651pt" style:font-weight-asian="bold" style:font-size-complex="11.6999998092651pt" style:font-weight-complex="bold"/>
    </style:style>
    <style:style style:name="T5" style:family="text">
      <style:text-properties fo:color="#ff950e" style:font-name="TeXGyreAdventor" fo:font-size="11.6000003814697pt" fo:font-style="italic" fo:font-weight="bold" style:font-size-asian="11.6000003814697pt" style:font-style-asian="italic" style:font-weight-asian="bold" style:font-size-complex="11.6000003814697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custom-shape draw:style-name="gr1" draw:text-style-name="P1" draw:layer="layout" svg:width="5.144cm" svg:height="4.989cm" svg:x="2.6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1.392cm" svg:height="2.104cm" svg:x="4.83cm" svg:y="2.154cm" svg:viewBox="0 0 1393 2105" draw:points="441,201 246,315 195,518 0,599 149,675 29,788 337,1236 353,1657 441,1874 547,2069 756,2105 1102,1559 1342,1394 1154,1230 1379,1259 1252,1086 1393,959 1080,491 925,179 599,0">
            <text:p/>
          </draw:polygon>
          <draw:polygon draw:style-name="gr2" draw:text-style-name="P2" draw:layer="layout" svg:width="1.121cm" svg:height="1.415cm" svg:x="6.659cm" svg:y="4.671cm" svg:viewBox="0 0 1122 1416" draw:points="309,549 45,925 0,1187 227,1269 458,1111 479,1416 721,1128 926,724 1082,256 1122,0 840,189 608,332">
            <text:p/>
          </draw:polygon>
          <draw:polygon draw:style-name="gr2" draw:text-style-name="P2" draw:layer="layout" svg:width="0.811cm" svg:height="2.13cm" svg:x="6.982cm" svg:y="2.955cm" svg:viewBox="0 0 812 2131" draw:points="240,638 189,886 398,1126 367,1395 158,1657 307,1748 263,1748 0,1883 45,2131 211,1995 427,1718 541,1657 600,1755 653,1568 704,1673 812,1313 759,960 630,510 435,136 285,0 107,75">
            <text:p/>
          </draw:polygon>
          <draw:polygon draw:style-name="gr3" draw:text-style-name="P2" draw:layer="layout" svg:width="2.882cm" svg:height="4.036cm" svg:x="2.6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g>
          <draw:custom-shape draw:style-name="gr4" draw:text-style-name="P3" draw:layer="layout" svg:width="5.049cm" svg:height="4.897cm" svg:x="16.2cm" svg:y="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5" draw:text-style-name="P4" draw:layer="layout" svg:width="1.366cm" svg:height="2.066cm" svg:x="18.334cm" svg:y="1.839cm" svg:viewBox="0 0 1367 2067" draw:points="433,197 242,309 191,509 0,588 147,662 29,773 331,1213 346,1627 433,1839 537,2031 742,2067 1082,1530 1318,1368 1132,1207 1354,1236 1229,1066 1367,941 1060,482 908,176 588,0">
            <text:p/>
          </draw:polygon>
          <draw:polygon draw:style-name="gr5" draw:text-style-name="P4" draw:layer="layout" svg:width="1.1cm" svg:height="1.389cm" svg:x="20.129cm" svg:y="4.31cm" svg:viewBox="0 0 1101 1390" draw:points="303,539 44,908 0,1165 222,1246 450,1090 470,1390 708,1107 909,711 1062,251 1101,0 825,185 596,326">
            <text:p/>
          </draw:polygon>
          <draw:polygon draw:style-name="gr5" draw:text-style-name="P4" draw:layer="layout" svg:width="0.796cm" svg:height="2.091cm" svg:x="20.446cm" svg:y="2.625cm" svg:viewBox="0 0 797 2092" draw:points="236,626 185,869 391,1105 361,1369 155,1627 302,1716 258,1716 0,1848 44,2092 207,1958 420,1687 531,1627 589,1723 641,1539 691,1642 797,1289 745,943 618,500 427,133 280,0 105,73">
            <text:p/>
          </draw:polygon>
          <draw:polygon draw:style-name="gr5" draw:text-style-name="P4" draw:layer="layout" svg:width="1.664cm" svg:height="0.89cm" svg:x="17.372cm" svg:y="5.526cm" svg:viewBox="0 0 1665 891" draw:points="0,242 133,404 251,515 471,595 501,786 685,891 1003,780 1289,720 1569,589 1665,441 1171,382 1053,286 744,162 501,125 222,0 30,58">
            <text:p/>
          </draw:polygon>
          <draw:polygon draw:style-name="gr5" draw:text-style-name="P4" draw:layer="layout" svg:width="2.104cm" svg:height="3.297cm" svg:x="16.207cm" svg:y="2.455cm" svg:viewBox="0 0 2105 3298" draw:points="28,1957 89,2201 280,2519 421,2776 685,2989 971,3174 1089,3283 1312,3298 1112,3232 1016,3085 818,2996 848,2901 773,2865 670,2901 552,2812 539,2598 713,2605 943,2710 1068,2878 1053,2635 1215,2598 1259,2444 1443,2407 1595,2305 1694,2394 1914,2305 1687,2231 1693,2156 1472,2121 1716,2069 1930,2128 2105,2032 2010,1966 1841,1987 1951,1869 1885,1841 1796,1687 1744,1598 1687,1687 1583,1649 1480,1421 1325,1362 1238,1539 1274,1723 1185,1780 1194,1951 1089,1943 1053,1744 840,1589 714,1407 811,1236 1009,1141 1252,1039 1303,862 1200,854 1053,1009 1089,796 1060,582 980,655 876,832 723,803 744,700 854,641 921,382 796,523 811,332 662,361 641,531 500,361 641,0 398,243 309,398 170,662 95,970 37,1252 0,1627">
            <text:p/>
          </draw:polygon>
        </draw:g>
        <draw:custom-shape draw:style-name="gr6" draw:text-style-name="P5" draw:layer="layout" svg:width="5.144cm" svg:height="4.99cm" svg:x="2.656cm" svg:y="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6" draw:layer="layout" svg:width="5cm" svg:height="3.3cm" svg:x="1.42cm" svg:y="1.4cm">
            <text:p/>
            <draw:enhanced-geometry svg:viewBox="0 0 21600 21600" draw:type="rectangle" draw:enhanced-path="M 0 0 L 21600 0 21600 21600 0 21600 0 0 Z N"/>
          </draw:custom-shape>
          <draw:g>
            <draw:frame draw:style-name="gr8" draw:text-style-name="P6" draw:layer="layout" svg:width="4cm" svg:height="1.12cm" svg:x="1.92cm" svg:y="2.145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7" draw:layer="layout" svg:width="2cm" svg:height="0.874cm" svg:x="3.92cm" svg:y="3.081cm">
              <draw:text-box>
                <text:p><text:span text:style-name="T1">1.8</text:span></text:p>
              </draw:text-box>
            </draw:frame>
          </draw:g>
        </draw:g>
        <draw:g>
          <draw:g>
            <draw:custom-shape draw:style-name="gr1" draw:text-style-name="P1" draw:layer="layout" svg:width="5.144cm" svg:height="4.989cm" svg:x="9.8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2.03cm" svg:y="2.154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13.859cm" svg:y="4.671cm" svg:viewBox="0 0 1122 1416" draw:points="309,549 45,925 0,1187 227,1269 458,1111 479,1416 721,1128 926,724 1082,256 1122,0 840,189 608,332">
              <text:p/>
            </draw:polygon>
            <draw:polygon draw:style-name="gr10" draw:text-style-name="P8" draw:layer="layout" svg:width="0.811cm" svg:height="2.13cm" svg:x="14.182cm" svg:y="2.955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9.8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1.4cm">
            <text:p/>
            <draw:enhanced-geometry svg:viewBox="0 0 21600 21600" draw:type="rectangle" draw:enhanced-path="M 0 0 L 21600 0 21600 21600 0 21600 0 0 Z N"/>
          </draw:custom-shape>
          <draw:g>
            <draw:frame draw:style-name="gr8" draw:text-style-name="P6" draw:layer="layout" svg:width="4cm" svg:height="1.12cm" svg:x="9.12cm" svg:y="2.145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7" draw:layer="layout" svg:width="2cm" svg:height="0.874cm" svg:x="11.12cm" svg:y="3.081cm">
              <draw:text-box>
                <text:p><text:span text:style-name="T1">1.8</text:span></text:p>
              </draw:text-box>
            </draw:frame>
          </draw:g>
        </draw:g>
        <draw:g>
          <draw:g>
            <draw:custom-shape draw:style-name="gr1" draw:text-style-name="P1" draw:layer="layout" svg:width="5.144cm" svg:height="4.989cm" svg:x="9.8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2.03cm" svg:y="2.154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13.859cm" svg:y="4.671cm" svg:viewBox="0 0 1122 1416" draw:points="309,549 45,925 0,1187 227,1269 458,1111 479,1416 721,1128 926,724 1082,256 1122,0 840,189 608,332">
              <text:p/>
            </draw:polygon>
            <draw:polygon draw:style-name="gr10" draw:text-style-name="P8" draw:layer="layout" svg:width="0.811cm" svg:height="2.13cm" svg:x="14.182cm" svg:y="2.955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9.8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1.4cm">
            <text:p/>
            <draw:enhanced-geometry svg:viewBox="0 0 21600 21600" draw:type="rectangle" draw:enhanced-path="M 0 0 L 21600 0 21600 21600 0 21600 0 0 Z N"/>
          </draw:custom-shape>
          <draw:g>
            <draw:frame draw:style-name="gr8" draw:text-style-name="P6" draw:layer="layout" svg:width="4cm" svg:height="1.12cm" svg:x="9.12cm" svg:y="2.145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7" draw:layer="layout" svg:width="2cm" svg:height="0.874cm" svg:x="11.12cm" svg:y="3.081cm">
              <draw:text-box>
                <text:p><text:span text:style-name="T1">1.8</text:span></text:p>
              </draw:text-box>
            </draw:frame>
          </draw:g>
        </draw:g>
        <draw:g>
          <draw:g>
            <draw:custom-shape draw:style-name="gr1" draw:text-style-name="P1" draw:layer="layout" svg:width="5.144cm" svg:height="4.989cm" svg:x="9.856cm" svg:y="7.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 draw:text-style-name="P9" draw:layer="layout" svg:width="1.392cm" svg:height="2.104cm" svg:x="12.03cm" svg:y="8.155cm" svg:viewBox="0 0 1393 2105" draw:points="441,201 246,315 195,518 0,599 149,675 29,788 337,1236 353,1657 441,1874 547,2069 756,2105 1102,1559 1342,1394 1154,1230 1379,1259 1252,1086 1393,959 1080,491 925,179 599,0">
              <text:p/>
            </draw:polygon>
            <draw:polygon draw:style-name="gr12" draw:text-style-name="P9" draw:layer="layout" svg:width="1.121cm" svg:height="1.415cm" svg:x="13.859cm" svg:y="10.672cm" svg:viewBox="0 0 1122 1416" draw:points="309,549 45,925 0,1187 227,1269 458,1111 479,1416 721,1128 926,724 1082,256 1122,0 840,189 608,332">
              <text:p/>
            </draw:polygon>
            <draw:polygon draw:style-name="gr12" draw:text-style-name="P9" draw:layer="layout" svg:width="0.811cm" svg:height="2.13cm" svg:x="14.182cm" svg:y="8.956cm" svg:viewBox="0 0 812 2131" draw:points="240,638 189,886 398,1126 367,1395 158,1657 307,1748 263,1748 0,1883 45,2131 211,1995 427,1718 541,1657 600,1755 653,1568 704,1673 812,1313 759,960 630,510 435,136 285,0 107,75">
              <text:p/>
            </draw:polygon>
            <draw:polygon draw:style-name="gr13" draw:text-style-name="P9" draw:layer="layout" svg:width="2.882cm" svg:height="4.036cm" svg:x="9.863cm" svg:y="8.782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7.401cm">
            <text:p/>
            <draw:enhanced-geometry svg:viewBox="0 0 21600 21600" draw:type="rectangle" draw:enhanced-path="M 0 0 L 21600 0 21600 21600 0 21600 0 0 Z N"/>
          </draw:custom-shape>
          <draw:g>
            <draw:frame draw:style-name="gr8" draw:text-style-name="P6" draw:layer="layout" svg:width="4cm" svg:height="1.12cm" svg:x="9.12cm" svg:y="8.146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7" draw:layer="layout" svg:width="2cm" svg:height="0.874cm" svg:x="11.12cm" svg:y="9.082cm">
              <draw:text-box>
                <text:p><text:span text:style-name="T1">1.8</text:span></text:p>
              </draw:text-box>
            </draw:frame>
          </draw:g>
        </draw:g>
        <draw:g>
          <draw:polygon draw:style-name="gr14" draw:text-style-name="P10" draw:layer="layout" svg:width="0.599cm" svg:height="0.699cm" draw:transform="rotate (-3.14159265358979) translate (2.72cm 10.1cm)" svg:viewBox="0 0 600 700" draw:points="500,500 600,500 600,700 0,700 0,500 100,500 100,400 0,400 0,0 600,0 600,400 500,400">
            <text:p/>
          </draw:polygon>
          <draw:polyline draw:style-name="gr15" draw:text-style-name="P10" draw:layer="layout" svg:width="3.984cm" svg:height="0.799cm" svg:x="2.42cm" svg:y="8.9cm" svg:viewBox="0 0 3985 800" draw:points="0,600 500,600 800,800 2100,800 3100,0 3985,0">
            <text:p/>
          </draw:polyline>
          <draw:polyline draw:style-name="gr15" draw:text-style-name="P10" draw:layer="layout" svg:width="3.984cm" svg:height="0.599cm" svg:x="2.42cm" svg:y="9.9cm" svg:viewBox="0 0 3985 600" draw:points="0,0 400,0 1200,600 3985,600">
            <text:p/>
          </draw:polyline>
          <draw:polyline draw:style-name="gr15" draw:text-style-name="P10" draw:layer="layout" svg:width="2.014cm" svg:height="1.099cm" svg:x="1.405cm" svg:y="9.9cm" svg:viewBox="0 0 2015 1100" draw:points="0,0 215,0 815,600 1415,600 2015,1100">
            <text:p/>
          </draw:polyline>
          <draw:polygon draw:style-name="gr16" draw:text-style-name="P11" draw:layer="layout" svg:width="0.599cm" svg:height="0.699cm" draw:transform="rotate (-3.14159265358979) translate (4.22cm 10.3cm)" svg:viewBox="0 0 600 700" draw:points="500,500 600,500 600,700 0,700 0,500 100,500 100,400 0,400 0,0 600,0 600,400 500,400">
            <text:p/>
          </draw:polygon>
          <draw:polyline draw:style-name="gr15" draw:text-style-name="P10" draw:layer="layout" svg:width="2.484cm" svg:height="0.199cm" svg:x="3.92cm" svg:y="10.1cm" svg:viewBox="0 0 2485 200" draw:points="0,0 600,0 900,200 2485,200">
            <text:p/>
          </draw:polyline>
          <draw:polygon draw:style-name="gr16" draw:text-style-name="P11" draw:layer="layout" svg:width="0.599cm" svg:height="0.699cm" draw:transform="rotate (-3.14159265358979) translate (5.62cm 10.6cm)" svg:viewBox="0 0 600 700" draw:points="500,500 600,500 600,700 0,700 0,500 100,500 100,400 0,400 0,0 600,0 600,400 500,400">
            <text:p/>
          </draw:polygon>
          <draw:polyline draw:style-name="gr15" draw:text-style-name="P10" draw:layer="layout" svg:width="1.084cm" svg:height="0.399cm" svg:x="5.32cm" svg:y="9.6cm" svg:viewBox="0 0 1085 400" draw:points="0,400 600,400 900,0 1085,0">
            <text:p/>
          </draw:polyline>
        </draw:g>
        <draw:g>
          <draw:custom-shape draw:style-name="gr7" draw:text-style-name="P6" draw:layer="layout" svg:width="5cm" svg:height="3.3cm" svg:x="1.405cm" svg:y="7.4cm">
            <text:p/>
            <draw:enhanced-geometry svg:viewBox="0 0 21600 21600" draw:type="rectangle" draw:enhanced-path="M 0 0 L 21600 0 21600 21600 0 21600 0 0 Z N"/>
          </draw:custom-shape>
          <draw:g>
            <draw:frame draw:style-name="gr8" draw:text-style-name="P6" draw:layer="layout" svg:width="4cm" svg:height="1.12cm" svg:x="1.905cm" svg:y="8.145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7" draw:layer="layout" svg:width="2cm" svg:height="0.874cm" svg:x="3.905cm" svg:y="9.081cm">
              <draw:text-box>
                <text:p><text:span text:style-name="T1">1.8</text:span></text:p>
              </draw:text-box>
            </draw:frame>
          </draw:g>
        </draw:g>
        <draw:g>
          <draw:polygon draw:style-name="gr14" draw:text-style-name="P10" draw:layer="layout" svg:width="0.599cm" svg:height="0.699cm" draw:transform="rotate (-3.14159265358979) translate (2.715cm 16.5cm)" svg:viewBox="0 0 600 700" draw:points="500,500 600,500 600,700 0,700 0,500 100,500 100,400 0,400 0,0 600,0 600,400 500,400">
            <text:p/>
          </draw:polygon>
          <draw:polyline draw:style-name="gr15" draw:text-style-name="P10" draw:layer="layout" svg:width="3.984cm" svg:height="0.799cm" svg:x="2.415cm" svg:y="15.3cm" svg:viewBox="0 0 3985 800" draw:points="0,600 500,600 800,800 2100,800 3185,0 3985,0">
            <text:p/>
          </draw:polyline>
          <draw:polyline draw:style-name="gr15" draw:text-style-name="P10" draw:layer="layout" svg:width="3.984cm" svg:height="0.599cm" svg:x="2.415cm" svg:y="16.3cm" svg:viewBox="0 0 3985 600" draw:points="0,0 400,0 1200,600 3985,600">
            <text:p/>
          </draw:polyline>
          <draw:polyline draw:style-name="gr15" draw:text-style-name="P10" draw:layer="layout" svg:width="2.014cm" svg:height="1.099cm" svg:x="1.4cm" svg:y="16.3cm" svg:viewBox="0 0 2015 1100" draw:points="0,0 215,0 815,600 1415,600 2015,1100">
            <text:p/>
          </draw:polyline>
          <draw:polygon draw:style-name="gr16" draw:text-style-name="P11" draw:layer="layout" svg:width="0.599cm" svg:height="0.699cm" draw:transform="rotate (-3.14159265358979) translate (4.215cm 16.7cm)" svg:viewBox="0 0 600 700" draw:points="500,500 600,500 600,700 0,700 0,500 100,500 100,400 0,400 0,0 600,0 600,400 500,400">
            <text:p/>
          </draw:polygon>
          <draw:polyline draw:style-name="gr15" draw:text-style-name="P10" draw:layer="layout" svg:width="2.484cm" svg:height="0.199cm" svg:x="3.915cm" svg:y="16.5cm" svg:viewBox="0 0 2485 200" draw:points="0,0 600,0 900,200 2485,200">
            <text:p/>
          </draw:polyline>
          <draw:polygon draw:style-name="gr16" draw:text-style-name="P11" draw:layer="layout" svg:width="0.599cm" svg:height="0.699cm" draw:transform="rotate (-3.14159265358979) translate (5.615cm 17cm)" svg:viewBox="0 0 600 700" draw:points="500,500 600,500 600,700 0,700 0,500 100,500 100,400 0,400 0,0 600,0 600,400 500,400">
            <text:p/>
          </draw:polygon>
          <draw:polyline draw:style-name="gr15" draw:text-style-name="P10" draw:layer="layout" svg:width="1.084cm" svg:height="0.399cm" svg:x="5.315cm" svg:y="16cm" svg:viewBox="0 0 1085 400" draw:points="0,400 600,400 900,0 1085,0">
            <text:p/>
          </draw:polyline>
          <draw:polygon draw:style-name="gr16" draw:text-style-name="P11" draw:layer="layout" svg:width="0.599cm" svg:height="0.699cm" draw:transform="rotate (-3.14159265358979) translate (6.4cm 15.9cm)" svg:viewBox="0 0 600 700" draw:points="500,500 600,500 600,700 0,700 0,500 100,500 100,400 0,400 0,0 600,0 600,400 500,400">
            <text:p/>
          </draw:polygon>
        </draw:g>
        <draw:g>
          <draw:custom-shape draw:style-name="gr7" draw:text-style-name="P6" draw:layer="layout" svg:width="5cm" svg:height="3.3cm" svg:x="1.4cm" svg:y="13.8cm">
            <text:p/>
            <draw:enhanced-geometry svg:viewBox="0 0 21600 21600" draw:type="rectangle" draw:enhanced-path="M 0 0 L 21600 0 21600 21600 0 21600 0 0 Z N"/>
          </draw:custom-shape>
          <draw:g>
            <draw:frame draw:style-name="gr8" draw:text-style-name="P6" draw:layer="layout" svg:width="4cm" svg:height="1.12cm" svg:x="1.9cm" svg:y="14.545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7" draw:layer="layout" svg:width="2cm" svg:height="0.874cm" svg:x="3.9cm" svg:y="15.481cm">
              <draw:text-box>
                <text:p><text:span text:style-name="T1">1.8</text:span></text:p>
              </draw:text-box>
            </draw:frame>
          </draw:g>
        </draw:g>
        <draw:g>
          <draw:polygon draw:style-name="gr17" draw:text-style-name="P12" draw:layer="layout" svg:width="0.599cm" svg:height="0.699cm" draw:transform="rotate (-3.14159265358979) translate (2.715cm 20.2cm)" svg:viewBox="0 0 600 700" draw:points="500,500 600,500 600,700 0,700 0,500 100,500 100,400 0,400 0,0 600,0 600,400 500,400">
            <text:p/>
          </draw:polygon>
          <draw:polyline draw:style-name="gr18" draw:text-style-name="P12" draw:layer="layout" svg:width="3.984cm" svg:height="0.799cm" svg:x="2.415cm" svg:y="19cm" svg:viewBox="0 0 3985 800" draw:points="0,600 500,600 800,800 2100,800 3185,0 3985,0">
            <text:p/>
          </draw:polyline>
          <draw:polyline draw:style-name="gr18" draw:text-style-name="P12" draw:layer="layout" svg:width="3.984cm" svg:height="0.599cm" svg:x="2.415cm" svg:y="20cm" svg:viewBox="0 0 3985 600" draw:points="0,0 400,0 1200,600 3985,600">
            <text:p/>
          </draw:polyline>
          <draw:polyline draw:style-name="gr18" draw:text-style-name="P12" draw:layer="layout" svg:width="2.014cm" svg:height="1.099cm" svg:x="1.4cm" svg:y="20cm" svg:viewBox="0 0 2015 1100" draw:points="0,0 215,0 815,600 1415,600 2015,1100">
            <text:p/>
          </draw:polyline>
          <draw:polygon draw:style-name="gr19" draw:text-style-name="P13" draw:layer="layout" svg:width="0.599cm" svg:height="0.699cm" draw:transform="rotate (-3.14159265358979) translate (4.215cm 20.4cm)" svg:viewBox="0 0 600 700" draw:points="500,500 600,500 600,700 0,700 0,500 100,500 100,400 0,400 0,0 600,0 600,400 500,400">
            <text:p/>
          </draw:polygon>
          <draw:polyline draw:style-name="gr18" draw:text-style-name="P12" draw:layer="layout" svg:width="2.484cm" svg:height="0.199cm" svg:x="3.915cm" svg:y="20.2cm" svg:viewBox="0 0 2485 200" draw:points="0,0 600,0 900,200 2485,200">
            <text:p/>
          </draw:polyline>
          <draw:polygon draw:style-name="gr19" draw:text-style-name="P13" draw:layer="layout" svg:width="0.599cm" svg:height="0.699cm" draw:transform="rotate (-3.14159265358979) translate (5.615cm 20.7cm)" svg:viewBox="0 0 600 700" draw:points="500,500 600,500 600,700 0,700 0,500 100,500 100,400 0,400 0,0 600,0 600,400 500,400">
            <text:p/>
          </draw:polygon>
          <draw:polyline draw:style-name="gr18" draw:text-style-name="P12" draw:layer="layout" svg:width="1.084cm" svg:height="0.399cm" svg:x="5.315cm" svg:y="19.7cm" svg:viewBox="0 0 1085 400" draw:points="0,400 600,400 900,0 1085,0">
            <text:p/>
          </draw:polyline>
          <draw:polygon draw:style-name="gr19" draw:text-style-name="P13" draw:layer="layout" svg:width="0.599cm" svg:height="0.699cm" draw:transform="rotate (-3.14159265358979) translate (6.4cm 19.6cm)" svg:viewBox="0 0 600 700" draw:points="500,500 600,500 600,700 0,700 0,500 100,500 100,400 0,400 0,0 600,0 600,400 500,400">
            <text:p/>
          </draw:polygon>
        </draw:g>
        <draw:g>
          <draw:custom-shape draw:style-name="gr7" draw:text-style-name="P6" draw:layer="layout" svg:width="5cm" svg:height="3.3cm" svg:x="1.4cm" svg:y="17.5cm">
            <text:p/>
            <draw:enhanced-geometry svg:viewBox="0 0 21600 21600" draw:type="rectangle" draw:enhanced-path="M 0 0 L 21600 0 21600 21600 0 21600 0 0 Z N"/>
          </draw:custom-shape>
          <draw:g>
            <draw:frame draw:style-name="gr8" draw:text-style-name="P6" draw:layer="layout" svg:width="4cm" svg:height="1.12cm" svg:x="1.9cm" svg:y="18.245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7" draw:layer="layout" svg:width="2cm" svg:height="0.874cm" svg:x="3.9cm" svg:y="19.181cm">
              <draw:text-box>
                <text:p><text:span text:style-name="T1">1.8</text:span></text:p>
              </draw:text-box>
            </draw:frame>
          </draw:g>
        </draw:g>
        <draw:g>
          <draw:g>
            <draw:polygon draw:style-name="gr14" draw:text-style-name="P10" draw:layer="layout" svg:width="0.599cm" svg:height="0.699cm" draw:transform="rotate (-3.14159265358979) translate (9.015cm 16.5cm)" svg:viewBox="0 0 600 700" draw:points="500,500 600,500 600,700 0,700 0,500 100,500 100,400 0,400 0,0 600,0 600,400 500,400">
              <text:p/>
            </draw:polygon>
            <draw:polyline draw:style-name="gr15" draw:text-style-name="P10" draw:layer="layout" svg:width="4.184cm" svg:height="0.799cm" svg:x="8.715cm" svg:y="15.3cm" svg:viewBox="0 0 4185 800" draw:points="0,600 500,600 800,800 2100,800 3085,0 4185,0">
              <text:p/>
            </draw:polyline>
            <draw:polyline draw:style-name="gr15" draw:text-style-name="P10" draw:layer="layout" svg:width="3.984cm" svg:height="0.599cm" svg:x="8.715cm" svg:y="16.3cm" svg:viewBox="0 0 3985 600" draw:points="0,0 400,0 1200,600 3985,600">
              <text:p/>
            </draw:polyline>
            <draw:polyline draw:style-name="gr15" draw:text-style-name="P10" draw:layer="layout" svg:width="2.014cm" svg:height="1.099cm" svg:x="7.7cm" svg:y="16.3cm" svg:viewBox="0 0 2015 1100" draw:points="0,0 215,0 815,600 1415,600 2015,1100">
              <text:p/>
            </draw:polyline>
            <draw:polygon draw:style-name="gr16" draw:text-style-name="P11" draw:layer="layout" svg:width="0.599cm" svg:height="0.699cm" draw:transform="rotate (-3.14159265358979) translate (10.515cm 16.7cm)" svg:viewBox="0 0 600 700" draw:points="500,500 600,500 600,700 0,700 0,500 100,500 100,400 0,400 0,0 600,0 600,400 500,400">
              <text:p/>
            </draw:polygon>
            <draw:polyline draw:style-name="gr15" draw:text-style-name="P10" draw:layer="layout" svg:width="2.484cm" svg:height="0.199cm" svg:x="10.215cm" svg:y="16.5cm" svg:viewBox="0 0 2485 200" draw:points="0,0 600,0 900,200 2485,200">
              <text:p/>
            </draw:polyline>
            <draw:polygon draw:style-name="gr16" draw:text-style-name="P11" draw:layer="layout" svg:width="0.599cm" svg:height="0.699cm" draw:transform="rotate (-3.14159265358979) translate (11.915cm 17cm)" svg:viewBox="0 0 600 700" draw:points="500,500 600,500 600,700 0,700 0,500 100,500 100,400 0,400 0,0 600,0 600,400 500,400">
              <text:p/>
            </draw:polygon>
            <draw:polyline draw:style-name="gr15" draw:text-style-name="P10" draw:layer="layout" svg:width="1.184cm" svg:height="0.299cm" svg:x="11.615cm" svg:y="16.1cm" svg:viewBox="0 0 1185 300" draw:points="0,300 485,300 885,0 1185,0">
              <text:p/>
            </draw:polyline>
            <draw:polygon draw:style-name="gr16" draw:text-style-name="P11" draw:layer="layout" svg:width="0.499cm" svg:height="0.699cm" draw:transform="rotate (-3.14159265358979) translate (12.8cm 15.9cm)" svg:viewBox="0 0 500 700" draw:points="400,500 500,500 500,700 0,700 0,0 500,0 500,400 400,400">
              <text:p/>
            </draw:polygon>
          </draw:g>
          <draw:g>
            <draw:custom-shape draw:style-name="gr7" draw:text-style-name="P6" draw:layer="layout" svg:width="5cm" svg:height="3.3cm" svg:x="7.7cm" svg:y="13.8cm">
              <text:p/>
              <draw:enhanced-geometry svg:viewBox="0 0 21600 21600" draw:type="rectangle" draw:enhanced-path="M 0 0 L 21600 0 21600 21600 0 21600 0 0 Z N"/>
            </draw:custom-shape>
            <draw:g>
              <draw:frame draw:style-name="gr8" draw:text-style-name="P6" draw:layer="layout" svg:width="4cm" svg:height="1.12cm" svg:x="8.2cm" svg:y="14.545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7" draw:layer="layout" svg:width="2cm" svg:height="0.874cm" svg:x="10.2cm" svg:y="15.481cm">
                <draw:text-box>
                  <text:p><text:span text:style-name="T1">1.8</text:span></text:p>
                </draw:text-box>
              </draw:frame>
            </draw:g>
          </draw:g>
        </draw:g>
        <draw:g>
          <draw:g>
            <draw:polygon draw:style-name="gr14" draw:text-style-name="P10" draw:layer="layout" svg:width="0.599cm" svg:height="0.699cm" draw:transform="rotate (-3.14159265358979) translate (9.015cm 20.2cm)" svg:viewBox="0 0 600 700" draw:points="500,500 600,500 600,700 0,700 0,500 100,500 100,400 0,400 0,0 600,0 600,400 500,400">
              <text:p/>
            </draw:polygon>
            <draw:polyline draw:style-name="gr15" draw:text-style-name="P10" draw:layer="layout" svg:width="4.184cm" svg:height="0.799cm" svg:x="8.715cm" svg:y="19cm" svg:viewBox="0 0 4185 800" draw:points="0,600 485,600 760,800 2085,800 3155,0 4185,0">
              <text:p/>
            </draw:polyline>
            <draw:polyline draw:style-name="gr15" draw:text-style-name="P10" draw:layer="layout" svg:width="3.984cm" svg:height="0.599cm" svg:x="8.715cm" svg:y="20cm" svg:viewBox="0 0 3985 600" draw:points="0,0 385,0 1185,600 3985,600">
              <text:p/>
            </draw:polyline>
            <draw:polyline draw:style-name="gr15" draw:text-style-name="P10" draw:layer="layout" svg:width="2.399cm" svg:height="0.999cm" svg:x="7.7cm" svg:y="20.2cm" svg:viewBox="0 0 2400 1000" draw:points="0,0 200,0 738,400 1600,400 2400,1000">
              <text:p/>
            </draw:polyline>
            <draw:polygon draw:style-name="gr16" draw:text-style-name="P11" draw:layer="layout" svg:width="0.599cm" svg:height="0.699cm" draw:transform="rotate (-3.14159265358979) translate (10.515cm 20.4cm)" svg:viewBox="0 0 600 700" draw:points="500,500 600,500 600,700 0,700 0,500 100,500 100,400 0,400 0,0 600,0 600,400 500,400">
              <text:p/>
            </draw:polygon>
            <draw:polyline draw:style-name="gr15" draw:text-style-name="P10" draw:layer="layout" svg:width="2.484cm" svg:height="0.199cm" svg:x="10.215cm" svg:y="20.2cm" svg:viewBox="0 0 2485 200" draw:points="0,0 585,0 851,200 2485,200">
              <text:p/>
            </draw:polyline>
            <draw:polygon draw:style-name="gr16" draw:text-style-name="P11" draw:layer="layout" svg:width="0.599cm" svg:height="0.699cm" draw:transform="rotate (-3.14159265358979) translate (11.915cm 20.7cm)" svg:viewBox="0 0 600 700" draw:points="500,500 600,500 600,700 0,700 0,500 100,500 100,400 0,400 0,0 600,0 600,400 500,400">
              <text:p/>
            </draw:polygon>
            <draw:polyline draw:style-name="gr15" draw:text-style-name="P10" draw:layer="layout" svg:width="1.184cm" svg:height="0.299cm" svg:x="11.615cm" svg:y="19.8cm" svg:viewBox="0 0 1185 300" draw:points="0,300 485,300 885,0 1185,0">
              <text:p/>
            </draw:polyline>
            <draw:polygon draw:style-name="gr16" draw:text-style-name="P11" draw:layer="layout" svg:width="0.499cm" svg:height="0.699cm" draw:transform="rotate (-3.14159265358979) translate (12.8cm 19.6cm)" svg:viewBox="0 0 500 700" draw:points="400,500 500,500 500,700 0,700 0,0 500,0 500,400 400,400">
              <text:p/>
            </draw:polygon>
            <draw:line draw:style-name="gr20" draw:text-style-name="P6" draw:layer="layout" svg:x1="13.434cm" svg:y1="18.6cm" svg:x2="15.3cm" svg:y2="17.2cm">
              <text:p/>
            </draw:line>
            <draw:line draw:style-name="gr20" draw:text-style-name="P6" draw:layer="layout" svg:x1="13.4cm" svg:y1="19.4cm" svg:x2="14.2cm" svg:y2="20cm">
              <text:p/>
            </draw:line>
          </draw:g>
          <draw:g>
            <draw:custom-shape draw:style-name="gr7" draw:text-style-name="P6" draw:layer="layout" svg:width="5cm" svg:height="3.3cm" svg:x="7.7cm" svg:y="17.5cm">
              <text:p/>
              <draw:enhanced-geometry svg:viewBox="0 0 21600 21600" draw:type="rectangle" draw:enhanced-path="M 0 0 L 21600 0 21600 21600 0 21600 0 0 Z N"/>
            </draw:custom-shape>
            <draw:g>
              <draw:frame draw:style-name="gr8" draw:text-style-name="P6" draw:layer="layout" svg:width="4cm" svg:height="1.12cm" svg:x="8.2cm" svg:y="18.245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7" draw:layer="layout" svg:width="2cm" svg:height="0.874cm" svg:x="10.2cm" svg:y="19.181cm">
                <draw:text-box>
                  <text:p><text:span text:style-name="T1">1.8</text:span></text:p>
                </draw:text-box>
              </draw:frame>
            </draw:g>
          </draw:g>
        </draw:g>
        <draw:g>
          <draw:g>
            <draw:polygon draw:style-name="gr21" draw:text-style-name="P10" draw:layer="layout" svg:width="0.599cm" svg:height="0.699cm" draw:transform="rotate (-3.14159265358979) translate (14.915cm 24.1cm)" svg:viewBox="0 0 600 700" draw:points="500,500 600,500 600,700 0,700 0,500 100,500 100,400 0,400 0,0 600,0 600,400 500,400">
              <text:p/>
            </draw:polygon>
            <draw:polyline draw:style-name="gr22" draw:text-style-name="P14" draw:layer="layout" svg:width="4.184cm" svg:height="0.799cm" svg:x="14.615cm" svg:y="22.9cm" svg:viewBox="0 0 4185 800" draw:points="0,600 485,600 760,800 2085,800 3155,0 4185,0">
              <text:p/>
            </draw:polyline>
            <draw:polyline draw:style-name="gr22" draw:text-style-name="P14" draw:layer="layout" svg:width="3.984cm" svg:height="0.599cm" svg:x="14.615cm" svg:y="23.9cm" svg:viewBox="0 0 3985 600" draw:points="0,0 385,0 1185,600 3985,600">
              <text:p/>
            </draw:polyline>
            <draw:polyline draw:style-name="gr22" draw:text-style-name="P14" draw:layer="layout" svg:width="2.299cm" svg:height="1.099cm" svg:x="13.5cm" svg:y="23.8cm" svg:viewBox="0 0 2300 1100" draw:points="0,0 200,0 872,500 1500,500 2300,1100">
              <text:p/>
            </draw:polyline>
            <draw:polygon draw:style-name="gr23" draw:text-style-name="P11" draw:layer="layout" svg:width="0.599cm" svg:height="0.699cm" draw:transform="rotate (-3.14159265358979) translate (16.415cm 24.3cm)" svg:viewBox="0 0 600 700" draw:points="500,500 600,500 600,700 0,700 0,500 100,500 100,400 0,400 0,0 600,0 600,400 500,400">
              <text:p/>
            </draw:polygon>
            <draw:polyline draw:style-name="gr22" draw:text-style-name="P14" draw:layer="layout" svg:width="2.484cm" svg:height="0.199cm" svg:x="16.115cm" svg:y="24.1cm" svg:viewBox="0 0 2485 200" draw:points="0,0 585,0 851,200 2485,200">
              <text:p/>
            </draw:polyline>
            <draw:polygon draw:style-name="gr23" draw:text-style-name="P11" draw:layer="layout" svg:width="0.599cm" svg:height="0.699cm" draw:transform="rotate (-3.14159265358979) translate (17.815cm 24.6cm)" svg:viewBox="0 0 600 700" draw:points="500,500 600,500 600,700 0,700 0,500 100,500 100,400 0,400 0,0 600,0 600,400 500,400">
              <text:p/>
            </draw:polygon>
            <draw:polyline draw:style-name="gr22" draw:text-style-name="P14" draw:layer="layout" svg:width="1.184cm" svg:height="0.299cm" svg:x="17.515cm" svg:y="23.7cm" svg:viewBox="0 0 1185 300" draw:points="0,300 485,300 885,0 1185,0">
              <text:p/>
            </draw:polyline>
            <draw:polygon draw:style-name="gr23" draw:text-style-name="P11" draw:layer="layout" svg:width="0.499cm" svg:height="0.699cm" draw:transform="rotate (-3.14159265358979) translate (18.7cm 23.5cm)" svg:viewBox="0 0 500 700" draw:points="400,500 500,500 500,700 0,700 0,0 500,0 500,400 400,400">
              <text:p/>
            </draw:polygon>
            <draw:polyline draw:style-name="gr22" draw:text-style-name="P14" draw:layer="layout" svg:width="1.437cm" svg:height="0.399cm" svg:x="13.3cm" svg:y="24.4cm" svg:viewBox="0 0 1438 400" draw:points="0,0 900,0 1438,400">
              <text:p/>
            </draw:polyline>
            <draw:polygon draw:style-name="gr23" draw:text-style-name="P11" draw:layer="layout" svg:width="0.599cm" svg:height="0.699cm" draw:transform="rotate (-3.14159265358979) translate (14cm 25cm)" svg:viewBox="0 0 600 700" draw:points="500,500 600,500 600,700 0,700 0,500 100,500 100,400 0,400 0,0 600,0 600,400 500,400">
              <text:p/>
            </draw:polygon>
          </draw:g>
          <draw:g>
            <draw:custom-shape draw:style-name="gr7" draw:text-style-name="P6" draw:layer="layout" svg:width="5cm" svg:height="3.3cm" svg:x="13.6cm" svg:y="21.4cm">
              <text:p/>
              <draw:enhanced-geometry svg:viewBox="0 0 21600 21600" draw:type="rectangle" draw:enhanced-path="M 0 0 L 21600 0 21600 21600 0 21600 0 0 Z N"/>
            </draw:custom-shape>
            <draw:g>
              <draw:frame draw:style-name="gr8" draw:text-style-name="P6" draw:layer="layout" svg:width="4cm" svg:height="1.12cm" svg:x="14.1cm" svg:y="22.145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15" draw:layer="layout" svg:width="2cm" svg:height="0.874cm" svg:x="16.1cm" svg:y="23.204cm">
                <draw:text-box>
                  <text:p><text:span text:style-name="T2">1.8.2</text:span></text:p>
                </draw:text-box>
              </draw:frame>
            </draw:g>
          </draw:g>
        </draw:g>
        <draw:g>
          <draw:g>
            <draw:polygon draw:style-name="gr21" draw:text-style-name="P10" draw:layer="layout" svg:width="0.599cm" svg:height="0.699cm" draw:transform="rotate (-3.14159265358979) translate (9.015cm 24.1cm)" svg:viewBox="0 0 600 700" draw:points="500,500 600,500 600,700 0,700 0,500 100,500 100,400 0,400 0,0 600,0 600,400 500,400">
              <text:p/>
            </draw:polygon>
            <draw:polyline draw:style-name="gr22" draw:text-style-name="P14" draw:layer="layout" svg:width="4.184cm" svg:height="0.799cm" svg:x="8.715cm" svg:y="22.9cm" svg:viewBox="0 0 4185 800" draw:points="0,600 485,600 760,800 2085,800 3155,0 4185,0">
              <text:p/>
            </draw:polyline>
            <draw:polyline draw:style-name="gr22" draw:text-style-name="P14" draw:layer="layout" svg:width="3.984cm" svg:height="0.599cm" svg:x="8.715cm" svg:y="23.9cm" svg:viewBox="0 0 3985 600" draw:points="0,0 385,0 1185,600 3985,600">
              <text:p/>
            </draw:polyline>
            <draw:polyline draw:style-name="gr22" draw:text-style-name="P14" draw:layer="layout" svg:width="2.299cm" svg:height="1.099cm" svg:x="7.6cm" svg:y="23.8cm" svg:viewBox="0 0 2300 1100" draw:points="0,0 200,0 872,500 1500,500 2300,1100">
              <text:p/>
            </draw:polyline>
            <draw:polygon draw:style-name="gr23" draw:text-style-name="P11" draw:layer="layout" svg:width="0.599cm" svg:height="0.699cm" draw:transform="rotate (-3.14159265358979) translate (10.515cm 24.3cm)" svg:viewBox="0 0 600 700" draw:points="500,500 600,500 600,700 0,700 0,500 100,500 100,400 0,400 0,0 600,0 600,400 500,400">
              <text:p/>
            </draw:polygon>
            <draw:polyline draw:style-name="gr22" draw:text-style-name="P14" draw:layer="layout" svg:width="2.484cm" svg:height="0.199cm" svg:x="10.215cm" svg:y="24.1cm" svg:viewBox="0 0 2485 200" draw:points="0,0 585,0 851,200 2485,200">
              <text:p/>
            </draw:polyline>
            <draw:polygon draw:style-name="gr23" draw:text-style-name="P11" draw:layer="layout" svg:width="0.599cm" svg:height="0.699cm" draw:transform="rotate (-3.14159265358979) translate (11.915cm 24.6cm)" svg:viewBox="0 0 600 700" draw:points="500,500 600,500 600,700 0,700 0,500 100,500 100,400 0,400 0,0 600,0 600,400 500,400">
              <text:p/>
            </draw:polygon>
            <draw:polyline draw:style-name="gr22" draw:text-style-name="P14" draw:layer="layout" svg:width="1.184cm" svg:height="0.299cm" svg:x="11.615cm" svg:y="23.7cm" svg:viewBox="0 0 1185 300" draw:points="0,300 485,300 885,0 1185,0">
              <text:p/>
            </draw:polyline>
            <draw:polygon draw:style-name="gr23" draw:text-style-name="P11" draw:layer="layout" svg:width="0.499cm" svg:height="0.699cm" draw:transform="rotate (-3.14159265358979) translate (12.8cm 23.5cm)" svg:viewBox="0 0 500 700" draw:points="400,500 500,500 500,700 0,700 0,0 500,0 500,400 400,400">
              <text:p/>
            </draw:polygon>
            <draw:polyline draw:style-name="gr22" draw:text-style-name="P14" draw:layer="layout" svg:width="1.437cm" svg:height="0.399cm" svg:x="7.4cm" svg:y="24.4cm" svg:viewBox="0 0 1438 400" draw:points="0,0 900,0 1438,400">
              <text:p/>
            </draw:polyline>
            <draw:polygon draw:style-name="gr23" draw:text-style-name="P11" draw:layer="layout" svg:width="0.599cm" svg:height="0.699cm" draw:transform="rotate (-3.14159265358979) translate (8.1cm 25cm)" svg:viewBox="0 0 600 700" draw:points="500,500 600,500 600,700 0,700 0,500 100,500 100,400 0,400 0,0 600,0 600,400 500,400">
              <text:p/>
            </draw:polygon>
          </draw:g>
          <draw:g>
            <draw:custom-shape draw:style-name="gr7" draw:text-style-name="P6" draw:layer="layout" svg:width="5cm" svg:height="3.3cm" svg:x="7.7cm" svg:y="21.4cm">
              <text:p/>
              <draw:enhanced-geometry svg:viewBox="0 0 21600 21600" draw:type="rectangle" draw:enhanced-path="M 0 0 L 21600 0 21600 21600 0 21600 0 0 Z N"/>
            </draw:custom-shape>
            <draw:g>
              <draw:frame draw:style-name="gr8" draw:text-style-name="P6" draw:layer="layout" svg:width="4cm" svg:height="1.12cm" svg:x="8.2cm" svg:y="22.145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15" draw:layer="layout" svg:width="2cm" svg:height="0.874cm" svg:x="10.2cm" svg:y="23.204cm">
                <draw:text-box>
                  <text:p><text:span text:style-name="T2">1.8</text:span></text:p>
                </draw:text-box>
              </draw:frame>
            </draw:g>
          </draw:g>
        </draw:g>
        <draw:g>
          <draw:g>
            <draw:polygon draw:style-name="gr21" draw:text-style-name="P10" draw:layer="layout" svg:width="0.599cm" svg:height="0.699cm" draw:transform="rotate (-3.14159265358979) translate (3.015cm 24.1cm)" svg:viewBox="0 0 600 700" draw:points="500,500 600,500 600,700 0,700 0,500 100,500 100,400 0,400 0,0 600,0 600,400 500,400">
              <text:p/>
            </draw:polygon>
            <draw:polyline draw:style-name="gr22" draw:text-style-name="P14" draw:layer="layout" svg:width="4.184cm" svg:height="0.799cm" svg:x="2.715cm" svg:y="22.9cm" svg:viewBox="0 0 4185 800" draw:points="0,600 485,600 760,800 2085,800 3155,0 4185,0">
              <text:p/>
            </draw:polyline>
            <draw:polyline draw:style-name="gr22" draw:text-style-name="P14" draw:layer="layout" svg:width="3.984cm" svg:height="0.599cm" svg:x="2.715cm" svg:y="23.9cm" svg:viewBox="0 0 3985 600" draw:points="0,0 385,0 1185,600 3985,600">
              <text:p/>
            </draw:polyline>
            <draw:polygon draw:style-name="gr23" draw:text-style-name="P11" draw:layer="layout" svg:width="0.599cm" svg:height="0.699cm" draw:transform="rotate (-3.14159265358979) translate (4.515cm 24.3cm)" svg:viewBox="0 0 600 700" draw:points="500,500 600,500 600,700 0,700 0,500 100,500 100,400 0,400 0,0 600,0 600,400 500,400">
              <text:p/>
            </draw:polygon>
            <draw:polyline draw:style-name="gr22" draw:text-style-name="P14" draw:layer="layout" svg:width="2.484cm" svg:height="0.199cm" svg:x="4.215cm" svg:y="24.1cm" svg:viewBox="0 0 2485 200" draw:points="0,0 585,0 851,200 2485,200">
              <text:p/>
            </draw:polyline>
            <draw:polygon draw:style-name="gr23" draw:text-style-name="P11" draw:layer="layout" svg:width="0.599cm" svg:height="0.699cm" draw:transform="rotate (-3.14159265358979) translate (5.915cm 24.6cm)" svg:viewBox="0 0 600 700" draw:points="500,500 600,500 600,700 0,700 0,500 100,500 100,400 0,400 0,0 600,0 600,400 500,400">
              <text:p/>
            </draw:polygon>
            <draw:polyline draw:style-name="gr22" draw:text-style-name="P14" draw:layer="layout" svg:width="1.184cm" svg:height="0.299cm" svg:x="5.615cm" svg:y="23.7cm" svg:viewBox="0 0 1185 300" draw:points="0,300 485,300 885,0 1185,0">
              <text:p/>
            </draw:polyline>
            <draw:polygon draw:style-name="gr23" draw:text-style-name="P11" draw:layer="layout" svg:width="0.499cm" svg:height="0.699cm" draw:transform="rotate (-3.14159265358979) translate (6.8cm 23.5cm)" svg:viewBox="0 0 500 700" draw:points="400,500 500,500 500,700 0,700 0,0 500,0 500,400 400,400">
              <text:p/>
            </draw:polygon>
            <draw:polyline draw:style-name="gr24" draw:text-style-name="P6" draw:layer="layout" svg:width="5.099cm" svg:height="0.883cm" svg:x="1.6cm" svg:y="23.8cm" svg:viewBox="0 0 5100 884" draw:points="0,0 200,0 872,500 1500,500 2015,883 5100,884">
              <text:p/>
            </draw:polyline>
            <draw:polyline draw:style-name="gr24" draw:text-style-name="P6" draw:layer="layout" svg:width="2.499cm" svg:height="0.799cm" svg:x="1.4cm" svg:y="24.4cm" svg:viewBox="0 0 2500 800" draw:points="0,0 900,0 1171,200 1700,200 2500,800">
              <text:p/>
            </draw:polyline>
            <draw:polygon draw:style-name="gr23" draw:text-style-name="P11" draw:layer="layout" svg:width="0.599cm" svg:height="0.699cm" draw:transform="rotate (-3.14159265358979) translate (2.1cm 25cm)" svg:viewBox="0 0 600 700" draw:points="500,500 600,500 600,700 0,700 0,500 100,500 100,400 0,400 0,0 600,0 600,400 500,400">
              <text:p/>
            </draw:polygon>
          </draw:g>
          <draw:g>
            <draw:custom-shape draw:style-name="gr7" draw:text-style-name="P6" draw:layer="layout" svg:width="5cm" svg:height="3.3cm" svg:x="1.7cm" svg:y="21.4cm">
              <text:p/>
              <draw:enhanced-geometry svg:viewBox="0 0 21600 21600" draw:type="rectangle" draw:enhanced-path="M 0 0 L 21600 0 21600 21600 0 21600 0 0 Z N"/>
            </draw:custom-shape>
            <draw:g>
              <draw:frame draw:style-name="gr8" draw:text-style-name="P6" draw:layer="layout" svg:width="4cm" svg:height="1.12cm" svg:x="2.2cm" svg:y="22.145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15" draw:layer="layout" svg:width="2cm" svg:height="0.874cm" svg:x="4.2cm" svg:y="23.204cm">
                <draw:text-box>
                  <text:p><text:span text:style-name="T2">1.8</text:span></text:p>
                </draw:text-box>
              </draw:frame>
            </draw:g>
          </draw:g>
        </draw:g>
        <draw:g>
          <draw:g>
            <draw:polygon draw:style-name="gr21" draw:text-style-name="P10" draw:layer="layout" svg:width="0.599cm" svg:height="0.699cm" draw:transform="rotate (-3.14159265358979) translate (15.815cm 15.7cm)" svg:viewBox="0 0 600 700" draw:points="500,500 600,500 600,700 0,700 0,500 100,500 100,400 0,400 0,0 600,0 600,400 500,400">
              <text:p/>
            </draw:polygon>
            <draw:polyline draw:style-name="gr22" draw:text-style-name="P14" draw:layer="layout" svg:width="4.184cm" svg:height="0.799cm" svg:x="15.515cm" svg:y="14.5cm" svg:viewBox="0 0 4185 800" draw:points="0,600 485,600 760,800 2085,800 3155,0 4185,0">
              <text:p/>
            </draw:polyline>
            <draw:polyline draw:style-name="gr22" draw:text-style-name="P14" draw:layer="layout" svg:width="3.984cm" svg:height="0.599cm" svg:x="15.515cm" svg:y="15.5cm" svg:viewBox="0 0 3985 600" draw:points="0,0 385,0 1185,600 3985,600">
              <text:p/>
            </draw:polyline>
            <draw:polygon draw:style-name="gr23" draw:text-style-name="P11" draw:layer="layout" svg:width="0.599cm" svg:height="0.699cm" draw:transform="rotate (-3.14159265358979) translate (17.315cm 15.9cm)" svg:viewBox="0 0 600 700" draw:points="500,500 600,500 600,700 0,700 0,500 100,500 100,400 0,400 0,0 600,0 600,400 500,400">
              <text:p/>
            </draw:polygon>
            <draw:polyline draw:style-name="gr22" draw:text-style-name="P14" draw:layer="layout" svg:width="2.484cm" svg:height="0.199cm" svg:x="17.015cm" svg:y="15.7cm" svg:viewBox="0 0 2485 200" draw:points="0,0 585,0 851,200 2485,200">
              <text:p/>
            </draw:polyline>
            <draw:polygon draw:style-name="gr23" draw:text-style-name="P11" draw:layer="layout" svg:width="0.599cm" svg:height="0.699cm" draw:transform="rotate (-3.14159265358979) translate (18.715cm 16.2cm)" svg:viewBox="0 0 600 700" draw:points="500,500 600,500 600,700 0,700 0,500 100,500 100,400 0,400 0,0 600,0 600,400 500,400">
              <text:p/>
            </draw:polygon>
            <draw:polyline draw:style-name="gr22" draw:text-style-name="P14" draw:layer="layout" svg:width="1.184cm" svg:height="0.299cm" svg:x="18.415cm" svg:y="15.3cm" svg:viewBox="0 0 1185 300" draw:points="0,300 485,300 885,0 1185,0">
              <text:p/>
            </draw:polyline>
            <draw:polygon draw:style-name="gr23" draw:text-style-name="P11" draw:layer="layout" svg:width="0.499cm" svg:height="0.699cm" draw:transform="rotate (-3.14159265358979) translate (19.6cm 15.1cm)" svg:viewBox="0 0 500 700" draw:points="400,500 500,500 500,700 0,700 0,0 500,0 500,400 400,400">
              <text:p/>
            </draw:polygon>
            <draw:polyline draw:style-name="gr24" draw:text-style-name="P6" draw:layer="layout" svg:width="5.099cm" svg:height="0.882cm" svg:x="14.4cm" svg:y="15.4cm" svg:viewBox="0 0 5100 883" draw:points="0,0 200,0 872,500 1500,500 2013,882 5100,883">
              <text:p/>
            </draw:polyline>
            <draw:polyline draw:style-name="gr24" draw:text-style-name="P6" draw:layer="layout" svg:width="1.799cm" svg:height="0.663cm" svg:x="14.2cm" svg:y="16cm" svg:viewBox="0 0 1800 664" draw:points="0,0 900,0 1800,664">
              <text:p/>
            </draw:polyline>
            <draw:polygon draw:style-name="gr23" draw:text-style-name="P11" draw:layer="layout" svg:width="0.599cm" svg:height="0.699cm" draw:transform="rotate (-3.14159265358979) translate (14.9cm 16.6cm)" svg:viewBox="0 0 600 700" draw:points="500,500 600,500 600,700 0,700 0,500 100,500 100,400 0,400 0,0 600,0 600,400 500,400">
              <text:p/>
            </draw:polygon>
          </draw:g>
          <draw:g>
            <draw:custom-shape draw:style-name="gr7" draw:text-style-name="P6" draw:layer="layout" svg:width="5cm" svg:height="3.3cm" svg:x="14.5cm" svg:y="13cm">
              <text:p/>
              <draw:enhanced-geometry svg:viewBox="0 0 21600 21600" draw:type="rectangle" draw:enhanced-path="M 0 0 L 21600 0 21600 21600 0 21600 0 0 Z N"/>
            </draw:custom-shape>
            <draw:g>
              <draw:frame draw:style-name="gr8" draw:text-style-name="P6" draw:layer="layout" svg:width="4cm" svg:height="1.12cm" svg:x="15cm" svg:y="13.745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15" draw:layer="layout" svg:width="2cm" svg:height="0.874cm" svg:x="17cm" svg:y="14.804cm">
                <draw:text-box>
                  <text:p><text:span text:style-name="T2">1.8</text:span></text:p>
                </draw:text-box>
              </draw:frame>
            </draw:g>
          </draw:g>
        </draw:g>
        <presentation:notes draw:style-name="dp2">
          <draw:page-thumbnail draw:style-name="gr25" draw:layer="layout" svg:width="13.968cm" svg:height="10.476cm" svg:x="3.81cm" svg:y="2.123cm" draw:page-number="1" presentation:class="page"/>
          <draw:frame presentation:style-name="pr1" draw:text-style-name="P16" draw:layer="layout" svg:width="17.271cm" svg:height="12.572cm" svg:x="2.159cm" svg:y="13.271cm" presentation:class="notes" presentation:placeholder="true">
            <draw:text-box/>
          </draw:frame>
        </presentation:notes>
      </draw:page>
      <draw:page draw:name="page2" draw:style-name="dp1" draw:master-page-name="Default">
        <draw:g>
          <draw:g>
            <draw:polygon draw:style-name="gr26" draw:text-style-name="P10" draw:layer="layout" svg:width="0.599cm" svg:height="0.699cm" draw:transform="rotate (-3.14159265358979) translate (2.715cm 4.1cm)" svg:viewBox="0 0 600 700" draw:points="500,500 600,500 600,700 0,700 0,500 100,500 100,400 0,400 0,0 600,0 600,400 500,400">
              <text:p/>
            </draw:polygon>
            <draw:polyline draw:style-name="gr27" draw:text-style-name="P14" draw:layer="layout" svg:width="4.184cm" svg:height="0.799cm" svg:x="2.415cm" svg:y="2.9cm" svg:viewBox="0 0 4185 800" draw:points="0,600 619,600 885,800 2085,800 3155,0 4185,0">
              <text:p/>
            </draw:polyline>
            <draw:polyline draw:style-name="gr27" draw:text-style-name="P14" draw:layer="layout" svg:width="3.984cm" svg:height="0.599cm" svg:x="2.415cm" svg:y="3.9cm" svg:viewBox="0 0 3985 600" draw:points="0,0 385,0 1185,600 3985,600">
              <text:p/>
            </draw:polyline>
            <draw:polygon draw:style-name="gr28" draw:text-style-name="P11" draw:layer="layout" svg:width="0.599cm" svg:height="0.699cm" draw:transform="rotate (-3.14159265358979) translate (4.2cm 4.3cm)" svg:viewBox="0 0 600 700" draw:points="500,500 600,500 600,700 0,700 0,500 100,500 100,400 0,400 0,0 600,0 600,400 500,400">
              <text:p/>
            </draw:polygon>
            <draw:polyline draw:style-name="gr27" draw:text-style-name="P14" draw:layer="layout" svg:width="2.484cm" svg:height="0.199cm" svg:x="3.915cm" svg:y="4.1cm" svg:viewBox="0 0 2485 200" draw:points="0,0 585,0 851,200 2485,200">
              <text:p/>
            </draw:polyline>
            <draw:polygon draw:style-name="gr28" draw:text-style-name="P11" draw:layer="layout" svg:width="0.599cm" svg:height="0.699cm" draw:transform="rotate (-3.14159265358979) translate (5.7cm 4.6cm)" svg:viewBox="0 0 600 700" draw:points="500,500 600,500 600,700 0,700 0,500 100,500 100,400 0,400 0,0 600,0 600,400 500,400">
              <text:p/>
            </draw:polygon>
            <draw:polyline draw:style-name="gr27" draw:text-style-name="P14" draw:layer="layout" svg:width="1.184cm" svg:height="0.299cm" svg:x="5.4cm" svg:y="3.7cm" svg:viewBox="0 0 1185 300" draw:points="0,300 485,300 885,0 1185,0">
              <text:p/>
            </draw:polyline>
            <draw:polygon draw:style-name="gr28" draw:text-style-name="P11" draw:layer="layout" svg:width="0.499cm" svg:height="0.699cm" draw:transform="rotate (-3.14159265358979) translate (6.5cm 3.5cm)" svg:viewBox="0 0 500 700" draw:points="400,500 500,500 500,700 0,700 0,0 500,0 500,400 400,400">
              <text:p/>
            </draw:polygon>
            <draw:polyline draw:style-name="gr29" draw:text-style-name="P6" draw:layer="layout" svg:width="5.099cm" svg:height="0.883cm" svg:x="1.3cm" svg:y="3.8cm" svg:viewBox="0 0 5100 884" draw:points="0,0 200,0 872,500 1500,500 2015,883 5100,884">
              <text:p/>
            </draw:polyline>
            <draw:polyline draw:style-name="gr29" draw:text-style-name="P6" draw:layer="layout" svg:width="2.499cm" svg:height="0.799cm" svg:x="1.1cm" svg:y="4.4cm" svg:viewBox="0 0 2500 800" draw:points="0,0 900,0 1171,200 1700,200 2500,800">
              <text:p/>
            </draw:polyline>
            <draw:polygon draw:style-name="gr28" draw:text-style-name="P11" draw:layer="layout" svg:width="0.599cm" svg:height="0.699cm" draw:transform="rotate (-3.14159265358979) translate (1.8cm 5cm)" svg:viewBox="0 0 600 700" draw:points="500,500 600,500 600,700 0,700 0,500 100,500 100,400 0,400 0,0 600,0 600,400 500,400">
              <text:p/>
            </draw:polygon>
          </draw:g>
          <draw:custom-shape draw:style-name="gr30" draw:text-style-name="P17" draw:layer="layout" svg:width="5cm" svg:height="2cm" svg:x="1.4cm" svg:y="2.7cm">
            <text:p/>
            <draw:enhanced-geometry svg:viewBox="0 0 21600 21600" draw:type="rectangle" draw:enhanced-path="M 0 0 L 21600 0 21600 21600 0 21600 0 0 Z N"/>
          </draw:custom-shape>
          <draw:g>
            <draw:custom-shape draw:style-name="gr7" draw:text-style-name="P6" draw:layer="layout" svg:width="5cm" svg:height="3.3cm" svg:x="1.4cm" svg:y="1.4cm">
              <text:p/>
              <draw:enhanced-geometry svg:viewBox="0 0 21600 21600" draw:type="rectangle" draw:enhanced-path="M 0 0 L 21600 0 21600 21600 0 21600 0 0 Z N"/>
            </draw:custom-shape>
            <draw:g>
              <draw:frame draw:style-name="gr8" draw:text-style-name="P6" draw:layer="layout" svg:width="4cm" svg:height="1.12cm" svg:x="1.9cm" svg:y="2.145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18" draw:layer="layout" svg:width="2cm" svg:height="0.874cm" svg:x="3.9cm" svg:y="3.204cm">
                <draw:text-box>
                  <text:p><text:span text:style-name="T2">1.8</text:span><text:span text:style-name="T3"> </text:span><text:span text:style-name="T2">M1</text:span></text:p>
                </draw:text-box>
              </draw:frame>
            </draw:g>
          </draw:g>
        </draw:g>
        <draw:g>
          <draw:g>
            <draw:polygon draw:style-name="gr26" draw:text-style-name="P10" draw:layer="layout" svg:width="0.599cm" svg:height="0.699cm" draw:transform="rotate (-3.14159265358979) translate (8.3cm 3.8cm)" svg:viewBox="0 0 600 700" draw:points="500,500 600,500 600,700 0,700 0,500 100,500 100,400 0,400 0,0 600,0 600,400 500,400">
              <text:p/>
            </draw:polygon>
            <draw:polyline draw:style-name="gr27" draw:text-style-name="P14" draw:layer="layout" svg:width="5.299cm" svg:height="0.299cm" svg:x="7.1cm" svg:y="3.2cm" svg:viewBox="0 0 5300 300" draw:points="0,0 1500,0 1900,300 4200,300 4600,0 5300,0">
              <text:p/>
            </draw:polyline>
            <draw:polyline draw:style-name="gr27" draw:text-style-name="P14" draw:layer="layout" svg:width="4.199cm" svg:height="0.899cm" svg:x="8cm" svg:y="3.6cm" svg:viewBox="0 0 4200 900" draw:points="0,0 400,0 1600,900 4200,900">
              <text:p/>
            </draw:polyline>
            <draw:polygon draw:style-name="gr28" draw:text-style-name="P11" draw:layer="layout" svg:width="0.599cm" svg:height="0.699cm" draw:transform="rotate (-3.14159265358979) translate (10cm 4.1cm)" svg:viewBox="0 0 600 700" draw:points="500,500 600,500 600,700 0,700 0,500 100,500 100,400 0,400 0,0 600,0 600,400 500,400">
              <text:p/>
            </draw:polygon>
            <draw:polyline draw:style-name="gr27" draw:text-style-name="P14" draw:layer="layout" svg:width="2.499cm" svg:height="0.299cm" svg:x="9.7cm" svg:y="4cm" svg:viewBox="0 0 2500 300" draw:points="0,0 500,0 900,300 2500,300">
              <text:p/>
            </draw:polyline>
            <draw:polygon draw:style-name="gr28" draw:text-style-name="P11" draw:layer="layout" svg:width="0.599cm" svg:height="0.699cm" draw:transform="rotate (-3.14159265358979) translate (11.5cm 4.6cm)" svg:viewBox="0 0 600 700" draw:points="500,500 600,500 600,700 0,700 0,500 100,500 100,400 0,400 0,0 600,0 600,400 500,400">
              <text:p/>
            </draw:polygon>
            <draw:polygon draw:style-name="gr28" draw:text-style-name="P11" draw:layer="layout" svg:width="0.499cm" svg:height="0.699cm" draw:transform="rotate (-3.14159265358979) translate (12.3cm 3.8cm)" svg:viewBox="0 0 500 700" draw:points="400,500 500,500 500,700 0,700 0,0 500,0 500,400 400,400">
              <text:p/>
            </draw:polygon>
            <draw:polyline draw:style-name="gr29" draw:text-style-name="P6" draw:layer="layout" svg:width="5.099cm" svg:height="0.883cm" svg:x="7.1cm" svg:y="3.8cm" svg:viewBox="0 0 5100 884" draw:points="0,0 200,0 741,402 1400,400 2015,883 5100,884">
              <text:p/>
            </draw:polyline>
            <draw:polyline draw:style-name="gr29" draw:text-style-name="P6" draw:layer="layout" svg:width="2.499cm" svg:height="0.799cm" svg:x="6.9cm" svg:y="4.4cm" svg:viewBox="0 0 2500 800" draw:points="0,0 900,0 1171,200 1700,200 2500,800">
              <text:p/>
            </draw:polyline>
            <draw:polygon draw:style-name="gr28" draw:text-style-name="P11" draw:layer="layout" svg:width="0.599cm" svg:height="0.699cm" draw:transform="rotate (-3.14159265358979) translate (7.6cm 5cm)" svg:viewBox="0 0 600 700" draw:points="500,500 600,500 600,700 0,700 0,500 100,500 100,400 0,400 0,0 600,0 600,400 500,400">
              <text:p/>
            </draw:polygon>
          </draw:g>
          <draw:custom-shape draw:style-name="gr31" draw:text-style-name="P17" draw:layer="layout" svg:width="5cm" svg:height="3.3cm" svg:x="7.2cm" svg:y="1.4cm">
            <text:p/>
            <draw:enhanced-geometry svg:viewBox="0 0 21600 21600" draw:type="rectangle" draw:enhanced-path="M 0 0 L 21600 0 21600 21600 0 21600 0 0 Z N"/>
          </draw:custom-shape>
          <draw:g>
            <draw:custom-shape draw:style-name="gr7" draw:text-style-name="P6" draw:layer="layout" svg:width="5cm" svg:height="3.3cm" svg:x="7.2cm" svg:y="1.4cm">
              <text:p/>
              <draw:enhanced-geometry svg:viewBox="0 0 21600 21600" draw:type="rectangle" draw:enhanced-path="M 0 0 L 21600 0 21600 21600 0 21600 0 0 Z N"/>
            </draw:custom-shape>
            <draw:g>
              <draw:frame draw:style-name="gr8" draw:text-style-name="P6" draw:layer="layout" svg:width="4cm" svg:height="1.12cm" svg:x="7.7cm" svg:y="1.7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18" draw:layer="layout" svg:width="2cm" svg:height="0.874cm" svg:x="9.7cm" svg:y="2.759cm">
                <draw:text-box>
                  <text:p><text:span text:style-name="T2">1.8</text:span><text:span text:style-name="T3"> </text:span><text:span text:style-name="T2">M1</text:span></text:p>
                </draw:text-box>
              </draw:frame>
            </draw:g>
          </draw:g>
        </draw:g>
        <draw:g>
          <draw:g>
            <draw:polyline draw:style-name="gr27" draw:text-style-name="P14" draw:layer="layout" svg:width="5.299cm" svg:height="0.299cm" svg:x="7.1cm" svg:y="7.5cm" svg:viewBox="0 0 5300 300" draw:points="0,100 1400,100 1669,300 4200,300 4600,0 5300,0">
              <text:p/>
            </draw:polyline>
            <draw:polygon draw:style-name="gr28" draw:text-style-name="P11" draw:layer="layout" svg:width="0.599cm" svg:height="0.699cm" draw:transform="rotate (-3.14159265358979) translate (8.3cm 8.2cm)" svg:viewBox="0 0 600 700" draw:points="500,500 600,500 600,700 0,700 0,500 100,500 100,400 0,400 0,0 600,0 600,400 500,400">
              <text:p/>
            </draw:polygon>
            <draw:polyline draw:style-name="gr27" draw:text-style-name="P14" draw:layer="layout" svg:width="4.199cm" svg:height="0.599cm" svg:x="8cm" svg:y="8cm" svg:viewBox="0 0 4200 600" draw:points="0,0 500,0 1300,600 4200,600">
              <text:p/>
            </draw:polyline>
            <draw:polygon draw:style-name="gr28" draw:text-style-name="P11" draw:layer="layout" svg:width="0.599cm" svg:height="0.699cm" draw:transform="rotate (-3.14159265358979) translate (10cm 8.4cm)" svg:viewBox="0 0 600 700" draw:points="500,500 600,500 600,700 0,700 0,500 100,500 100,400 0,400 0,0 600,0 600,400 500,400">
              <text:p/>
            </draw:polygon>
            <draw:polyline draw:style-name="gr27" draw:text-style-name="P14" draw:layer="layout" svg:width="2.499cm" svg:height="0.299cm" svg:x="9.7cm" svg:y="8.1cm" svg:viewBox="0 0 2500 300" draw:points="0,0 500,0 900,300 2500,300">
              <text:p/>
            </draw:polyline>
            <draw:polygon draw:style-name="gr28" draw:text-style-name="P11" draw:layer="layout" svg:width="0.599cm" svg:height="0.699cm" draw:transform="rotate (-3.14159265358979) translate (11.5cm 8.7cm)" svg:viewBox="0 0 600 700" draw:points="500,500 600,500 600,700 0,700 0,500 100,500 100,400 0,400 0,0 600,0 600,400 500,400">
              <text:p/>
            </draw:polygon>
            <draw:polygon draw:style-name="gr28" draw:text-style-name="P11" draw:layer="layout" svg:width="0.499cm" svg:height="0.699cm" draw:transform="rotate (-3.14159265358979) translate (12.3cm 8.1cm)" svg:viewBox="0 0 500 700" draw:points="400,500 500,500 500,700 0,700 0,0 500,0 500,400 400,400">
              <text:p/>
            </draw:polygon>
            <draw:polyline draw:style-name="gr29" draw:text-style-name="P6" draw:layer="layout" svg:width="5.099cm" svg:height="0.783cm" svg:x="7.1cm" svg:y="8cm" svg:viewBox="0 0 5100 784" draw:points="0,0 200,0 600,300 1400,300 2015,783 5100,784">
              <text:p/>
            </draw:polyline>
            <draw:polyline draw:style-name="gr29" draw:text-style-name="P6" draw:layer="layout" svg:width="2.499cm" svg:height="0.799cm" svg:x="6.9cm" svg:y="8.5cm" svg:viewBox="0 0 2500 800" draw:points="0,0 900,0 1171,200 1700,200 2500,800">
              <text:p/>
            </draw:polyline>
            <draw:polygon draw:style-name="gr28" draw:text-style-name="P11" draw:layer="layout" svg:width="0.599cm" svg:height="0.699cm" draw:transform="rotate (-3.14159265358979) translate (7.6cm 9.1cm)" svg:viewBox="0 0 600 700" draw:points="500,500 600,500 600,700 0,700 0,500 100,500 100,400 0,400 0,0 600,0 600,400 500,400">
              <text:p/>
            </draw:polygon>
          </draw:g>
          <draw:custom-shape draw:style-name="gr32" draw:text-style-name="P19" draw:layer="layout" svg:width="5cm" svg:height="3.3cm" svg:x="7.2cm" svg:y="5.5cm">
            <text:p/>
            <draw:enhanced-geometry svg:viewBox="0 0 21600 21600" draw:type="rectangle" draw:enhanced-path="M 0 0 L 21600 0 21600 21600 0 21600 0 0 Z N"/>
          </draw:custom-shape>
          <draw:g>
            <draw:custom-shape draw:style-name="gr7" draw:text-style-name="P6" draw:layer="layout" svg:width="5cm" svg:height="3.3cm" svg:x="7.2cm" svg:y="5.5cm">
              <text:p/>
              <draw:enhanced-geometry svg:viewBox="0 0 21600 21600" draw:type="rectangle" draw:enhanced-path="M 0 0 L 21600 0 21600 21600 0 21600 0 0 Z N"/>
            </draw:custom-shape>
            <draw:g>
              <draw:frame draw:style-name="gr8" draw:text-style-name="P6" draw:layer="layout" svg:width="4cm" svg:height="1.12cm" svg:x="7.7cm" svg:y="6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18" draw:layer="layout" svg:width="2cm" svg:height="0.874cm" svg:x="9.7cm" svg:y="7.059cm">
                <draw:text-box>
                  <text:p><text:span text:style-name="T2">1.8</text:span><text:span text:style-name="T3"> </text:span><text:span text:style-name="T2">M1</text:span></text:p>
                </draw:text-box>
              </draw:frame>
            </draw:g>
          </draw:g>
        </draw:g>
        <draw:g>
          <draw:g>
            <draw:polyline draw:style-name="gr27" draw:text-style-name="P14" draw:layer="layout" svg:width="5.299cm" svg:height="0.199cm" svg:x="12.8cm" svg:y="7.6cm" svg:viewBox="0 0 5300 200" draw:points="0,0 1400,0 1669,200 4333,200 4600,0 5300,0">
              <text:p/>
            </draw:polyline>
            <draw:polygon draw:style-name="gr28" draw:text-style-name="P11" draw:layer="layout" svg:width="0.599cm" svg:height="0.699cm" draw:transform="rotate (-3.14159265358979) translate (14cm 8.2cm)" svg:viewBox="0 0 600 700" draw:points="500,500 600,500 600,700 0,700 0,500 100,500 100,400 0,400 0,0 600,0 600,400 500,400">
              <text:p/>
            </draw:polygon>
            <draw:polyline draw:style-name="gr27" draw:text-style-name="P14" draw:layer="layout" svg:width="4.199cm" svg:height="0.599cm" svg:x="13.7cm" svg:y="8cm" svg:viewBox="0 0 4200 600" draw:points="0,0 500,0 1300,600 4200,600">
              <text:p/>
            </draw:polyline>
            <draw:polygon draw:style-name="gr28" draw:text-style-name="P11" draw:layer="layout" svg:width="0.599cm" svg:height="0.699cm" draw:transform="rotate (-3.14159265358979) translate (15.7cm 8.4cm)" svg:viewBox="0 0 600 700" draw:points="500,500 600,500 600,700 0,700 0,500 100,500 100,400 0,400 0,0 600,0 600,400 500,400">
              <text:p/>
            </draw:polygon>
            <draw:polyline draw:style-name="gr27" draw:text-style-name="P14" draw:layer="layout" svg:width="2.499cm" svg:height="0.299cm" svg:x="15.4cm" svg:y="8.1cm" svg:viewBox="0 0 2500 300" draw:points="0,0 500,0 900,300 2500,300">
              <text:p/>
            </draw:polyline>
            <draw:polygon draw:style-name="gr28" draw:text-style-name="P11" draw:layer="layout" svg:width="0.599cm" svg:height="0.699cm" draw:transform="rotate (-3.14159265358979) translate (17.2cm 8.7cm)" svg:viewBox="0 0 600 700" draw:points="500,500 600,500 600,700 0,700 0,500 100,500 100,400 0,400 0,0 600,0 600,400 500,400">
              <text:p/>
            </draw:polygon>
            <draw:polygon draw:style-name="gr28" draw:text-style-name="P11" draw:layer="layout" svg:width="0.499cm" svg:height="0.699cm" draw:transform="rotate (-3.14159265358979) translate (18cm 8.2cm)" svg:viewBox="0 0 500 700" draw:points="400,500 500,500 500,700 0,700 0,0 500,0 500,400 400,400">
              <text:p/>
            </draw:polygon>
            <draw:polyline draw:style-name="gr29" draw:text-style-name="P6" draw:layer="layout" svg:width="5.099cm" svg:height="0.783cm" svg:x="12.8cm" svg:y="8cm" svg:viewBox="0 0 5100 784" draw:points="0,0 200,0 600,300 1400,300 2015,783 5100,784">
              <text:p/>
            </draw:polyline>
            <draw:polyline draw:style-name="gr29" draw:text-style-name="P6" draw:layer="layout" svg:width="2.499cm" svg:height="0.799cm" svg:x="12.6cm" svg:y="8.5cm" svg:viewBox="0 0 2500 800" draw:points="0,0 900,0 1171,200 1700,200 2500,800">
              <text:p/>
            </draw:polyline>
            <draw:polygon draw:style-name="gr28" draw:text-style-name="P11" draw:layer="layout" svg:width="0.599cm" svg:height="0.699cm" draw:transform="rotate (-3.14159265358979) translate (13.3cm 9.1cm)" svg:viewBox="0 0 600 700" draw:points="500,500 600,500 600,700 0,700 0,500 100,500 100,400 0,400 0,0 600,0 600,400 500,400">
              <text:p/>
            </draw:polygon>
          </draw:g>
          <draw:custom-shape draw:style-name="gr31" draw:text-style-name="P17" draw:layer="layout" svg:width="5cm" svg:height="3.3cm" svg:x="12.9cm" svg:y="5.5cm">
            <text:p/>
            <draw:enhanced-geometry svg:viewBox="0 0 21600 21600" draw:type="rectangle" draw:enhanced-path="M 0 0 L 21600 0 21600 21600 0 21600 0 0 Z N"/>
          </draw:custom-shape>
          <draw:g>
            <draw:custom-shape draw:style-name="gr7" draw:text-style-name="P6" draw:layer="layout" svg:width="5cm" svg:height="3.3cm" svg:x="12.9cm" svg:y="5.5cm">
              <text:p/>
              <draw:enhanced-geometry svg:viewBox="0 0 21600 21600" draw:type="rectangle" draw:enhanced-path="M 0 0 L 21600 0 21600 21600 0 21600 0 0 Z N"/>
            </draw:custom-shape>
            <draw:g>
              <draw:frame draw:style-name="gr8" draw:text-style-name="P6" draw:layer="layout" svg:width="4cm" svg:height="1.12cm" svg:x="13.4cm" svg:y="6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18" draw:layer="layout" svg:width="2cm" svg:height="0.874cm" svg:x="15.4cm" svg:y="7.059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12.3cm)" svg:viewBox="0 0 500 700" draw:points="400,500 500,500 500,700 0,700 0,0 500,0 500,400 400,400">
              <text:p/>
            </draw:polygon>
            <draw:polyline draw:style-name="gr27" draw:text-style-name="P14" draw:layer="layout" svg:width="4.899cm" svg:height="0.199cm" svg:x="12.8cm" svg:y="11.7cm" svg:viewBox="0 0 4900 200" draw:points="0,0 1400,0 1669,200 4333,200 4600,0 4900,0">
              <text:p/>
            </draw:polyline>
            <draw:polygon draw:style-name="gr28" draw:text-style-name="P11" draw:layer="layout" svg:width="0.599cm" svg:height="0.699cm" draw:transform="rotate (-3.14159265358979) translate (14cm 12.3cm)" svg:viewBox="0 0 600 700" draw:points="500,500 600,500 600,700 0,700 0,500 100,500 100,400 0,400 0,0 600,0 600,400 500,400">
              <text:p/>
            </draw:polygon>
            <draw:polyline draw:style-name="gr27" draw:text-style-name="P14" draw:layer="layout" svg:width="4.199cm" svg:height="0.599cm" svg:x="13.7cm" svg:y="12.1cm" svg:viewBox="0 0 4200 600" draw:points="0,0 500,0 1300,600 4200,600">
              <text:p/>
            </draw:polyline>
            <draw:polygon draw:style-name="gr28" draw:text-style-name="P11" draw:layer="layout" svg:width="0.599cm" svg:height="0.699cm" draw:transform="rotate (-3.14159265358979) translate (15.7cm 12.5cm)" svg:viewBox="0 0 600 700" draw:points="500,500 600,500 600,700 0,700 0,500 100,500 100,400 0,400 0,0 600,0 600,400 500,400">
              <text:p/>
            </draw:polygon>
            <draw:polyline draw:style-name="gr27" draw:text-style-name="P14" draw:layer="layout" svg:width="2.499cm" svg:height="0.299cm" svg:x="15.4cm" svg:y="12.2cm" svg:viewBox="0 0 2500 300" draw:points="0,0 500,0 900,300 2500,300">
              <text:p/>
            </draw:polyline>
            <draw:polygon draw:style-name="gr28" draw:text-style-name="P11" draw:layer="layout" svg:width="0.599cm" svg:height="0.699cm" draw:transform="rotate (-3.14159265358979) translate (17.2cm 12.8cm)" svg:viewBox="0 0 600 700" draw:points="500,500 600,500 600,700 0,700 0,500 100,500 100,400 0,400 0,0 600,0 600,400 500,400">
              <text:p/>
            </draw:polygon>
            <draw:polyline draw:style-name="gr29" draw:text-style-name="P6" draw:layer="layout" svg:width="5.099cm" svg:height="0.783cm" svg:x="12.8cm" svg:y="12.1cm" svg:viewBox="0 0 5100 784" draw:points="0,0 200,0 600,300 1400,300 2015,783 5100,784">
              <text:p/>
            </draw:polyline>
            <draw:polyline draw:style-name="gr29" draw:text-style-name="P6" draw:layer="layout" svg:width="2.499cm" svg:height="0.799cm" svg:x="12.6cm" svg:y="12.6cm" svg:viewBox="0 0 2500 800" draw:points="0,0 900,0 1171,200 1700,200 2500,800">
              <text:p/>
            </draw:polyline>
            <draw:polygon draw:style-name="gr28" draw:text-style-name="P11" draw:layer="layout" svg:width="0.599cm" svg:height="0.699cm" draw:transform="rotate (-3.14159265358979) translate (13.3cm 13.2cm)" svg:viewBox="0 0 600 700" draw:points="500,500 600,500 600,700 0,700 0,500 100,500 100,400 0,400 0,0 600,0 600,400 500,400">
              <text:p/>
            </draw:polygon>
            <draw:line draw:style-name="gr33" draw:text-style-name="P6" draw:layer="layout" svg:x1="18.1cm" svg:y1="11.6cm" svg:x2="18cm" svg:y2="11.6cm">
              <text:p/>
            </draw:line>
          </draw:g>
          <draw:custom-shape draw:style-name="gr31" draw:text-style-name="P17" draw:layer="layout" svg:width="5cm" svg:height="3.3cm" svg:x="12.9cm" svg:y="9.6cm">
            <text:p/>
            <draw:enhanced-geometry svg:viewBox="0 0 21600 21600" draw:type="rectangle" draw:enhanced-path="M 0 0 L 21600 0 21600 21600 0 21600 0 0 Z N"/>
          </draw:custom-shape>
          <draw:g>
            <draw:custom-shape draw:style-name="gr7" draw:text-style-name="P6" draw:layer="layout" svg:width="5cm" svg:height="3.3cm" svg:x="12.9cm" svg:y="9.6cm">
              <text:p/>
              <draw:enhanced-geometry svg:viewBox="0 0 21600 21600" draw:type="rectangle" draw:enhanced-path="M 0 0 L 21600 0 21600 21600 0 21600 0 0 Z N"/>
            </draw:custom-shape>
            <draw:g>
              <draw:frame draw:style-name="gr8" draw:text-style-name="P6" draw:layer="layout" svg:width="4cm" svg:height="1.12cm" svg:x="13.4cm" svg:y="10.1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18" draw:layer="layout" svg:width="2cm" svg:height="0.874cm" svg:x="15.4cm" svg:y="11.159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16.5cm)" svg:viewBox="0 0 500 700" draw:points="400,500 500,500 500,700 0,700 0,0 500,0 500,400 400,400">
              <text:p/>
            </draw:polygon>
            <draw:polyline draw:style-name="gr27" draw:text-style-name="P14" draw:layer="layout" svg:width="4.899cm" svg:height="0.499cm" svg:x="12.8cm" svg:y="15.6cm" svg:viewBox="0 0 4900 500" draw:points="0,0 300,0 700,300 1800,300 2065,500 4333,500 4600,300 4900,300">
              <text:p/>
            </draw:polyline>
            <draw:polygon draw:style-name="gr28" draw:text-style-name="P11" draw:layer="layout" svg:width="0.599cm" svg:height="0.699cm" draw:transform="rotate (-3.14159265358979) translate (14.42cm 16.5cm)" svg:viewBox="0 0 600 700" draw:points="500,500 600,500 600,700 0,700 0,500 100,500 100,400 0,400 0,0 600,0 600,400 500,400">
              <text:p/>
            </draw:polygon>
            <draw:polyline draw:style-name="gr27" draw:text-style-name="P14" draw:layer="layout" svg:width="3.899cm" svg:height="0.599cm" svg:x="14.1cm" svg:y="16.3cm" svg:viewBox="0 0 3900 600" draw:points="0,0 500,0 1300,600 3900,600">
              <text:p/>
            </draw:polyline>
            <draw:polygon draw:style-name="gr28" draw:text-style-name="P11" draw:layer="layout" svg:width="0.599cm" svg:height="0.699cm" draw:transform="rotate (-3.14159265358979) translate (16cm 16.7cm)" svg:viewBox="0 0 600 700" draw:points="500,500 600,500 600,700 0,700 0,500 100,500 100,400 0,400 0,0 600,0 600,400 500,400">
              <text:p/>
            </draw:polygon>
            <draw:polyline draw:style-name="gr27" draw:text-style-name="P14" draw:layer="layout" svg:width="2.499cm" svg:height="0.299cm" svg:x="15.6cm" svg:y="16.4cm" svg:viewBox="0 0 2500 300" draw:points="0,0 500,0 900,300 2500,300">
              <text:p/>
            </draw:polyline>
            <draw:polygon draw:style-name="gr28" draw:text-style-name="P11" draw:layer="layout" svg:width="0.599cm" svg:height="0.699cm" draw:transform="rotate (-3.14159265358979) translate (17.2cm 17cm)" svg:viewBox="0 0 600 700" draw:points="500,500 600,500 600,700 0,700 0,500 100,500 100,400 0,400 0,0 600,0 600,400 500,400">
              <text:p/>
            </draw:polygon>
            <draw:polyline draw:style-name="gr29" draw:text-style-name="P6" draw:layer="layout" svg:width="5.099cm" svg:height="0.883cm" svg:x="12.8cm" svg:y="16.2cm" svg:viewBox="0 0 5100 884" draw:points="0,0 285,0 1019,550 1800,550 2246,884 5100,884">
              <text:p/>
            </draw:polyline>
            <draw:polyline draw:style-name="gr29" draw:text-style-name="P6" draw:layer="layout" svg:width="2.619cm" svg:height="0.799cm" svg:x="12.6cm" svg:y="16.8cm" svg:viewBox="0 0 2620 800" draw:points="0,0 952,0 1219,200 1822,200 2620,800">
              <text:p/>
            </draw:polyline>
            <draw:polygon draw:style-name="gr28" draw:text-style-name="P11" draw:layer="layout" svg:width="0.599cm" svg:height="0.699cm" draw:transform="rotate (-3.14159265358979) translate (13.3cm 17.4cm)" svg:viewBox="0 0 600 700" draw:points="500,500 600,500 600,700 0,700 0,500 100,500 100,400 0,400 0,0 600,0 600,400 500,400">
              <text:p/>
            </draw:polygon>
          </draw:g>
          <draw:custom-shape draw:style-name="gr31" draw:text-style-name="P17" draw:layer="layout" svg:width="5cm" svg:height="3.3cm" svg:x="12.9cm" svg:y="13.8cm">
            <text:p/>
            <draw:enhanced-geometry svg:viewBox="0 0 21600 21600" draw:type="rectangle" draw:enhanced-path="M 0 0 L 21600 0 21600 21600 0 21600 0 0 Z N"/>
          </draw:custom-shape>
          <draw:g>
            <draw:custom-shape draw:style-name="gr7" draw:text-style-name="P6" draw:layer="layout" svg:width="5cm" svg:height="3.3cm" svg:x="12.9cm" svg:y="13.8cm">
              <text:p/>
              <draw:enhanced-geometry svg:viewBox="0 0 21600 21600" draw:type="rectangle" draw:enhanced-path="M 0 0 L 21600 0 21600 21600 0 21600 0 0 Z N"/>
            </draw:custom-shape>
            <draw:g>
              <draw:frame draw:style-name="gr8" draw:text-style-name="P6" draw:layer="layout" svg:width="4.029cm" svg:height="1.128cm" svg:x="13.4cm" svg:y="14.194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18" draw:layer="layout" svg:width="2cm" svg:height="0.874cm" svg:x="15.385cm" svg:y="15.253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20.6cm)" svg:viewBox="0 0 500 700" draw:points="400,500 500,500 500,700 0,700 0,0 500,0 500,400 400,400">
              <text:p/>
            </draw:polygon>
            <draw:polyline draw:style-name="gr27" draw:text-style-name="P14" draw:layer="layout" svg:width="4.982cm" svg:height="0.714cm" svg:x="12.717cm" svg:y="19.485cm" svg:viewBox="0 0 4983 715" draw:points="0,0 683,515 1883,515 2148,715 4416,715 4683,515 4983,515">
              <text:p/>
            </draw:polyline>
            <draw:polygon draw:style-name="gr28" draw:text-style-name="P11" draw:layer="layout" svg:width="0.599cm" svg:height="0.699cm" draw:transform="rotate (-3.14159265358979) translate (14.42cm 20.6cm)" svg:viewBox="0 0 600 700" draw:points="500,500 600,500 600,700 0,700 0,500 100,500 100,400 0,400 0,0 600,0 600,400 500,400">
              <text:p/>
            </draw:polygon>
            <draw:polyline draw:style-name="gr27" draw:text-style-name="P14" draw:layer="layout" svg:width="3.899cm" svg:height="0.599cm" svg:x="14.1cm" svg:y="20.4cm" svg:viewBox="0 0 3900 600" draw:points="0,0 500,0 1300,600 3900,600">
              <text:p/>
            </draw:polyline>
            <draw:polygon draw:style-name="gr28" draw:text-style-name="P11" draw:layer="layout" svg:width="0.599cm" svg:height="0.699cm" draw:transform="rotate (-3.14159265358979) translate (16cm 20.8cm)" svg:viewBox="0 0 600 700" draw:points="500,500 600,500 600,700 0,700 0,500 100,500 100,400 0,400 0,0 600,0 600,400 500,400">
              <text:p/>
            </draw:polygon>
            <draw:polyline draw:style-name="gr27" draw:text-style-name="P14" draw:layer="layout" svg:width="2.499cm" svg:height="0.299cm" svg:x="15.6cm" svg:y="20.5cm" svg:viewBox="0 0 2500 300" draw:points="0,0 500,0 900,300 2500,300">
              <text:p/>
            </draw:polyline>
            <draw:polygon draw:style-name="gr28" draw:text-style-name="P11" draw:layer="layout" svg:width="0.599cm" svg:height="0.699cm" draw:transform="rotate (-3.14159265358979) translate (17.2cm 21.1cm)" svg:viewBox="0 0 600 700" draw:points="500,500 600,500 600,700 0,700 0,500 100,500 100,400 0,400 0,0 600,0 600,400 500,400">
              <text:p/>
            </draw:polygon>
            <draw:polyline draw:style-name="gr29" draw:text-style-name="P6" draw:layer="layout" svg:width="5.099cm" svg:height="0.883cm" svg:x="12.8cm" svg:y="20.3cm" svg:viewBox="0 0 5100 884" draw:points="0,0 285,0 1019,550 1800,550 2246,884 5100,884">
              <text:p/>
            </draw:polyline>
            <draw:polyline draw:style-name="gr29" draw:text-style-name="P6" draw:layer="layout" svg:width="2.619cm" svg:height="0.799cm" svg:x="12.6cm" svg:y="20.9cm" svg:viewBox="0 0 2620 800" draw:points="0,0 952,0 1219,200 1822,200 2620,800">
              <text:p/>
            </draw:polyline>
            <draw:polygon draw:style-name="gr28" draw:text-style-name="P11" draw:layer="layout" svg:width="0.599cm" svg:height="0.699cm" draw:transform="rotate (-3.14159265358979) translate (13.3cm 21.5cm)" svg:viewBox="0 0 600 700" draw:points="500,500 600,500 600,700 0,700 0,500 100,500 100,400 0,400 0,0 600,0 600,400 500,400">
              <text:p/>
            </draw:polygon>
          </draw:g>
          <draw:custom-shape draw:style-name="gr31" draw:text-style-name="P17" draw:layer="layout" svg:width="5cm" svg:height="3.3cm" svg:x="12.9cm" svg:y="17.9cm">
            <text:p/>
            <draw:enhanced-geometry svg:viewBox="0 0 21600 21600" draw:type="rectangle" draw:enhanced-path="M 0 0 L 21600 0 21600 21600 0 21600 0 0 Z N"/>
          </draw:custom-shape>
          <draw:g>
            <draw:custom-shape draw:style-name="gr7" draw:text-style-name="P6" draw:layer="layout" svg:width="5cm" svg:height="3.3cm" svg:x="12.9cm" svg:y="17.9cm">
              <text:p/>
              <draw:enhanced-geometry svg:viewBox="0 0 21600 21600" draw:type="rectangle" draw:enhanced-path="M 0 0 L 21600 0 21600 21600 0 21600 0 0 Z N"/>
            </draw:custom-shape>
            <draw:g>
              <draw:frame draw:style-name="gr8" draw:text-style-name="P6" draw:layer="layout" svg:width="4.029cm" svg:height="1.128cm" svg:x="13.4cm" svg:y="18.294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18" draw:layer="layout" svg:width="2cm" svg:height="0.874cm" svg:x="15.385cm" svg:y="19.353cm">
                <draw:text-box>
                  <text:p><text:span text:style-name="T2">1.8</text:span><text:span text:style-name="T3"> </text:span><text:span text:style-name="T2">M1</text:span></text:p>
                </draw:text-box>
              </draw:frame>
            </draw:g>
          </draw:g>
        </draw:g>
        <presentation:notes draw:style-name="dp2">
          <draw:page-thumbnail draw:style-name="gr25" draw:layer="layout" svg:width="13.968cm" svg:height="10.476cm" svg:x="3.81cm" svg:y="2.123cm" draw:page-number="2" presentation:class="page"/>
          <draw:frame presentation:style-name="pr1" draw:text-style-name="P16" draw:layer="layout" svg:width="17.271cm" svg:height="12.572cm" svg:x="2.159cm" svg:y="13.271cm" presentation:class="notes" presentation:placeholder="true">
            <draw:text-box/>
          </draw:frame>
        </presentation:notes>
      </draw:page>
      <draw:page draw:name="page3" draw:style-name="dp1" draw:master-page-name="Default">
        <draw:g>
          <draw:g>
            <draw:polygon draw:style-name="gr28" draw:text-style-name="P11" draw:layer="layout" svg:width="0.499cm" svg:height="0.699cm" draw:transform="rotate (-3.14159265358979) translate (6.4cm 3.8cm)" svg:viewBox="0 0 500 700" draw:points="400,500 500,500 500,700 0,700 0,0 500,0 500,400 400,400">
              <text:p/>
            </draw:polygon>
            <draw:polyline draw:style-name="gr27" draw:text-style-name="P14" draw:layer="layout" svg:width="4.899cm" svg:height="0.499cm" svg:x="1.2cm" svg:y="2.9cm" svg:viewBox="0 0 4900 500" draw:points="0,0 300,0 700,300 1800,300 2065,500 4333,500 4600,300 4900,300">
              <text:p/>
            </draw:polyline>
            <draw:polygon draw:style-name="gr28" draw:text-style-name="P11" draw:layer="layout" svg:width="0.599cm" svg:height="0.699cm" draw:transform="rotate (-3.14159265358979) translate (2.82cm 3.8cm)" svg:viewBox="0 0 600 700" draw:points="500,500 600,500 600,700 0,700 0,500 100,500 100,400 0,400 0,0 600,0 600,400 500,400">
              <text:p/>
            </draw:polygon>
            <draw:polyline draw:style-name="gr27" draw:text-style-name="P14" draw:layer="layout" svg:width="3.899cm" svg:height="0.599cm" svg:x="2.5cm" svg:y="3.6cm" svg:viewBox="0 0 3900 600" draw:points="0,0 500,0 1300,600 3900,600">
              <text:p/>
            </draw:polyline>
            <draw:polygon draw:style-name="gr28" draw:text-style-name="P11" draw:layer="layout" svg:width="0.599cm" svg:height="0.699cm" draw:transform="rotate (-3.14159265358979) translate (4.4cm 4cm)" svg:viewBox="0 0 600 700" draw:points="500,500 600,500 600,700 0,700 0,500 100,500 100,400 0,400 0,0 600,0 600,400 500,400">
              <text:p/>
            </draw:polygon>
            <draw:polyline draw:style-name="gr27" draw:text-style-name="P14" draw:layer="layout" svg:width="2.499cm" svg:height="0.299cm" svg:x="4cm" svg:y="3.7cm" svg:viewBox="0 0 2500 300" draw:points="0,0 500,0 900,300 2500,300">
              <text:p/>
            </draw:polyline>
            <draw:polygon draw:style-name="gr28" draw:text-style-name="P11" draw:layer="layout" svg:width="0.599cm" svg:height="0.699cm" draw:transform="rotate (-3.14159265358979) translate (5.6cm 4.3cm)" svg:viewBox="0 0 600 700" draw:points="500,500 600,500 600,700 0,700 0,500 100,500 100,400 0,400 0,0 600,0 600,400 500,400">
              <text:p/>
            </draw:polygon>
            <draw:polyline draw:style-name="gr29" draw:text-style-name="P6" draw:layer="layout" svg:width="5.099cm" svg:height="0.883cm" svg:x="1.2cm" svg:y="3.5cm" svg:viewBox="0 0 5100 884" draw:points="0,0 285,0 1019,550 1800,550 2246,884 5100,884">
              <text:p/>
            </draw:polyline>
            <draw:polyline draw:style-name="gr29" draw:text-style-name="P6" draw:layer="layout" svg:width="2.619cm" svg:height="0.799cm" svg:x="1cm" svg:y="4.1cm" svg:viewBox="0 0 2620 800" draw:points="0,0 952,0 1219,200 1822,200 2620,800">
              <text:p/>
            </draw:polyline>
            <draw:polygon draw:style-name="gr28" draw:text-style-name="P11" draw:layer="layout" svg:width="0.599cm" svg:height="0.699cm" draw:transform="rotate (-3.14159265358979) translate (1.7cm 4.7cm)" svg:viewBox="0 0 600 700" draw:points="500,500 600,500 600,700 0,700 0,500 100,500 100,400 0,400 0,0 600,0 600,400 500,400">
              <text:p/>
            </draw:polygon>
          </draw:g>
          <draw:custom-shape draw:style-name="gr31" draw:text-style-name="P17" draw:layer="layout" svg:width="5cm" svg:height="3.3cm" svg:x="1.3cm" svg:y="1.1cm">
            <text:p/>
            <draw:enhanced-geometry svg:viewBox="0 0 21600 21600" draw:type="rectangle" draw:enhanced-path="M 0 0 L 21600 0 21600 21600 0 21600 0 0 Z N"/>
          </draw:custom-shape>
          <draw:g>
            <draw:custom-shape draw:style-name="gr7" draw:text-style-name="P6" draw:layer="layout" svg:width="5cm" svg:height="3.3cm" svg:x="1.3cm" svg:y="1.1cm">
              <text:p/>
              <draw:enhanced-geometry svg:viewBox="0 0 21600 21600" draw:type="rectangle" draw:enhanced-path="M 0 0 L 21600 0 21600 21600 0 21600 0 0 Z N"/>
            </draw:custom-shape>
            <draw:g>
              <draw:frame draw:style-name="gr8" draw:text-style-name="P6" draw:layer="layout" svg:width="4.029cm" svg:height="1.128cm" svg:x="1.8cm" svg:y="1.494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20" draw:layer="layout" svg:width="2cm" svg:height="0.874cm" svg:x="3.777cm" svg:y="2.569cm">
                <draw:text-box>
                  <text:p><text:span text:style-name="T4">1.8 M1</text:span></text:p>
                </draw:text-box>
              </draw:frame>
            </draw:g>
          </draw:g>
        </draw:g>
        <draw:g>
          <draw:g>
            <draw:polygon draw:style-name="gr28" draw:text-style-name="P11" draw:layer="layout" svg:width="0.499cm" svg:height="0.699cm" draw:transform="rotate (-3.14159265358979) translate (6.4cm 8cm)" svg:viewBox="0 0 500 700" draw:points="400,500 500,500 500,700 0,700 0,0 500,0 500,400 400,400">
              <text:p/>
            </draw:polygon>
            <draw:polyline draw:style-name="gr27" draw:text-style-name="P14" draw:layer="layout" svg:width="4.899cm" svg:height="0.499cm" svg:x="1.2cm" svg:y="7.1cm" svg:viewBox="0 0 4900 500" draw:points="0,0 300,0 700,300 1800,300 2065,500 4333,500 4600,300 4900,300">
              <text:p/>
            </draw:polyline>
            <draw:polygon draw:style-name="gr28" draw:text-style-name="P11" draw:layer="layout" svg:width="0.599cm" svg:height="0.699cm" draw:transform="rotate (-3.14159265358979) translate (2.82cm 8cm)" svg:viewBox="0 0 600 700" draw:points="500,500 600,500 600,700 0,700 0,500 100,500 100,400 0,400 0,0 600,0 600,400 500,400">
              <text:p/>
            </draw:polygon>
            <draw:polyline draw:style-name="gr27" draw:text-style-name="P14" draw:layer="layout" svg:width="3.899cm" svg:height="0.599cm" svg:x="2.5cm" svg:y="7.8cm" svg:viewBox="0 0 3900 600" draw:points="0,0 500,0 1300,600 3900,600">
              <text:p/>
            </draw:polyline>
            <draw:polygon draw:style-name="gr28" draw:text-style-name="P11" draw:layer="layout" svg:width="0.599cm" svg:height="0.699cm" draw:transform="rotate (-3.14159265358979) translate (4.4cm 8.2cm)" svg:viewBox="0 0 600 700" draw:points="500,500 600,500 600,700 0,700 0,500 100,500 100,400 0,400 0,0 600,0 600,400 500,400">
              <text:p/>
            </draw:polygon>
            <draw:polyline draw:style-name="gr27" draw:text-style-name="P14" draw:layer="layout" svg:width="2.499cm" svg:height="0.299cm" svg:x="4cm" svg:y="7.9cm" svg:viewBox="0 0 2500 300" draw:points="0,0 500,0 900,300 2500,300">
              <text:p/>
            </draw:polyline>
            <draw:polygon draw:style-name="gr28" draw:text-style-name="P11" draw:layer="layout" svg:width="0.599cm" svg:height="0.699cm" draw:transform="rotate (-3.14159265358979) translate (5.6cm 8.5cm)" svg:viewBox="0 0 600 700" draw:points="500,500 600,500 600,700 0,700 0,500 100,500 100,400 0,400 0,0 600,0 600,400 500,400">
              <text:p/>
            </draw:polygon>
            <draw:polyline draw:style-name="gr29" draw:text-style-name="P6" draw:layer="layout" svg:width="5.099cm" svg:height="0.883cm" svg:x="1.2cm" svg:y="7.7cm" svg:viewBox="0 0 5100 884" draw:points="0,0 285,0 1019,550 1800,550 2246,884 5100,884">
              <text:p/>
            </draw:polyline>
            <draw:polyline draw:style-name="gr29" draw:text-style-name="P6" draw:layer="layout" svg:width="2.619cm" svg:height="0.799cm" svg:x="1cm" svg:y="8.3cm" svg:viewBox="0 0 2620 800" draw:points="0,0 952,0 1219,200 1822,200 2620,800">
              <text:p/>
            </draw:polyline>
            <draw:polygon draw:style-name="gr28" draw:text-style-name="P11" draw:layer="layout" svg:width="0.599cm" svg:height="0.699cm" draw:transform="rotate (-3.14159265358979) translate (1.7cm 8.9cm)" svg:viewBox="0 0 600 700" draw:points="500,500 600,500 600,700 0,700 0,500 100,500 100,400 0,400 0,0 600,0 600,400 500,400">
              <text:p/>
            </draw:polygon>
          </draw:g>
          <draw:custom-shape draw:style-name="gr31" draw:text-style-name="P17" draw:layer="layout" svg:width="5cm" svg:height="3.3cm" svg:x="1.3cm" svg:y="5.3cm">
            <text:p/>
            <draw:enhanced-geometry svg:viewBox="0 0 21600 21600" draw:type="rectangle" draw:enhanced-path="M 0 0 L 21600 0 21600 21600 0 21600 0 0 Z N"/>
          </draw:custom-shape>
          <draw:g>
            <draw:custom-shape draw:style-name="gr7" draw:text-style-name="P6" draw:layer="layout" svg:width="5cm" svg:height="3.3cm" svg:x="1.3cm" svg:y="5.3cm">
              <text:p/>
              <draw:enhanced-geometry svg:viewBox="0 0 21600 21600" draw:type="rectangle" draw:enhanced-path="M 0 0 L 21600 0 21600 21600 0 21600 0 0 Z N"/>
            </draw:custom-shape>
            <draw:g>
              <draw:frame draw:style-name="gr8" draw:text-style-name="P6" draw:layer="layout" svg:width="4.029cm" svg:height="1.128cm" svg:x="1.8cm" svg:y="5.694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20" draw:layer="layout" svg:width="2cm" svg:height="0.874cm" svg:x="3.777cm" svg:y="6.769cm">
                <draw:text-box>
                  <text:p><text:span text:style-name="T4">1.8 RC1</text:span></text:p>
                </draw:text-box>
              </draw:frame>
            </draw:g>
          </draw:g>
        </draw:g>
        <draw:g>
          <draw:g>
            <draw:polygon draw:style-name="gr28" draw:text-style-name="P11" draw:layer="layout" svg:width="0.499cm" svg:height="0.699cm" draw:transform="rotate (-3.14159265358979) translate (12.5cm 8cm)" svg:viewBox="0 0 500 700" draw:points="400,500 500,500 500,700 0,700 0,0 500,0 500,400 400,400">
              <text:p/>
            </draw:polygon>
            <draw:polyline draw:style-name="gr27" draw:text-style-name="P14" draw:layer="layout" svg:width="4.899cm" svg:height="0.499cm" svg:x="7.3cm" svg:y="7.1cm" svg:viewBox="0 0 4900 500" draw:points="0,0 300,0 700,300 1800,300 2065,500 4333,500 4600,300 4900,300">
              <text:p/>
            </draw:polyline>
            <draw:polygon draw:style-name="gr28" draw:text-style-name="P11" draw:layer="layout" svg:width="0.599cm" svg:height="0.699cm" draw:transform="rotate (-3.14159265358979) translate (8.92cm 8cm)" svg:viewBox="0 0 600 700" draw:points="500,500 600,500 600,700 0,700 0,500 100,500 100,400 0,400 0,0 600,0 600,400 500,400">
              <text:p/>
            </draw:polygon>
            <draw:polyline draw:style-name="gr27" draw:text-style-name="P14" draw:layer="layout" svg:width="3.899cm" svg:height="0.599cm" svg:x="8.6cm" svg:y="7.8cm" svg:viewBox="0 0 3900 600" draw:points="0,0 500,0 1300,600 3900,600">
              <text:p/>
            </draw:polyline>
            <draw:polygon draw:style-name="gr28" draw:text-style-name="P11" draw:layer="layout" svg:width="0.599cm" svg:height="0.699cm" draw:transform="rotate (-3.14159265358979) translate (10.5cm 8.2cm)" svg:viewBox="0 0 600 700" draw:points="500,500 600,500 600,700 0,700 0,500 100,500 100,400 0,400 0,0 600,0 600,400 500,400">
              <text:p/>
            </draw:polygon>
            <draw:polyline draw:style-name="gr27" draw:text-style-name="P14" draw:layer="layout" svg:width="2.499cm" svg:height="0.299cm" svg:x="10.1cm" svg:y="7.9cm" svg:viewBox="0 0 2500 300" draw:points="0,0 500,0 900,300 2500,300">
              <text:p/>
            </draw:polyline>
            <draw:polygon draw:style-name="gr28" draw:text-style-name="P11" draw:layer="layout" svg:width="0.599cm" svg:height="0.699cm" draw:transform="rotate (-3.14159265358979) translate (11.7cm 8.5cm)" svg:viewBox="0 0 600 700" draw:points="500,500 600,500 600,700 0,700 0,500 100,500 100,400 0,400 0,0 600,0 600,400 500,400">
              <text:p/>
            </draw:polygon>
            <draw:polyline draw:style-name="gr29" draw:text-style-name="P6" draw:layer="layout" svg:width="5.099cm" svg:height="0.883cm" svg:x="7.3cm" svg:y="7.7cm" svg:viewBox="0 0 5100 884" draw:points="0,0 285,0 1019,550 1800,550 2246,884 5100,884">
              <text:p/>
            </draw:polyline>
            <draw:polyline draw:style-name="gr29" draw:text-style-name="P6" draw:layer="layout" svg:width="2.619cm" svg:height="0.799cm" svg:x="7.1cm" svg:y="8.3cm" svg:viewBox="0 0 2620 800" draw:points="0,0 952,0 1219,200 1822,200 2620,800">
              <text:p/>
            </draw:polyline>
            <draw:polygon draw:style-name="gr28" draw:text-style-name="P11" draw:layer="layout" svg:width="0.599cm" svg:height="0.699cm" draw:transform="rotate (-3.14159265358979) translate (7.8cm 8.9cm)" svg:viewBox="0 0 600 700" draw:points="500,500 600,500 600,700 0,700 0,500 100,500 100,400 0,400 0,0 600,0 600,400 500,400">
              <text:p/>
            </draw:polygon>
          </draw:g>
          <draw:custom-shape draw:style-name="gr31" draw:text-style-name="P17" draw:layer="layout" svg:width="5cm" svg:height="3.3cm" svg:x="7.4cm" svg:y="5.3cm">
            <text:p/>
            <draw:enhanced-geometry svg:viewBox="0 0 21600 21600" draw:type="rectangle" draw:enhanced-path="M 0 0 L 21600 0 21600 21600 0 21600 0 0 Z N"/>
          </draw:custom-shape>
          <draw:g>
            <draw:custom-shape draw:style-name="gr7" draw:text-style-name="P6" draw:layer="layout" svg:width="5cm" svg:height="3.3cm" svg:x="7.4cm" svg:y="5.3cm">
              <text:p/>
              <draw:enhanced-geometry svg:viewBox="0 0 21600 21600" draw:type="rectangle" draw:enhanced-path="M 0 0 L 21600 0 21600 21600 0 21600 0 0 Z N"/>
            </draw:custom-shape>
            <draw:g>
              <draw:frame draw:style-name="gr8" draw:text-style-name="P6" draw:layer="layout" svg:width="4.029cm" svg:height="1.128cm" svg:x="7.9cm" svg:y="5.694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20" draw:layer="layout" svg:width="2cm" svg:height="0.874cm" svg:x="9.877cm" svg:y="6.769cm">
                <draw:text-box>
                  <text:p><text:span text:style-name="T4">1.8 RC2</text:span></text:p>
                </draw:text-box>
              </draw:frame>
            </draw:g>
          </draw:g>
        </draw:g>
        <draw:g>
          <draw:g>
            <draw:polygon draw:style-name="gr28" draw:text-style-name="P11" draw:layer="layout" svg:width="0.499cm" svg:height="0.699cm" draw:transform="rotate (-3.14159265358979) translate (18.7cm 8.103cm)" svg:viewBox="0 0 500 700" draw:points="400,500 500,500 500,700 0,700 0,0 500,0 500,400 400,400">
              <text:p/>
            </draw:polygon>
            <draw:polyline draw:style-name="gr27" draw:text-style-name="P14" draw:layer="layout" svg:width="4.899cm" svg:height="0.499cm" svg:x="13.5cm" svg:y="7.203cm" svg:viewBox="0 0 4900 500" draw:points="0,0 300,0 700,300 1800,300 2065,500 4333,500 4600,300 4900,300">
              <text:p/>
            </draw:polyline>
            <draw:polygon draw:style-name="gr28" draw:text-style-name="P11" draw:layer="layout" svg:width="0.599cm" svg:height="0.699cm" draw:transform="rotate (-3.14159265358979) translate (15.12cm 8.103cm)" svg:viewBox="0 0 600 700" draw:points="500,500 600,500 600,700 0,700 0,500 100,500 100,400 0,400 0,0 600,0 600,400 500,400">
              <text:p/>
            </draw:polygon>
            <draw:polyline draw:style-name="gr27" draw:text-style-name="P14" draw:layer="layout" svg:width="3.899cm" svg:height="0.599cm" svg:x="14.8cm" svg:y="7.903cm" svg:viewBox="0 0 3900 600" draw:points="0,0 500,0 1300,600 3900,600">
              <text:p/>
            </draw:polyline>
            <draw:polygon draw:style-name="gr28" draw:text-style-name="P11" draw:layer="layout" svg:width="0.599cm" svg:height="0.699cm" draw:transform="rotate (-3.14159265358979) translate (16.7cm 8.303cm)" svg:viewBox="0 0 600 700" draw:points="500,500 600,500 600,700 0,700 0,500 100,500 100,400 0,400 0,0 600,0 600,400 500,400">
              <text:p/>
            </draw:polygon>
            <draw:polyline draw:style-name="gr27" draw:text-style-name="P14" draw:layer="layout" svg:width="2.499cm" svg:height="0.299cm" svg:x="16.3cm" svg:y="8.003cm" svg:viewBox="0 0 2500 300" draw:points="0,0 500,0 900,300 2500,300">
              <text:p/>
            </draw:polyline>
            <draw:polygon draw:style-name="gr28" draw:text-style-name="P11" draw:layer="layout" svg:width="0.599cm" svg:height="0.699cm" draw:transform="rotate (-3.14159265358979) translate (17.9cm 8.603cm)" svg:viewBox="0 0 600 700" draw:points="500,500 600,500 600,700 0,700 0,500 100,500 100,400 0,400 0,0 600,0 600,400 500,400">
              <text:p/>
            </draw:polygon>
            <draw:polyline draw:style-name="gr29" draw:text-style-name="P6" draw:layer="layout" svg:width="5.099cm" svg:height="0.883cm" svg:x="13.5cm" svg:y="7.803cm" svg:viewBox="0 0 5100 884" draw:points="0,0 285,0 1019,550 1800,550 2246,884 5100,884">
              <text:p/>
            </draw:polyline>
            <draw:polyline draw:style-name="gr29" draw:text-style-name="P6" draw:layer="layout" svg:width="2.619cm" svg:height="0.799cm" svg:x="13.3cm" svg:y="8.403cm" svg:viewBox="0 0 2620 800" draw:points="0,0 952,0 1219,200 1822,200 2620,800">
              <text:p/>
            </draw:polyline>
            <draw:polygon draw:style-name="gr28" draw:text-style-name="P11" draw:layer="layout" svg:width="0.599cm" svg:height="0.699cm" draw:transform="rotate (-3.14159265358979) translate (14cm 9.003cm)" svg:viewBox="0 0 600 700" draw:points="500,500 600,500 600,700 0,700 0,500 100,500 100,400 0,400 0,0 600,0 600,400 500,400">
              <text:p/>
            </draw:polygon>
          </draw:g>
          <draw:custom-shape draw:style-name="gr31" draw:text-style-name="P17" draw:layer="layout" svg:width="5cm" svg:height="3.3cm" svg:x="13.6cm" svg:y="5.403cm">
            <text:p/>
            <draw:enhanced-geometry svg:viewBox="0 0 21600 21600" draw:type="rectangle" draw:enhanced-path="M 0 0 L 21600 0 21600 21600 0 21600 0 0 Z N"/>
          </draw:custom-shape>
          <draw:g>
            <draw:custom-shape draw:style-name="gr7" draw:text-style-name="P6" draw:layer="layout" svg:width="5cm" svg:height="3.3cm" svg:x="13.6cm" svg:y="5.403cm">
              <text:p/>
              <draw:enhanced-geometry svg:viewBox="0 0 21600 21600" draw:type="rectangle" draw:enhanced-path="M 0 0 L 21600 0 21600 21600 0 21600 0 0 Z N"/>
            </draw:custom-shape>
            <draw:g>
              <draw:frame draw:style-name="gr8" draw:text-style-name="P6" draw:layer="layout" svg:width="4.029cm" svg:height="1.128cm" svg:x="14.1cm" svg:y="5.797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20" draw:layer="layout" svg:width="2cm" svg:height="0.874cm" svg:x="16.077cm" svg:y="6.872cm">
                <draw:text-box>
                  <text:p><text:span text:style-name="T4">1.8 RC3</text:span></text:p>
                </draw:text-box>
              </draw:frame>
            </draw:g>
          </draw:g>
        </draw:g>
        <draw:g>
          <draw:g>
            <draw:polygon draw:style-name="gr28" draw:text-style-name="P11" draw:layer="layout" svg:width="0.499cm" svg:height="0.699cm" draw:transform="rotate (-3.14159265358979) translate (6.4cm 12.109cm)" svg:viewBox="0 0 500 700" draw:points="400,500 500,500 500,700 0,700 0,0 500,0 500,400 400,400">
              <text:p/>
            </draw:polygon>
            <draw:polyline draw:style-name="gr27" draw:text-style-name="P14" draw:layer="layout" svg:width="4.899cm" svg:height="0.499cm" svg:x="1.2cm" svg:y="11.209cm" svg:viewBox="0 0 4900 500" draw:points="0,0 300,0 700,300 1800,300 2065,500 4333,500 4600,300 4900,300">
              <text:p/>
            </draw:polyline>
            <draw:polygon draw:style-name="gr28" draw:text-style-name="P11" draw:layer="layout" svg:width="0.599cm" svg:height="0.699cm" draw:transform="rotate (-3.14159265358979) translate (2.82cm 12.109cm)" svg:viewBox="0 0 600 700" draw:points="500,500 600,500 600,700 0,700 0,500 100,500 100,400 0,400 0,0 600,0 600,400 500,400">
              <text:p/>
            </draw:polygon>
            <draw:polyline draw:style-name="gr27" draw:text-style-name="P14" draw:layer="layout" svg:width="3.899cm" svg:height="0.599cm" svg:x="2.5cm" svg:y="11.909cm" svg:viewBox="0 0 3900 600" draw:points="0,0 500,0 1300,600 3900,600">
              <text:p/>
            </draw:polyline>
            <draw:polygon draw:style-name="gr28" draw:text-style-name="P11" draw:layer="layout" svg:width="0.599cm" svg:height="0.699cm" draw:transform="rotate (-3.14159265358979) translate (4.4cm 12.309cm)" svg:viewBox="0 0 600 700" draw:points="500,500 600,500 600,700 0,700 0,500 100,500 100,400 0,400 0,0 600,0 600,400 500,400">
              <text:p/>
            </draw:polygon>
            <draw:polyline draw:style-name="gr27" draw:text-style-name="P14" draw:layer="layout" svg:width="2.499cm" svg:height="0.299cm" svg:x="4cm" svg:y="12.009cm" svg:viewBox="0 0 2500 300" draw:points="0,0 500,0 900,300 2500,300">
              <text:p/>
            </draw:polyline>
            <draw:polygon draw:style-name="gr28" draw:text-style-name="P11" draw:layer="layout" svg:width="0.599cm" svg:height="0.699cm" draw:transform="rotate (-3.14159265358979) translate (5.6cm 12.609cm)" svg:viewBox="0 0 600 700" draw:points="500,500 600,500 600,700 0,700 0,500 100,500 100,400 0,400 0,0 600,0 600,400 500,400">
              <text:p/>
            </draw:polygon>
            <draw:polyline draw:style-name="gr29" draw:text-style-name="P6" draw:layer="layout" svg:width="5.099cm" svg:height="0.883cm" svg:x="1.2cm" svg:y="11.809cm" svg:viewBox="0 0 5100 884" draw:points="0,0 285,0 1019,550 1800,550 2246,884 5100,884">
              <text:p/>
            </draw:polyline>
            <draw:polyline draw:style-name="gr29" draw:text-style-name="P6" draw:layer="layout" svg:width="2.619cm" svg:height="0.799cm" svg:x="1cm" svg:y="12.409cm" svg:viewBox="0 0 2620 800" draw:points="0,0 952,0 1219,200 1822,200 2620,800">
              <text:p/>
            </draw:polyline>
            <draw:polygon draw:style-name="gr28" draw:text-style-name="P11" draw:layer="layout" svg:width="0.599cm" svg:height="0.699cm" draw:transform="rotate (-3.14159265358979) translate (1.7cm 13.009cm)" svg:viewBox="0 0 600 700" draw:points="500,500 600,500 600,700 0,700 0,500 100,500 100,400 0,400 0,0 600,0 600,400 500,400">
              <text:p/>
            </draw:polygon>
          </draw:g>
          <draw:custom-shape draw:style-name="gr31" draw:text-style-name="P17" draw:layer="layout" svg:width="5cm" svg:height="3.3cm" svg:x="1.3cm" svg:y="9.409cm">
            <text:p/>
            <draw:enhanced-geometry svg:viewBox="0 0 21600 21600" draw:type="rectangle" draw:enhanced-path="M 0 0 L 21600 0 21600 21600 0 21600 0 0 Z N"/>
          </draw:custom-shape>
          <draw:g>
            <draw:custom-shape draw:style-name="gr7" draw:text-style-name="P6" draw:layer="layout" svg:width="5cm" svg:height="3.3cm" svg:x="1.3cm" svg:y="9.409cm">
              <text:p/>
              <draw:enhanced-geometry svg:viewBox="0 0 21600 21600" draw:type="rectangle" draw:enhanced-path="M 0 0 L 21600 0 21600 21600 0 21600 0 0 Z N"/>
            </draw:custom-shape>
            <draw:g>
              <draw:frame draw:style-name="gr8" draw:text-style-name="P6" draw:layer="layout" svg:width="4.029cm" svg:height="1.128cm" svg:x="1.8cm" svg:y="9.803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20" draw:layer="layout" svg:width="2cm" svg:height="0.874cm" svg:x="3.777cm" svg:y="10.878cm">
                <draw:text-box>
                  <text:p><text:span text:style-name="T4">1.8.1</text:span></text:p>
                </draw:text-box>
              </draw:frame>
            </draw:g>
          </draw:g>
        </draw:g>
        <draw:g>
          <draw:g>
            <draw:polygon draw:style-name="gr28" draw:text-style-name="P11" draw:layer="layout" svg:width="0.499cm" svg:height="0.699cm" draw:transform="rotate (-3.14159265358979) translate (12.5cm 12.1cm)" svg:viewBox="0 0 500 700" draw:points="400,500 500,500 500,700 0,700 0,0 500,0 500,400 400,400">
              <text:p/>
            </draw:polygon>
            <draw:polyline draw:style-name="gr27" draw:text-style-name="P14" draw:layer="layout" svg:width="4.899cm" svg:height="0.499cm" svg:x="7.3cm" svg:y="11.2cm" svg:viewBox="0 0 4900 500" draw:points="0,0 300,0 700,300 1800,300 2065,500 4333,500 4600,300 4900,300">
              <text:p/>
            </draw:polyline>
            <draw:polygon draw:style-name="gr28" draw:text-style-name="P11" draw:layer="layout" svg:width="0.599cm" svg:height="0.699cm" draw:transform="rotate (-3.14159265358979) translate (8.92cm 12.1cm)" svg:viewBox="0 0 600 700" draw:points="500,500 600,500 600,700 0,700 0,500 100,500 100,400 0,400 0,0 600,0 600,400 500,400">
              <text:p/>
            </draw:polygon>
            <draw:polyline draw:style-name="gr27" draw:text-style-name="P14" draw:layer="layout" svg:width="3.899cm" svg:height="0.599cm" svg:x="8.6cm" svg:y="11.9cm" svg:viewBox="0 0 3900 600" draw:points="0,0 500,0 1300,600 3900,600">
              <text:p/>
            </draw:polyline>
            <draw:polygon draw:style-name="gr28" draw:text-style-name="P11" draw:layer="layout" svg:width="0.599cm" svg:height="0.699cm" draw:transform="rotate (-3.14159265358979) translate (10.5cm 12.3cm)" svg:viewBox="0 0 600 700" draw:points="500,500 600,500 600,700 0,700 0,500 100,500 100,400 0,400 0,0 600,0 600,400 500,400">
              <text:p/>
            </draw:polygon>
            <draw:polyline draw:style-name="gr27" draw:text-style-name="P14" draw:layer="layout" svg:width="2.499cm" svg:height="0.299cm" svg:x="10.1cm" svg:y="12cm" svg:viewBox="0 0 2500 300" draw:points="0,0 500,0 900,300 2500,300">
              <text:p/>
            </draw:polyline>
            <draw:polygon draw:style-name="gr28" draw:text-style-name="P11" draw:layer="layout" svg:width="0.599cm" svg:height="0.699cm" draw:transform="rotate (-3.14159265358979) translate (11.7cm 12.6cm)" svg:viewBox="0 0 600 700" draw:points="500,500 600,500 600,700 0,700 0,500 100,500 100,400 0,400 0,0 600,0 600,400 500,400">
              <text:p/>
            </draw:polygon>
            <draw:polyline draw:style-name="gr29" draw:text-style-name="P6" draw:layer="layout" svg:width="5.099cm" svg:height="0.883cm" svg:x="7.3cm" svg:y="11.8cm" svg:viewBox="0 0 5100 884" draw:points="0,0 285,0 1019,550 1800,550 2246,884 5100,884">
              <text:p/>
            </draw:polyline>
            <draw:polyline draw:style-name="gr29" draw:text-style-name="P6" draw:layer="layout" svg:width="2.619cm" svg:height="0.799cm" svg:x="7.1cm" svg:y="12.4cm" svg:viewBox="0 0 2620 800" draw:points="0,0 952,0 1219,200 1822,200 2620,800">
              <text:p/>
            </draw:polyline>
            <draw:polygon draw:style-name="gr28" draw:text-style-name="P11" draw:layer="layout" svg:width="0.599cm" svg:height="0.699cm" draw:transform="rotate (-3.14159265358979) translate (7.8cm 13cm)" svg:viewBox="0 0 600 700" draw:points="500,500 600,500 600,700 0,700 0,500 100,500 100,400 0,400 0,0 600,0 600,400 500,400">
              <text:p/>
            </draw:polygon>
          </draw:g>
          <draw:custom-shape draw:style-name="gr31" draw:text-style-name="P17" draw:layer="layout" svg:width="5cm" svg:height="3.3cm" svg:x="7.4cm" svg:y="9.4cm">
            <text:p/>
            <draw:enhanced-geometry svg:viewBox="0 0 21600 21600" draw:type="rectangle" draw:enhanced-path="M 0 0 L 21600 0 21600 21600 0 21600 0 0 Z N"/>
          </draw:custom-shape>
          <draw:g>
            <draw:custom-shape draw:style-name="gr7" draw:text-style-name="P6" draw:layer="layout" svg:width="5cm" svg:height="3.3cm" svg:x="7.4cm" svg:y="9.4cm">
              <text:p/>
              <draw:enhanced-geometry svg:viewBox="0 0 21600 21600" draw:type="rectangle" draw:enhanced-path="M 0 0 L 21600 0 21600 21600 0 21600 0 0 Z N"/>
            </draw:custom-shape>
            <draw:g>
              <draw:frame draw:style-name="gr8" draw:text-style-name="P6" draw:layer="layout" svg:width="4.029cm" svg:height="1.128cm" svg:x="7.9cm" svg:y="9.794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20" draw:layer="layout" svg:width="2cm" svg:height="0.874cm" svg:x="9.877cm" svg:y="10.869cm">
                <draw:text-box>
                  <text:p><text:span text:style-name="T4">1.8.2</text:span></text:p>
                </draw:text-box>
              </draw:frame>
            </draw:g>
          </draw:g>
        </draw:g>
        <draw:g>
          <draw:g>
            <draw:polygon draw:style-name="gr28" draw:text-style-name="P11" draw:layer="layout" svg:width="0.499cm" svg:height="0.699cm" draw:transform="rotate (-3.14159265358979) translate (12.5cm 16.5cm)" svg:viewBox="0 0 500 700" draw:points="400,500 500,500 500,700 0,700 0,0 500,0 500,400 400,400">
              <text:p/>
            </draw:polygon>
            <draw:polyline draw:style-name="gr27" draw:text-style-name="P14" draw:layer="layout" svg:width="4.899cm" svg:height="0.499cm" svg:x="7.3cm" svg:y="15.6cm" svg:viewBox="0 0 4900 500" draw:points="0,0 300,0 700,300 1800,300 2065,500 4333,500 4600,300 4900,300">
              <text:p/>
            </draw:polyline>
            <draw:polygon draw:style-name="gr28" draw:text-style-name="P11" draw:layer="layout" svg:width="0.599cm" svg:height="0.699cm" draw:transform="rotate (-3.14159265358979) translate (8.92cm 16.5cm)" svg:viewBox="0 0 600 700" draw:points="500,500 600,500 600,700 0,700 0,500 100,500 100,400 0,400 0,0 600,0 600,400 500,400">
              <text:p/>
            </draw:polygon>
            <draw:polyline draw:style-name="gr27" draw:text-style-name="P14" draw:layer="layout" svg:width="3.899cm" svg:height="0.599cm" svg:x="8.6cm" svg:y="16.3cm" svg:viewBox="0 0 3900 600" draw:points="0,0 500,0 1300,600 3900,600">
              <text:p/>
            </draw:polyline>
            <draw:polygon draw:style-name="gr28" draw:text-style-name="P11" draw:layer="layout" svg:width="0.599cm" svg:height="0.699cm" draw:transform="rotate (-3.14159265358979) translate (10.5cm 16.7cm)" svg:viewBox="0 0 600 700" draw:points="500,500 600,500 600,700 0,700 0,500 100,500 100,400 0,400 0,0 600,0 600,400 500,400">
              <text:p/>
            </draw:polygon>
            <draw:polyline draw:style-name="gr27" draw:text-style-name="P14" draw:layer="layout" svg:width="2.499cm" svg:height="0.299cm" svg:x="10.1cm" svg:y="16.4cm" svg:viewBox="0 0 2500 300" draw:points="0,0 500,0 900,300 2500,300">
              <text:p/>
            </draw:polyline>
            <draw:polygon draw:style-name="gr28" draw:text-style-name="P11" draw:layer="layout" svg:width="0.599cm" svg:height="0.699cm" draw:transform="rotate (-3.14159265358979) translate (11.7cm 17cm)" svg:viewBox="0 0 600 700" draw:points="500,500 600,500 600,700 0,700 0,500 100,500 100,400 0,400 0,0 600,0 600,400 500,400">
              <text:p/>
            </draw:polygon>
            <draw:polyline draw:style-name="gr29" draw:text-style-name="P6" draw:layer="layout" svg:width="5.099cm" svg:height="0.883cm" svg:x="7.3cm" svg:y="16.2cm" svg:viewBox="0 0 5100 884" draw:points="0,0 285,0 1019,550 1800,550 2246,884 5100,884">
              <text:p/>
            </draw:polyline>
            <draw:polyline draw:style-name="gr29" draw:text-style-name="P6" draw:layer="layout" svg:width="2.619cm" svg:height="0.799cm" svg:x="7.1cm" svg:y="16.8cm" svg:viewBox="0 0 2620 800" draw:points="0,0 952,0 1219,200 1822,200 2620,800">
              <text:p/>
            </draw:polyline>
            <draw:polygon draw:style-name="gr28" draw:text-style-name="P11" draw:layer="layout" svg:width="0.599cm" svg:height="0.699cm" draw:transform="rotate (-3.14159265358979) translate (7.8cm 17.4cm)" svg:viewBox="0 0 600 700" draw:points="500,500 600,500 600,700 0,700 0,500 100,500 100,400 0,400 0,0 600,0 600,400 500,400">
              <text:p/>
            </draw:polygon>
          </draw:g>
          <draw:custom-shape draw:style-name="gr31" draw:text-style-name="P17" draw:layer="layout" svg:width="5cm" svg:height="3.3cm" svg:x="7.4cm" svg:y="13.8cm">
            <text:p/>
            <draw:enhanced-geometry svg:viewBox="0 0 21600 21600" draw:type="rectangle" draw:enhanced-path="M 0 0 L 21600 0 21600 21600 0 21600 0 0 Z N"/>
          </draw:custom-shape>
          <draw:g>
            <draw:custom-shape draw:style-name="gr7" draw:text-style-name="P6" draw:layer="layout" svg:width="5cm" svg:height="3.3cm" svg:x="7.4cm" svg:y="13.8cm">
              <text:p/>
              <draw:enhanced-geometry svg:viewBox="0 0 21600 21600" draw:type="rectangle" draw:enhanced-path="M 0 0 L 21600 0 21600 21600 0 21600 0 0 Z N"/>
            </draw:custom-shape>
            <draw:g>
              <draw:frame draw:style-name="gr8" draw:text-style-name="P6" draw:layer="layout" svg:width="4.029cm" svg:height="1.128cm" svg:x="7.9cm" svg:y="14.194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20" draw:layer="layout" svg:width="2cm" svg:height="0.874cm" svg:x="9.821cm" svg:y="15.269cm">
                <draw:text-box>
                  <text:p><text:span text:style-name="T4">1.8.3</text:span></text:p>
                </draw:text-box>
              </draw:frame>
            </draw:g>
          </draw:g>
        </draw:g>
        <draw:line draw:style-name="gr20" draw:text-style-name="P6" draw:layer="layout" svg:x1="11.9cm" svg:y1="13.6cm" svg:x2="11.9cm" svg:y2="16.6cm">
          <text:p/>
        </draw:line>
        <draw:g>
          <draw:g>
            <draw:polygon draw:style-name="gr28" draw:text-style-name="P11" draw:layer="layout" svg:width="0.499cm" svg:height="0.699cm" draw:transform="rotate (-3.14159265358979) translate (12.5cm 20.5cm)" svg:viewBox="0 0 500 700" draw:points="400,500 500,500 500,700 0,700 0,0 500,0 500,400 400,400">
              <text:p/>
            </draw:polygon>
            <draw:polyline draw:style-name="gr27" draw:text-style-name="P14" draw:layer="layout" svg:width="4.899cm" svg:height="0.499cm" svg:x="7.3cm" svg:y="19.6cm" svg:viewBox="0 0 4900 500" draw:points="0,0 300,0 700,300 1800,300 2065,500 4333,500 4600,300 4900,300">
              <text:p/>
            </draw:polyline>
            <draw:polygon draw:style-name="gr28" draw:text-style-name="P11" draw:layer="layout" svg:width="0.599cm" svg:height="0.699cm" draw:transform="rotate (-3.14159265358979) translate (8.92cm 20.5cm)" svg:viewBox="0 0 600 700" draw:points="500,500 600,500 600,700 0,700 0,500 100,500 100,400 0,400 0,0 600,0 600,400 500,400">
              <text:p/>
            </draw:polygon>
            <draw:polyline draw:style-name="gr27" draw:text-style-name="P14" draw:layer="layout" svg:width="3.899cm" svg:height="0.599cm" svg:x="8.6cm" svg:y="20.3cm" svg:viewBox="0 0 3900 600" draw:points="0,0 500,0 1300,600 3900,600">
              <text:p/>
            </draw:polyline>
            <draw:polygon draw:style-name="gr28" draw:text-style-name="P11" draw:layer="layout" svg:width="0.599cm" svg:height="0.699cm" draw:transform="rotate (-3.14159265358979) translate (10.5cm 20.7cm)" svg:viewBox="0 0 600 700" draw:points="500,500 600,500 600,700 0,700 0,500 100,500 100,400 0,400 0,0 600,0 600,400 500,400">
              <text:p/>
            </draw:polygon>
            <draw:polyline draw:style-name="gr27" draw:text-style-name="P14" draw:layer="layout" svg:width="2.499cm" svg:height="0.299cm" svg:x="10.1cm" svg:y="20.4cm" svg:viewBox="0 0 2500 300" draw:points="0,0 500,0 900,300 2500,300">
              <text:p/>
            </draw:polyline>
            <draw:polygon draw:style-name="gr28" draw:text-style-name="P11" draw:layer="layout" svg:width="0.599cm" svg:height="0.699cm" draw:transform="rotate (-3.14159265358979) translate (11.7cm 21cm)" svg:viewBox="0 0 600 700" draw:points="500,500 600,500 600,700 0,700 0,500 100,500 100,400 0,400 0,0 600,0 600,400 500,400">
              <text:p/>
            </draw:polygon>
            <draw:polyline draw:style-name="gr29" draw:text-style-name="P6" draw:layer="layout" svg:width="5.099cm" svg:height="0.883cm" svg:x="7.3cm" svg:y="20.2cm" svg:viewBox="0 0 5100 884" draw:points="0,0 285,0 1019,550 1800,550 2246,884 5100,884">
              <text:p/>
            </draw:polyline>
            <draw:polyline draw:style-name="gr29" draw:text-style-name="P6" draw:layer="layout" svg:width="2.619cm" svg:height="0.799cm" svg:x="7.1cm" svg:y="20.8cm" svg:viewBox="0 0 2620 800" draw:points="0,0 952,0 1219,200 1822,200 2620,800">
              <text:p/>
            </draw:polyline>
            <draw:polygon draw:style-name="gr28" draw:text-style-name="P11" draw:layer="layout" svg:width="0.599cm" svg:height="0.699cm" draw:transform="rotate (-3.14159265358979) translate (7.8cm 21.4cm)" svg:viewBox="0 0 600 700" draw:points="500,500 600,500 600,700 0,700 0,500 100,500 100,400 0,400 0,0 600,0 600,400 500,400">
              <text:p/>
            </draw:polygon>
          </draw:g>
          <draw:custom-shape draw:style-name="gr31" draw:text-style-name="P17" draw:layer="layout" svg:width="5cm" svg:height="3.3cm" svg:x="7.4cm" svg:y="17.8cm">
            <text:p/>
            <draw:enhanced-geometry svg:viewBox="0 0 21600 21600" draw:type="rectangle" draw:enhanced-path="M 0 0 L 21600 0 21600 21600 0 21600 0 0 Z N"/>
          </draw:custom-shape>
          <draw:g>
            <draw:custom-shape draw:style-name="gr7" draw:text-style-name="P6" draw:layer="layout" svg:width="5cm" svg:height="3.3cm" svg:x="7.4cm" svg:y="17.8cm">
              <text:p/>
              <draw:enhanced-geometry svg:viewBox="0 0 21600 21600" draw:type="rectangle" draw:enhanced-path="M 0 0 L 21600 0 21600 21600 0 21600 0 0 Z N"/>
            </draw:custom-shape>
            <draw:g>
              <draw:frame draw:style-name="gr8" draw:text-style-name="P6" draw:layer="layout" svg:width="4.029cm" svg:height="1.128cm" svg:x="7.9cm" svg:y="18.194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20" draw:layer="layout" svg:width="2cm" svg:height="0.874cm" svg:x="9.815cm" svg:y="19.269cm">
                <draw:text-box>
                  <text:p><text:span text:style-name="T4">1.8.4</text:span></text:p>
                </draw:text-box>
              </draw:frame>
            </draw:g>
          </draw:g>
        </draw:g>
        <draw:line draw:style-name="gr20" draw:text-style-name="P6" draw:layer="layout" svg:x1="11.9cm" svg:y1="17.6cm" svg:x2="11.9cm" svg:y2="20.6cm">
          <text:p/>
        </draw:line>
        <presentation:notes draw:style-name="dp2">
          <draw:page-thumbnail draw:style-name="gr25" draw:layer="layout" svg:width="13.968cm" svg:height="10.476cm" svg:x="3.81cm" svg:y="2.123cm" draw:page-number="3" presentation:class="page"/>
          <draw:frame presentation:style-name="pr1" draw:text-style-name="P16" draw:layer="layout" svg:width="17.271cm" svg:height="12.572cm" svg:x="2.159cm" svg:y="13.271cm" presentation:class="notes" presentation:placeholder="true">
            <draw:text-box/>
          </draw:frame>
        </presentation:notes>
      </draw:page>
      <draw:page draw:name="page4" draw:style-name="dp1" draw:master-page-name="Default">
        <draw:g>
          <draw:g>
            <draw:polygon draw:style-name="gr28" draw:text-style-name="P11" draw:layer="layout" svg:width="0.499cm" svg:height="0.699cm" draw:transform="rotate (-3.14159265358979) translate (6.7cm 4.1cm)" svg:viewBox="0 0 500 700" draw:points="400,500 500,500 500,700 0,700 0,0 500,0 500,400 400,400">
              <text:p/>
            </draw:polygon>
            <draw:polyline draw:style-name="gr27" draw:text-style-name="P14" draw:layer="layout" svg:width="4.899cm" svg:height="0.499cm" svg:x="1.5cm" svg:y="3.2cm" svg:viewBox="0 0 4900 500" draw:points="0,0 300,0 700,300 1800,300 2065,500 4333,500 4600,300 4900,300">
              <text:p/>
            </draw:polyline>
            <draw:polygon draw:style-name="gr28" draw:text-style-name="P11" draw:layer="layout" svg:width="0.599cm" svg:height="0.699cm" draw:transform="rotate (-3.14159265358979) translate (3.12cm 4.1cm)" svg:viewBox="0 0 600 700" draw:points="500,500 600,500 600,700 0,700 0,500 100,500 100,400 0,400 0,0 600,0 600,400 500,400">
              <text:p/>
            </draw:polygon>
            <draw:polyline draw:style-name="gr27" draw:text-style-name="P14" draw:layer="layout" svg:width="3.899cm" svg:height="0.599cm" svg:x="2.8cm" svg:y="3.9cm" svg:viewBox="0 0 3900 600" draw:points="0,0 500,0 1300,600 3900,600">
              <text:p/>
            </draw:polyline>
            <draw:polygon draw:style-name="gr28" draw:text-style-name="P11" draw:layer="layout" svg:width="0.599cm" svg:height="0.699cm" draw:transform="rotate (-3.14159265358979) translate (4.7cm 4.3cm)" svg:viewBox="0 0 600 700" draw:points="500,500 600,500 600,700 0,700 0,500 100,500 100,400 0,400 0,0 600,0 600,400 500,400">
              <text:p/>
            </draw:polygon>
            <draw:polyline draw:style-name="gr27" draw:text-style-name="P14" draw:layer="layout" svg:width="2.499cm" svg:height="0.299cm" svg:x="4.3cm" svg:y="4cm" svg:viewBox="0 0 2500 300" draw:points="0,0 500,0 900,300 2500,300">
              <text:p/>
            </draw:polyline>
            <draw:polygon draw:style-name="gr28" draw:text-style-name="P11" draw:layer="layout" svg:width="0.599cm" svg:height="0.699cm" draw:transform="rotate (-3.14159265358979) translate (5.9cm 4.6cm)" svg:viewBox="0 0 600 700" draw:points="500,500 600,500 600,700 0,700 0,500 100,500 100,400 0,400 0,0 600,0 600,400 500,400">
              <text:p/>
            </draw:polygon>
            <draw:polyline draw:style-name="gr29" draw:text-style-name="P6" draw:layer="layout" svg:width="5.099cm" svg:height="0.883cm" svg:x="1.5cm" svg:y="3.8cm" svg:viewBox="0 0 5100 884" draw:points="0,0 285,0 1019,550 1800,550 2246,884 5100,884">
              <text:p/>
            </draw:polyline>
            <draw:polyline draw:style-name="gr29" draw:text-style-name="P6" draw:layer="layout" svg:width="2.619cm" svg:height="0.799cm" svg:x="1.3cm" svg:y="4.4cm" svg:viewBox="0 0 2620 800" draw:points="0,0 952,0 1219,200 1822,200 2620,800">
              <text:p/>
            </draw:polyline>
            <draw:polygon draw:style-name="gr28" draw:text-style-name="P11" draw:layer="layout" svg:width="0.599cm" svg:height="0.699cm" draw:transform="rotate (-3.14159265358979) translate (2cm 5cm)" svg:viewBox="0 0 600 700" draw:points="500,500 600,500 600,700 0,700 0,500 100,500 100,400 0,400 0,0 600,0 600,400 500,400">
              <text:p/>
            </draw:polygon>
          </draw:g>
          <draw:custom-shape draw:style-name="gr31" draw:text-style-name="P17" draw:layer="layout" svg:width="5cm" svg:height="3.3cm" svg:x="1.6cm" svg:y="1.4cm">
            <text:p/>
            <draw:enhanced-geometry svg:viewBox="0 0 21600 21600" draw:type="rectangle" draw:enhanced-path="M 0 0 L 21600 0 21600 21600 0 21600 0 0 Z N"/>
          </draw:custom-shape>
          <draw:g>
            <draw:custom-shape draw:style-name="gr7" draw:text-style-name="P6" draw:layer="layout" svg:width="5cm" svg:height="3.3cm" svg:x="1.6cm" svg:y="1.4cm">
              <text:p/>
              <draw:enhanced-geometry svg:viewBox="0 0 21600 21600" draw:type="rectangle" draw:enhanced-path="M 0 0 L 21600 0 21600 21600 0 21600 0 0 Z N"/>
            </draw:custom-shape>
            <draw:g>
              <draw:frame draw:style-name="gr8" draw:text-style-name="P6" draw:layer="layout" svg:width="4.029cm" svg:height="1.128cm" svg:x="2.1cm" svg:y="1.794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20" draw:layer="layout" svg:width="2cm" svg:height="0.874cm" svg:x="4.077cm" svg:y="2.869cm">
                <draw:text-box>
                  <text:p><text:span text:style-name="T4">next</text:span></text:p>
                </draw:text-box>
              </draw:frame>
            </draw:g>
          </draw:g>
        </draw:g>
        <draw:g>
          <draw:custom-shape draw:style-name="gr31" draw:text-style-name="P17" draw:layer="layout" svg:width="5cm" svg:height="3.3cm" svg:x="1.6cm" svg:y="5.4cm">
            <text:p/>
            <draw:enhanced-geometry svg:viewBox="0 0 21600 21600" draw:type="rectangle" draw:enhanced-path="M 0 0 L 21600 0 21600 21600 0 21600 0 0 Z N"/>
          </draw:custom-shape>
          <draw:g>
            <draw:custom-shape draw:style-name="gr7" draw:text-style-name="P6" draw:layer="layout" svg:width="5cm" svg:height="3.3cm" svg:x="1.6cm" svg:y="5.4cm">
              <text:p/>
              <draw:enhanced-geometry svg:viewBox="0 0 21600 21600" draw:type="rectangle" draw:enhanced-path="M 0 0 L 21600 0 21600 21600 0 21600 0 0 Z N"/>
            </draw:custom-shape>
            <draw:g>
              <draw:frame draw:style-name="gr8" draw:text-style-name="P6" draw:layer="layout" svg:width="4.029cm" svg:height="1.128cm" svg:x="2.1cm" svg:y="5.794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20" draw:layer="layout" svg:width="2cm" svg:height="0.874cm" svg:x="4.077cm" svg:y="6.869cm">
                <draw:text-box>
                  <text:p><text:span text:style-name="T4">1.9.0.M1</text:span></text:p>
                </draw:text-box>
              </draw:frame>
              <draw:frame draw:style-name="gr35" draw:text-style-name="P22" draw:layer="layout" svg:width="4cm" svg:height="1.3cm" svg:x="2.1cm" svg:y="7.4cm">
                <draw:text-box>
                  <text:p text:style-name="P21"><text:span text:style-name="T5">unstable</text:span></text:p>
                </draw:text-box>
              </draw:frame>
            </draw:g>
          </draw:g>
        </draw:g>
        <draw:line draw:style-name="gr20" draw:text-style-name="P6" draw:layer="layout" svg:x1="6.1cm" svg:y1="5.1cm" svg:x2="6.1cm" svg:y2="9cm">
          <text:p/>
        </draw:line>
        <draw:g>
          <draw:custom-shape draw:style-name="gr31" draw:text-style-name="P17" draw:layer="layout" svg:width="5cm" svg:height="3.3cm" svg:x="7cm" svg:y="5.4cm">
            <text:p/>
            <draw:enhanced-geometry svg:viewBox="0 0 21600 21600" draw:type="rectangle" draw:enhanced-path="M 0 0 L 21600 0 21600 21600 0 21600 0 0 Z N"/>
          </draw:custom-shape>
          <draw:g>
            <draw:custom-shape draw:style-name="gr7" draw:text-style-name="P6" draw:layer="layout" svg:width="5cm" svg:height="3.3cm" svg:x="7cm" svg:y="5.4cm">
              <text:p/>
              <draw:enhanced-geometry svg:viewBox="0 0 21600 21600" draw:type="rectangle" draw:enhanced-path="M 0 0 L 21600 0 21600 21600 0 21600 0 0 Z N"/>
            </draw:custom-shape>
            <draw:g>
              <draw:frame draw:style-name="gr8" draw:text-style-name="P6" draw:layer="layout" svg:width="4.029cm" svg:height="1.128cm" svg:x="7.5cm" svg:y="5.794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20" draw:layer="layout" svg:width="2cm" svg:height="0.874cm" svg:x="9.428cm" svg:y="6.869cm">
                <draw:text-box>
                  <text:p><text:span text:style-name="T4">1.9.0.M2</text:span></text:p>
                </draw:text-box>
              </draw:frame>
              <draw:frame draw:style-name="gr35" draw:text-style-name="P22" draw:layer="layout" svg:width="4cm" svg:height="1.3cm" svg:x="7.5cm" svg:y="7.4cm">
                <draw:text-box>
                  <text:p text:style-name="P21"><text:span text:style-name="T5">unstable</text:span></text:p>
                </draw:text-box>
              </draw:frame>
            </draw:g>
          </draw:g>
        </draw:g>
        <draw:line draw:style-name="gr20" draw:text-style-name="P6" draw:layer="layout" svg:x1="11.5cm" svg:y1="5.1cm" svg:x2="11.5cm" svg:y2="9cm">
          <text:p/>
        </draw:line>
        <draw:g>
          <draw:custom-shape draw:style-name="gr31" draw:text-style-name="P17" draw:layer="layout" svg:width="5cm" svg:height="3.3cm" svg:x="1.6cm" svg:y="9.2cm">
            <text:p/>
            <draw:enhanced-geometry svg:viewBox="0 0 21600 21600" draw:type="rectangle" draw:enhanced-path="M 0 0 L 21600 0 21600 21600 0 21600 0 0 Z N"/>
          </draw:custom-shape>
          <draw:g>
            <draw:custom-shape draw:style-name="gr7" draw:text-style-name="P6" draw:layer="layout" svg:width="5cm" svg:height="3.3cm" svg:x="1.6cm" svg:y="9.2cm">
              <text:p/>
              <draw:enhanced-geometry svg:viewBox="0 0 21600 21600" draw:type="rectangle" draw:enhanced-path="M 0 0 L 21600 0 21600 21600 0 21600 0 0 Z N"/>
            </draw:custom-shape>
            <draw:g>
              <draw:frame draw:style-name="gr8" draw:text-style-name="P6" draw:layer="layout" svg:width="4.029cm" svg:height="1.128cm" svg:x="2.1cm" svg:y="9.594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6" draw:text-style-name="P20" draw:layer="layout" svg:width="3.977cm" svg:height="1.271cm" svg:x="2.044cm" svg:y="10.669cm">
                <draw:text-box>
                  <text:p><text:span text:style-name="T4">1.9.0.M3</text:span></text:p>
                </draw:text-box>
              </draw:frame>
              <draw:frame draw:style-name="gr35" draw:text-style-name="P22" draw:layer="layout" svg:width="4cm" svg:height="1.3cm" svg:x="2.1cm" svg:y="11.2cm">
                <draw:text-box>
                  <text:p text:style-name="P21"><text:span text:style-name="T5">unstable</text:span></text:p>
                </draw:text-box>
              </draw:frame>
            </draw:g>
          </draw:g>
        </draw:g>
        <draw:line draw:style-name="gr20" draw:text-style-name="P6" draw:layer="layout" svg:x1="6.1cm" svg:y1="8.9cm" svg:x2="6.1cm" svg:y2="12.8cm">
          <text:p/>
        </draw:line>
        <presentation:notes draw:style-name="dp2">
          <draw:page-thumbnail draw:style-name="gr25" draw:layer="layout" svg:width="13.968cm" svg:height="10.476cm" svg:x="3.81cm" svg:y="2.123cm" draw:page-number="4" presentation:class="page"/>
          <draw:frame presentation:style-name="pr1" draw:text-style-name="P16" draw:layer="layout" svg:width="17.271cm" svg:height="12.572cm" svg:x="2.159cm" svg:y="13.271cm" presentation:class="notes" presentation:placeholder="true">
            <draw:text-box/>
          </draw:frame>
        </presentation:notes>
      </draw:page>
      <draw:page draw:name="page5" draw:style-name="dp1" draw:master-page-name="Default">
        <draw:g>
          <draw:g>
            <draw:polygon draw:style-name="gr28" draw:text-style-name="P11" draw:layer="layout" svg:width="0.499cm" svg:height="0.699cm" draw:transform="rotate (-3.14159265358979) translate (6.4cm 8cm)" svg:viewBox="0 0 500 700" draw:points="400,500 500,500 500,700 0,700 0,0 500,0 500,400 400,400">
              <text:p/>
            </draw:polygon>
            <draw:polyline draw:style-name="gr27" draw:text-style-name="P14" draw:layer="layout" svg:width="4.899cm" svg:height="0.499cm" svg:x="1.2cm" svg:y="7.1cm" svg:viewBox="0 0 4900 500" draw:points="0,0 300,0 700,300 1800,300 2065,500 4333,500 4600,300 4900,300">
              <text:p/>
            </draw:polyline>
            <draw:polygon draw:style-name="gr28" draw:text-style-name="P11" draw:layer="layout" svg:width="0.599cm" svg:height="0.699cm" draw:transform="rotate (-3.14159265358979) translate (2.82cm 8cm)" svg:viewBox="0 0 600 700" draw:points="500,500 600,500 600,700 0,700 0,500 100,500 100,400 0,400 0,0 600,0 600,400 500,400">
              <text:p/>
            </draw:polygon>
            <draw:polyline draw:style-name="gr27" draw:text-style-name="P14" draw:layer="layout" svg:width="3.899cm" svg:height="0.599cm" svg:x="2.5cm" svg:y="7.8cm" svg:viewBox="0 0 3900 600" draw:points="0,0 500,0 1300,600 3900,600">
              <text:p/>
            </draw:polyline>
            <draw:polygon draw:style-name="gr28" draw:text-style-name="P11" draw:layer="layout" svg:width="0.599cm" svg:height="0.699cm" draw:transform="rotate (-3.14159265358979) translate (4.4cm 8.2cm)" svg:viewBox="0 0 600 700" draw:points="500,500 600,500 600,700 0,700 0,500 100,500 100,400 0,400 0,0 600,0 600,400 500,400">
              <text:p/>
            </draw:polygon>
            <draw:polyline draw:style-name="gr27" draw:text-style-name="P14" draw:layer="layout" svg:width="2.499cm" svg:height="0.299cm" svg:x="4cm" svg:y="7.9cm" svg:viewBox="0 0 2500 300" draw:points="0,0 500,0 900,300 2500,300">
              <text:p/>
            </draw:polyline>
            <draw:polygon draw:style-name="gr28" draw:text-style-name="P11" draw:layer="layout" svg:width="0.599cm" svg:height="0.699cm" draw:transform="rotate (-3.14159265358979) translate (5.6cm 8.5cm)" svg:viewBox="0 0 600 700" draw:points="500,500 600,500 600,700 0,700 0,500 100,500 100,400 0,400 0,0 600,0 600,400 500,400">
              <text:p/>
            </draw:polygon>
            <draw:polyline draw:style-name="gr29" draw:text-style-name="P6" draw:layer="layout" svg:width="5.099cm" svg:height="0.883cm" svg:x="1.2cm" svg:y="7.7cm" svg:viewBox="0 0 5100 884" draw:points="0,0 285,0 1019,550 1800,550 2246,884 5100,884">
              <text:p/>
            </draw:polyline>
            <draw:polyline draw:style-name="gr29" draw:text-style-name="P6" draw:layer="layout" svg:width="2.619cm" svg:height="0.799cm" svg:x="1cm" svg:y="8.3cm" svg:viewBox="0 0 2620 800" draw:points="0,0 952,0 1219,200 1822,200 2620,800">
              <text:p/>
            </draw:polyline>
            <draw:polygon draw:style-name="gr28" draw:text-style-name="P11" draw:layer="layout" svg:width="0.599cm" svg:height="0.699cm" draw:transform="rotate (-3.14159265358979) translate (1.7cm 8.9cm)" svg:viewBox="0 0 600 700" draw:points="500,500 600,500 600,700 0,700 0,500 100,500 100,400 0,400 0,0 600,0 600,400 500,400">
              <text:p/>
            </draw:polygon>
          </draw:g>
          <draw:custom-shape draw:style-name="gr31" draw:text-style-name="P17" draw:layer="layout" svg:width="5cm" svg:height="3.3cm" svg:x="1.3cm" svg:y="5.3cm">
            <text:p/>
            <draw:enhanced-geometry svg:viewBox="0 0 21600 21600" draw:type="rectangle" draw:enhanced-path="M 0 0 L 21600 0 21600 21600 0 21600 0 0 Z N"/>
          </draw:custom-shape>
          <draw:g>
            <draw:custom-shape draw:style-name="gr7" draw:text-style-name="P6" draw:layer="layout" svg:width="5cm" svg:height="3.3cm" svg:x="1.3cm" svg:y="5.3cm">
              <text:p/>
              <draw:enhanced-geometry svg:viewBox="0 0 21600 21600" draw:type="rectangle" draw:enhanced-path="M 0 0 L 21600 0 21600 21600 0 21600 0 0 Z N"/>
            </draw:custom-shape>
            <draw:g>
              <draw:frame draw:style-name="gr8" draw:text-style-name="P6" draw:layer="layout" svg:width="4.029cm" svg:height="1.128cm" svg:x="1.8cm" svg:y="5.694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20" draw:layer="layout" svg:width="2cm" svg:height="0.874cm" svg:x="3.777cm" svg:y="6.769cm">
                <draw:text-box>
                  <text:p><text:span text:style-name="T4">1.9.0 RC1</text:span></text:p>
                </draw:text-box>
              </draw:frame>
            </draw:g>
          </draw:g>
        </draw:g>
        <draw:g>
          <draw:g>
            <draw:polygon draw:style-name="gr28" draw:text-style-name="P11" draw:layer="layout" svg:width="0.499cm" svg:height="0.699cm" draw:transform="rotate (-3.14159265358979) translate (12.5cm 8cm)" svg:viewBox="0 0 500 700" draw:points="400,500 500,500 500,700 0,700 0,0 500,0 500,400 400,400">
              <text:p/>
            </draw:polygon>
            <draw:polyline draw:style-name="gr27" draw:text-style-name="P14" draw:layer="layout" svg:width="4.899cm" svg:height="0.499cm" svg:x="7.3cm" svg:y="7.1cm" svg:viewBox="0 0 4900 500" draw:points="0,0 300,0 700,300 1800,300 2065,500 4333,500 4600,300 4900,300">
              <text:p/>
            </draw:polyline>
            <draw:polygon draw:style-name="gr28" draw:text-style-name="P11" draw:layer="layout" svg:width="0.599cm" svg:height="0.699cm" draw:transform="rotate (-3.14159265358979) translate (8.92cm 8cm)" svg:viewBox="0 0 600 700" draw:points="500,500 600,500 600,700 0,700 0,500 100,500 100,400 0,400 0,0 600,0 600,400 500,400">
              <text:p/>
            </draw:polygon>
            <draw:polyline draw:style-name="gr27" draw:text-style-name="P14" draw:layer="layout" svg:width="3.899cm" svg:height="0.599cm" svg:x="8.6cm" svg:y="7.8cm" svg:viewBox="0 0 3900 600" draw:points="0,0 500,0 1300,600 3900,600">
              <text:p/>
            </draw:polyline>
            <draw:polygon draw:style-name="gr28" draw:text-style-name="P11" draw:layer="layout" svg:width="0.599cm" svg:height="0.699cm" draw:transform="rotate (-3.14159265358979) translate (10.5cm 8.2cm)" svg:viewBox="0 0 600 700" draw:points="500,500 600,500 600,700 0,700 0,500 100,500 100,400 0,400 0,0 600,0 600,400 500,400">
              <text:p/>
            </draw:polygon>
            <draw:polyline draw:style-name="gr27" draw:text-style-name="P14" draw:layer="layout" svg:width="2.499cm" svg:height="0.299cm" svg:x="10.1cm" svg:y="7.9cm" svg:viewBox="0 0 2500 300" draw:points="0,0 500,0 900,300 2500,300">
              <text:p/>
            </draw:polyline>
            <draw:polygon draw:style-name="gr28" draw:text-style-name="P11" draw:layer="layout" svg:width="0.599cm" svg:height="0.699cm" draw:transform="rotate (-3.14159265358979) translate (11.7cm 8.5cm)" svg:viewBox="0 0 600 700" draw:points="500,500 600,500 600,700 0,700 0,500 100,500 100,400 0,400 0,0 600,0 600,400 500,400">
              <text:p/>
            </draw:polygon>
            <draw:polyline draw:style-name="gr29" draw:text-style-name="P6" draw:layer="layout" svg:width="5.099cm" svg:height="0.883cm" svg:x="7.3cm" svg:y="7.7cm" svg:viewBox="0 0 5100 884" draw:points="0,0 285,0 1019,550 1800,550 2246,884 5100,884">
              <text:p/>
            </draw:polyline>
            <draw:polyline draw:style-name="gr29" draw:text-style-name="P6" draw:layer="layout" svg:width="2.619cm" svg:height="0.799cm" svg:x="7.1cm" svg:y="8.3cm" svg:viewBox="0 0 2620 800" draw:points="0,0 952,0 1219,200 1822,200 2620,800">
              <text:p/>
            </draw:polyline>
            <draw:polygon draw:style-name="gr28" draw:text-style-name="P11" draw:layer="layout" svg:width="0.599cm" svg:height="0.699cm" draw:transform="rotate (-3.14159265358979) translate (7.8cm 8.9cm)" svg:viewBox="0 0 600 700" draw:points="500,500 600,500 600,700 0,700 0,500 100,500 100,400 0,400 0,0 600,0 600,400 500,400">
              <text:p/>
            </draw:polygon>
          </draw:g>
          <draw:custom-shape draw:style-name="gr31" draw:text-style-name="P17" draw:layer="layout" svg:width="5cm" svg:height="3.3cm" svg:x="7.4cm" svg:y="5.3cm">
            <text:p/>
            <draw:enhanced-geometry svg:viewBox="0 0 21600 21600" draw:type="rectangle" draw:enhanced-path="M 0 0 L 21600 0 21600 21600 0 21600 0 0 Z N"/>
          </draw:custom-shape>
          <draw:g>
            <draw:custom-shape draw:style-name="gr7" draw:text-style-name="P6" draw:layer="layout" svg:width="5cm" svg:height="3.3cm" svg:x="7.4cm" svg:y="5.3cm">
              <text:p/>
              <draw:enhanced-geometry svg:viewBox="0 0 21600 21600" draw:type="rectangle" draw:enhanced-path="M 0 0 L 21600 0 21600 21600 0 21600 0 0 Z N"/>
            </draw:custom-shape>
            <draw:g>
              <draw:frame draw:style-name="gr8" draw:text-style-name="P6" draw:layer="layout" svg:width="4.029cm" svg:height="1.128cm" svg:x="7.9cm" svg:y="5.694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20" draw:layer="layout" svg:width="2cm" svg:height="0.874cm" svg:x="9.821cm" svg:y="6.769cm">
                <draw:text-box>
                  <text:p><text:span text:style-name="T4">1.9.0 RC2</text:span></text:p>
                </draw:text-box>
              </draw:frame>
            </draw:g>
          </draw:g>
        </draw:g>
        <draw:g>
          <draw:g>
            <draw:polygon draw:style-name="gr28" draw:text-style-name="P11" draw:layer="layout" svg:width="0.499cm" svg:height="0.699cm" draw:transform="rotate (-3.14159265358979) translate (18.7cm 8.103cm)" svg:viewBox="0 0 500 700" draw:points="400,500 500,500 500,700 0,700 0,0 500,0 500,400 400,400">
              <text:p/>
            </draw:polygon>
            <draw:polyline draw:style-name="gr27" draw:text-style-name="P14" draw:layer="layout" svg:width="4.899cm" svg:height="0.499cm" svg:x="13.5cm" svg:y="7.203cm" svg:viewBox="0 0 4900 500" draw:points="0,0 300,0 700,300 1800,300 2065,500 4333,500 4600,300 4900,300">
              <text:p/>
            </draw:polyline>
            <draw:polygon draw:style-name="gr28" draw:text-style-name="P11" draw:layer="layout" svg:width="0.599cm" svg:height="0.699cm" draw:transform="rotate (-3.14159265358979) translate (15.12cm 8.103cm)" svg:viewBox="0 0 600 700" draw:points="500,500 600,500 600,700 0,700 0,500 100,500 100,400 0,400 0,0 600,0 600,400 500,400">
              <text:p/>
            </draw:polygon>
            <draw:polyline draw:style-name="gr27" draw:text-style-name="P14" draw:layer="layout" svg:width="3.899cm" svg:height="0.599cm" svg:x="14.8cm" svg:y="7.903cm" svg:viewBox="0 0 3900 600" draw:points="0,0 500,0 1300,600 3900,600">
              <text:p/>
            </draw:polyline>
            <draw:polygon draw:style-name="gr28" draw:text-style-name="P11" draw:layer="layout" svg:width="0.599cm" svg:height="0.699cm" draw:transform="rotate (-3.14159265358979) translate (16.7cm 8.303cm)" svg:viewBox="0 0 600 700" draw:points="500,500 600,500 600,700 0,700 0,500 100,500 100,400 0,400 0,0 600,0 600,400 500,400">
              <text:p/>
            </draw:polygon>
            <draw:polyline draw:style-name="gr27" draw:text-style-name="P14" draw:layer="layout" svg:width="2.499cm" svg:height="0.299cm" svg:x="16.3cm" svg:y="8.003cm" svg:viewBox="0 0 2500 300" draw:points="0,0 500,0 900,300 2500,300">
              <text:p/>
            </draw:polyline>
            <draw:polygon draw:style-name="gr28" draw:text-style-name="P11" draw:layer="layout" svg:width="0.599cm" svg:height="0.699cm" draw:transform="rotate (-3.14159265358979) translate (17.9cm 8.603cm)" svg:viewBox="0 0 600 700" draw:points="500,500 600,500 600,700 0,700 0,500 100,500 100,400 0,400 0,0 600,0 600,400 500,400">
              <text:p/>
            </draw:polygon>
            <draw:polyline draw:style-name="gr29" draw:text-style-name="P6" draw:layer="layout" svg:width="5.099cm" svg:height="0.883cm" svg:x="13.5cm" svg:y="7.803cm" svg:viewBox="0 0 5100 884" draw:points="0,0 285,0 1019,550 1800,550 2246,884 5100,884">
              <text:p/>
            </draw:polyline>
            <draw:polyline draw:style-name="gr29" draw:text-style-name="P6" draw:layer="layout" svg:width="2.619cm" svg:height="0.799cm" svg:x="13.3cm" svg:y="8.403cm" svg:viewBox="0 0 2620 800" draw:points="0,0 952,0 1219,200 1822,200 2620,800">
              <text:p/>
            </draw:polyline>
            <draw:polygon draw:style-name="gr28" draw:text-style-name="P11" draw:layer="layout" svg:width="0.599cm" svg:height="0.699cm" draw:transform="rotate (-3.14159265358979) translate (14cm 9.003cm)" svg:viewBox="0 0 600 700" draw:points="500,500 600,500 600,700 0,700 0,500 100,500 100,400 0,400 0,0 600,0 600,400 500,400">
              <text:p/>
            </draw:polygon>
          </draw:g>
          <draw:custom-shape draw:style-name="gr31" draw:text-style-name="P17" draw:layer="layout" svg:width="5cm" svg:height="3.3cm" svg:x="13.6cm" svg:y="5.403cm">
            <text:p/>
            <draw:enhanced-geometry svg:viewBox="0 0 21600 21600" draw:type="rectangle" draw:enhanced-path="M 0 0 L 21600 0 21600 21600 0 21600 0 0 Z N"/>
          </draw:custom-shape>
          <draw:g>
            <draw:custom-shape draw:style-name="gr7" draw:text-style-name="P6" draw:layer="layout" svg:width="5cm" svg:height="3.3cm" svg:x="13.6cm" svg:y="5.403cm">
              <text:p/>
              <draw:enhanced-geometry svg:viewBox="0 0 21600 21600" draw:type="rectangle" draw:enhanced-path="M 0 0 L 21600 0 21600 21600 0 21600 0 0 Z N"/>
            </draw:custom-shape>
            <draw:g>
              <draw:frame draw:style-name="gr8" draw:text-style-name="P6" draw:layer="layout" svg:width="4.029cm" svg:height="1.128cm" svg:x="14.1cm" svg:y="5.797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20" draw:layer="layout" svg:width="2cm" svg:height="0.874cm" svg:x="16.025cm" svg:y="6.872cm">
                <draw:text-box>
                  <text:p><text:span text:style-name="T4">1.9.0 RC3</text:span></text:p>
                </draw:text-box>
              </draw:frame>
            </draw:g>
          </draw:g>
        </draw:g>
        <draw:g>
          <draw:g>
            <draw:polygon draw:style-name="gr28" draw:text-style-name="P11" draw:layer="layout" svg:width="0.499cm" svg:height="0.699cm" draw:transform="rotate (-3.14159265358979) translate (6.4cm 12.109cm)" svg:viewBox="0 0 500 700" draw:points="400,500 500,500 500,700 0,700 0,0 500,0 500,400 400,400">
              <text:p/>
            </draw:polygon>
            <draw:polyline draw:style-name="gr27" draw:text-style-name="P14" draw:layer="layout" svg:width="4.899cm" svg:height="0.499cm" svg:x="1.2cm" svg:y="11.209cm" svg:viewBox="0 0 4900 500" draw:points="0,0 300,0 700,300 1800,300 2065,500 4333,500 4600,300 4900,300">
              <text:p/>
            </draw:polyline>
            <draw:polygon draw:style-name="gr28" draw:text-style-name="P11" draw:layer="layout" svg:width="0.599cm" svg:height="0.699cm" draw:transform="rotate (-3.14159265358979) translate (2.82cm 12.109cm)" svg:viewBox="0 0 600 700" draw:points="500,500 600,500 600,700 0,700 0,500 100,500 100,400 0,400 0,0 600,0 600,400 500,400">
              <text:p/>
            </draw:polygon>
            <draw:polyline draw:style-name="gr27" draw:text-style-name="P14" draw:layer="layout" svg:width="3.899cm" svg:height="0.599cm" svg:x="2.5cm" svg:y="11.909cm" svg:viewBox="0 0 3900 600" draw:points="0,0 500,0 1300,600 3900,600">
              <text:p/>
            </draw:polyline>
            <draw:polygon draw:style-name="gr28" draw:text-style-name="P11" draw:layer="layout" svg:width="0.599cm" svg:height="0.699cm" draw:transform="rotate (-3.14159265358979) translate (4.4cm 12.309cm)" svg:viewBox="0 0 600 700" draw:points="500,500 600,500 600,700 0,700 0,500 100,500 100,400 0,400 0,0 600,0 600,400 500,400">
              <text:p/>
            </draw:polygon>
            <draw:polyline draw:style-name="gr27" draw:text-style-name="P14" draw:layer="layout" svg:width="2.499cm" svg:height="0.299cm" svg:x="4cm" svg:y="12.009cm" svg:viewBox="0 0 2500 300" draw:points="0,0 500,0 900,300 2500,300">
              <text:p/>
            </draw:polyline>
            <draw:polygon draw:style-name="gr28" draw:text-style-name="P11" draw:layer="layout" svg:width="0.599cm" svg:height="0.699cm" draw:transform="rotate (-3.14159265358979) translate (5.6cm 12.609cm)" svg:viewBox="0 0 600 700" draw:points="500,500 600,500 600,700 0,700 0,500 100,500 100,400 0,400 0,0 600,0 600,400 500,400">
              <text:p/>
            </draw:polygon>
            <draw:polyline draw:style-name="gr29" draw:text-style-name="P6" draw:layer="layout" svg:width="5.099cm" svg:height="0.883cm" svg:x="1.2cm" svg:y="11.809cm" svg:viewBox="0 0 5100 884" draw:points="0,0 285,0 1019,550 1800,550 2246,884 5100,884">
              <text:p/>
            </draw:polyline>
            <draw:polyline draw:style-name="gr29" draw:text-style-name="P6" draw:layer="layout" svg:width="2.619cm" svg:height="0.799cm" svg:x="1cm" svg:y="12.409cm" svg:viewBox="0 0 2620 800" draw:points="0,0 952,0 1219,200 1822,200 2620,800">
              <text:p/>
            </draw:polyline>
            <draw:polygon draw:style-name="gr28" draw:text-style-name="P11" draw:layer="layout" svg:width="0.599cm" svg:height="0.699cm" draw:transform="rotate (-3.14159265358979) translate (1.7cm 13.009cm)" svg:viewBox="0 0 600 700" draw:points="500,500 600,500 600,700 0,700 0,500 100,500 100,400 0,400 0,0 600,0 600,400 500,400">
              <text:p/>
            </draw:polygon>
          </draw:g>
          <draw:custom-shape draw:style-name="gr31" draw:text-style-name="P17" draw:layer="layout" svg:width="5cm" svg:height="3.3cm" svg:x="1.3cm" svg:y="9.409cm">
            <text:p/>
            <draw:enhanced-geometry svg:viewBox="0 0 21600 21600" draw:type="rectangle" draw:enhanced-path="M 0 0 L 21600 0 21600 21600 0 21600 0 0 Z N"/>
          </draw:custom-shape>
          <draw:g>
            <draw:custom-shape draw:style-name="gr7" draw:text-style-name="P6" draw:layer="layout" svg:width="5cm" svg:height="3.3cm" svg:x="1.3cm" svg:y="9.409cm">
              <text:p/>
              <draw:enhanced-geometry svg:viewBox="0 0 21600 21600" draw:type="rectangle" draw:enhanced-path="M 0 0 L 21600 0 21600 21600 0 21600 0 0 Z N"/>
            </draw:custom-shape>
            <draw:g>
              <draw:frame draw:style-name="gr8" draw:text-style-name="P6" draw:layer="layout" svg:width="4.029cm" svg:height="1.128cm" svg:x="1.8cm" svg:y="9.803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20" draw:layer="layout" svg:width="2cm" svg:height="0.874cm" svg:x="3.721cm" svg:y="10.878cm">
                <draw:text-box>
                  <text:p><text:span text:style-name="T4">1.9.0</text:span></text:p>
                </draw:text-box>
              </draw:frame>
            </draw:g>
          </draw:g>
        </draw:g>
        <draw:g>
          <draw:g>
            <draw:polygon draw:style-name="gr28" draw:text-style-name="P11" draw:layer="layout" svg:width="0.499cm" svg:height="0.699cm" draw:transform="rotate (-3.14159265358979) translate (12.5cm 12.1cm)" svg:viewBox="0 0 500 700" draw:points="400,500 500,500 500,700 0,700 0,0 500,0 500,400 400,400">
              <text:p/>
            </draw:polygon>
            <draw:polyline draw:style-name="gr27" draw:text-style-name="P14" draw:layer="layout" svg:width="4.899cm" svg:height="0.499cm" svg:x="7.3cm" svg:y="11.2cm" svg:viewBox="0 0 4900 500" draw:points="0,0 300,0 700,300 1800,300 2065,500 4333,500 4600,300 4900,300">
              <text:p/>
            </draw:polyline>
            <draw:polygon draw:style-name="gr28" draw:text-style-name="P11" draw:layer="layout" svg:width="0.599cm" svg:height="0.699cm" draw:transform="rotate (-3.14159265358979) translate (8.92cm 12.1cm)" svg:viewBox="0 0 600 700" draw:points="500,500 600,500 600,700 0,700 0,500 100,500 100,400 0,400 0,0 600,0 600,400 500,400">
              <text:p/>
            </draw:polygon>
            <draw:polyline draw:style-name="gr27" draw:text-style-name="P14" draw:layer="layout" svg:width="3.899cm" svg:height="0.599cm" svg:x="8.6cm" svg:y="11.9cm" svg:viewBox="0 0 3900 600" draw:points="0,0 500,0 1300,600 3900,600">
              <text:p/>
            </draw:polyline>
            <draw:polygon draw:style-name="gr28" draw:text-style-name="P11" draw:layer="layout" svg:width="0.599cm" svg:height="0.699cm" draw:transform="rotate (-3.14159265358979) translate (10.5cm 12.3cm)" svg:viewBox="0 0 600 700" draw:points="500,500 600,500 600,700 0,700 0,500 100,500 100,400 0,400 0,0 600,0 600,400 500,400">
              <text:p/>
            </draw:polygon>
            <draw:polyline draw:style-name="gr27" draw:text-style-name="P14" draw:layer="layout" svg:width="2.499cm" svg:height="0.299cm" svg:x="10.1cm" svg:y="12cm" svg:viewBox="0 0 2500 300" draw:points="0,0 500,0 900,300 2500,300">
              <text:p/>
            </draw:polyline>
            <draw:polygon draw:style-name="gr28" draw:text-style-name="P11" draw:layer="layout" svg:width="0.599cm" svg:height="0.699cm" draw:transform="rotate (-3.14159265358979) translate (11.7cm 12.6cm)" svg:viewBox="0 0 600 700" draw:points="500,500 600,500 600,700 0,700 0,500 100,500 100,400 0,400 0,0 600,0 600,400 500,400">
              <text:p/>
            </draw:polygon>
            <draw:polyline draw:style-name="gr29" draw:text-style-name="P6" draw:layer="layout" svg:width="5.099cm" svg:height="0.883cm" svg:x="7.3cm" svg:y="11.8cm" svg:viewBox="0 0 5100 884" draw:points="0,0 285,0 1019,550 1800,550 2246,884 5100,884">
              <text:p/>
            </draw:polyline>
            <draw:polyline draw:style-name="gr29" draw:text-style-name="P6" draw:layer="layout" svg:width="2.619cm" svg:height="0.799cm" svg:x="7.1cm" svg:y="12.4cm" svg:viewBox="0 0 2620 800" draw:points="0,0 952,0 1219,200 1822,200 2620,800">
              <text:p/>
            </draw:polyline>
            <draw:polygon draw:style-name="gr28" draw:text-style-name="P11" draw:layer="layout" svg:width="0.599cm" svg:height="0.699cm" draw:transform="rotate (-3.14159265358979) translate (7.8cm 13cm)" svg:viewBox="0 0 600 700" draw:points="500,500 600,500 600,700 0,700 0,500 100,500 100,400 0,400 0,0 600,0 600,400 500,400">
              <text:p/>
            </draw:polygon>
          </draw:g>
          <draw:custom-shape draw:style-name="gr31" draw:text-style-name="P17" draw:layer="layout" svg:width="5cm" svg:height="3.3cm" svg:x="7.4cm" svg:y="9.4cm">
            <text:p/>
            <draw:enhanced-geometry svg:viewBox="0 0 21600 21600" draw:type="rectangle" draw:enhanced-path="M 0 0 L 21600 0 21600 21600 0 21600 0 0 Z N"/>
          </draw:custom-shape>
          <draw:g>
            <draw:custom-shape draw:style-name="gr7" draw:text-style-name="P6" draw:layer="layout" svg:width="5cm" svg:height="3.3cm" svg:x="7.4cm" svg:y="9.4cm">
              <text:p/>
              <draw:enhanced-geometry svg:viewBox="0 0 21600 21600" draw:type="rectangle" draw:enhanced-path="M 0 0 L 21600 0 21600 21600 0 21600 0 0 Z N"/>
            </draw:custom-shape>
            <draw:g>
              <draw:frame draw:style-name="gr8" draw:text-style-name="P6" draw:layer="layout" svg:width="4.029cm" svg:height="1.128cm" svg:x="7.9cm" svg:y="9.794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20" draw:layer="layout" svg:width="2cm" svg:height="0.874cm" svg:x="9.885cm" svg:y="10.869cm">
                <draw:text-box>
                  <text:p><text:span text:style-name="T4">1.9.1</text:span></text:p>
                </draw:text-box>
              </draw:frame>
            </draw:g>
          </draw:g>
        </draw:g>
        <draw:g>
          <draw:g>
            <draw:polygon draw:style-name="gr28" draw:text-style-name="P11" draw:layer="layout" svg:width="0.499cm" svg:height="0.699cm" draw:transform="rotate (-3.14159265358979) translate (12.5cm 16.5cm)" svg:viewBox="0 0 500 700" draw:points="400,500 500,500 500,700 0,700 0,0 500,0 500,400 400,400">
              <text:p/>
            </draw:polygon>
            <draw:polyline draw:style-name="gr27" draw:text-style-name="P14" draw:layer="layout" svg:width="4.899cm" svg:height="0.499cm" svg:x="7.3cm" svg:y="15.6cm" svg:viewBox="0 0 4900 500" draw:points="0,0 300,0 700,300 1800,300 2065,500 4333,500 4600,300 4900,300">
              <text:p/>
            </draw:polyline>
            <draw:polygon draw:style-name="gr28" draw:text-style-name="P11" draw:layer="layout" svg:width="0.599cm" svg:height="0.699cm" draw:transform="rotate (-3.14159265358979) translate (8.92cm 16.5cm)" svg:viewBox="0 0 600 700" draw:points="500,500 600,500 600,700 0,700 0,500 100,500 100,400 0,400 0,0 600,0 600,400 500,400">
              <text:p/>
            </draw:polygon>
            <draw:polyline draw:style-name="gr27" draw:text-style-name="P14" draw:layer="layout" svg:width="3.899cm" svg:height="0.599cm" svg:x="8.6cm" svg:y="16.3cm" svg:viewBox="0 0 3900 600" draw:points="0,0 500,0 1300,600 3900,600">
              <text:p/>
            </draw:polyline>
            <draw:polygon draw:style-name="gr28" draw:text-style-name="P11" draw:layer="layout" svg:width="0.599cm" svg:height="0.699cm" draw:transform="rotate (-3.14159265358979) translate (10.5cm 16.7cm)" svg:viewBox="0 0 600 700" draw:points="500,500 600,500 600,700 0,700 0,500 100,500 100,400 0,400 0,0 600,0 600,400 500,400">
              <text:p/>
            </draw:polygon>
            <draw:polyline draw:style-name="gr27" draw:text-style-name="P14" draw:layer="layout" svg:width="2.499cm" svg:height="0.299cm" svg:x="10.1cm" svg:y="16.4cm" svg:viewBox="0 0 2500 300" draw:points="0,0 500,0 900,300 2500,300">
              <text:p/>
            </draw:polyline>
            <draw:polygon draw:style-name="gr28" draw:text-style-name="P11" draw:layer="layout" svg:width="0.599cm" svg:height="0.699cm" draw:transform="rotate (-3.14159265358979) translate (11.7cm 17cm)" svg:viewBox="0 0 600 700" draw:points="500,500 600,500 600,700 0,700 0,500 100,500 100,400 0,400 0,0 600,0 600,400 500,400">
              <text:p/>
            </draw:polygon>
            <draw:polyline draw:style-name="gr29" draw:text-style-name="P6" draw:layer="layout" svg:width="5.099cm" svg:height="0.883cm" svg:x="7.3cm" svg:y="16.2cm" svg:viewBox="0 0 5100 884" draw:points="0,0 285,0 1019,550 1800,550 2246,884 5100,884">
              <text:p/>
            </draw:polyline>
            <draw:polyline draw:style-name="gr29" draw:text-style-name="P6" draw:layer="layout" svg:width="2.619cm" svg:height="0.799cm" svg:x="7.1cm" svg:y="16.8cm" svg:viewBox="0 0 2620 800" draw:points="0,0 952,0 1219,200 1822,200 2620,800">
              <text:p/>
            </draw:polyline>
            <draw:polygon draw:style-name="gr28" draw:text-style-name="P11" draw:layer="layout" svg:width="0.599cm" svg:height="0.699cm" draw:transform="rotate (-3.14159265358979) translate (7.8cm 17.4cm)" svg:viewBox="0 0 600 700" draw:points="500,500 600,500 600,700 0,700 0,500 100,500 100,400 0,400 0,0 600,0 600,400 500,400">
              <text:p/>
            </draw:polygon>
          </draw:g>
          <draw:custom-shape draw:style-name="gr31" draw:text-style-name="P17" draw:layer="layout" svg:width="5cm" svg:height="3.3cm" svg:x="7.4cm" svg:y="13.8cm">
            <text:p/>
            <draw:enhanced-geometry svg:viewBox="0 0 21600 21600" draw:type="rectangle" draw:enhanced-path="M 0 0 L 21600 0 21600 21600 0 21600 0 0 Z N"/>
          </draw:custom-shape>
          <draw:g>
            <draw:custom-shape draw:style-name="gr7" draw:text-style-name="P6" draw:layer="layout" svg:width="5cm" svg:height="3.3cm" svg:x="7.4cm" svg:y="13.8cm">
              <text:p/>
              <draw:enhanced-geometry svg:viewBox="0 0 21600 21600" draw:type="rectangle" draw:enhanced-path="M 0 0 L 21600 0 21600 21600 0 21600 0 0 Z N"/>
            </draw:custom-shape>
            <draw:g>
              <draw:frame draw:style-name="gr8" draw:text-style-name="P6" draw:layer="layout" svg:width="4.029cm" svg:height="1.128cm" svg:x="7.9cm" svg:y="14.194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20" draw:layer="layout" svg:width="2cm" svg:height="0.874cm" svg:x="9.821cm" svg:y="15.269cm">
                <draw:text-box>
                  <text:p><text:span text:style-name="T4">1.9.2</text:span></text:p>
                </draw:text-box>
              </draw:frame>
            </draw:g>
          </draw:g>
        </draw:g>
        <draw:line draw:style-name="gr20" draw:text-style-name="P6" draw:layer="layout" svg:x1="11.9cm" svg:y1="13.6cm" svg:x2="11.9cm" svg:y2="16.6cm">
          <text:p/>
        </draw:line>
        <draw:g>
          <draw:g>
            <draw:polygon draw:style-name="gr28" draw:text-style-name="P11" draw:layer="layout" svg:width="0.499cm" svg:height="0.699cm" draw:transform="rotate (-3.14159265358979) translate (12.5cm 20.5cm)" svg:viewBox="0 0 500 700" draw:points="400,500 500,500 500,700 0,700 0,0 500,0 500,400 400,400">
              <text:p/>
            </draw:polygon>
            <draw:polyline draw:style-name="gr27" draw:text-style-name="P14" draw:layer="layout" svg:width="4.899cm" svg:height="0.499cm" svg:x="7.3cm" svg:y="19.6cm" svg:viewBox="0 0 4900 500" draw:points="0,0 300,0 700,300 1800,300 2065,500 4333,500 4600,300 4900,300">
              <text:p/>
            </draw:polyline>
            <draw:polygon draw:style-name="gr28" draw:text-style-name="P11" draw:layer="layout" svg:width="0.599cm" svg:height="0.699cm" draw:transform="rotate (-3.14159265358979) translate (8.92cm 20.5cm)" svg:viewBox="0 0 600 700" draw:points="500,500 600,500 600,700 0,700 0,500 100,500 100,400 0,400 0,0 600,0 600,400 500,400">
              <text:p/>
            </draw:polygon>
            <draw:polyline draw:style-name="gr27" draw:text-style-name="P14" draw:layer="layout" svg:width="3.899cm" svg:height="0.599cm" svg:x="8.6cm" svg:y="20.3cm" svg:viewBox="0 0 3900 600" draw:points="0,0 500,0 1300,600 3900,600">
              <text:p/>
            </draw:polyline>
            <draw:polygon draw:style-name="gr28" draw:text-style-name="P11" draw:layer="layout" svg:width="0.599cm" svg:height="0.699cm" draw:transform="rotate (-3.14159265358979) translate (10.5cm 20.7cm)" svg:viewBox="0 0 600 700" draw:points="500,500 600,500 600,700 0,700 0,500 100,500 100,400 0,400 0,0 600,0 600,400 500,400">
              <text:p/>
            </draw:polygon>
            <draw:polyline draw:style-name="gr27" draw:text-style-name="P14" draw:layer="layout" svg:width="2.499cm" svg:height="0.299cm" svg:x="10.1cm" svg:y="20.4cm" svg:viewBox="0 0 2500 300" draw:points="0,0 500,0 900,300 2500,300">
              <text:p/>
            </draw:polyline>
            <draw:polygon draw:style-name="gr28" draw:text-style-name="P11" draw:layer="layout" svg:width="0.599cm" svg:height="0.699cm" draw:transform="rotate (-3.14159265358979) translate (11.7cm 21cm)" svg:viewBox="0 0 600 700" draw:points="500,500 600,500 600,700 0,700 0,500 100,500 100,400 0,400 0,0 600,0 600,400 500,400">
              <text:p/>
            </draw:polygon>
            <draw:polyline draw:style-name="gr29" draw:text-style-name="P6" draw:layer="layout" svg:width="5.099cm" svg:height="0.883cm" svg:x="7.3cm" svg:y="20.2cm" svg:viewBox="0 0 5100 884" draw:points="0,0 285,0 1019,550 1800,550 2246,884 5100,884">
              <text:p/>
            </draw:polyline>
            <draw:polyline draw:style-name="gr29" draw:text-style-name="P6" draw:layer="layout" svg:width="2.619cm" svg:height="0.799cm" svg:x="7.1cm" svg:y="20.8cm" svg:viewBox="0 0 2620 800" draw:points="0,0 952,0 1219,200 1822,200 2620,800">
              <text:p/>
            </draw:polyline>
            <draw:polygon draw:style-name="gr28" draw:text-style-name="P11" draw:layer="layout" svg:width="0.599cm" svg:height="0.699cm" draw:transform="rotate (-3.14159265358979) translate (7.8cm 21.4cm)" svg:viewBox="0 0 600 700" draw:points="500,500 600,500 600,700 0,700 0,500 100,500 100,400 0,400 0,0 600,0 600,400 500,400">
              <text:p/>
            </draw:polygon>
          </draw:g>
          <draw:custom-shape draw:style-name="gr31" draw:text-style-name="P17" draw:layer="layout" svg:width="5cm" svg:height="3.3cm" svg:x="7.4cm" svg:y="17.8cm">
            <text:p/>
            <draw:enhanced-geometry svg:viewBox="0 0 21600 21600" draw:type="rectangle" draw:enhanced-path="M 0 0 L 21600 0 21600 21600 0 21600 0 0 Z N"/>
          </draw:custom-shape>
          <draw:g>
            <draw:custom-shape draw:style-name="gr7" draw:text-style-name="P6" draw:layer="layout" svg:width="5cm" svg:height="3.3cm" svg:x="7.4cm" svg:y="17.8cm">
              <text:p/>
              <draw:enhanced-geometry svg:viewBox="0 0 21600 21600" draw:type="rectangle" draw:enhanced-path="M 0 0 L 21600 0 21600 21600 0 21600 0 0 Z N"/>
            </draw:custom-shape>
            <draw:g>
              <draw:frame draw:style-name="gr8" draw:text-style-name="P6" draw:layer="layout" svg:width="4.029cm" svg:height="1.128cm" svg:x="7.9cm" svg:y="18.194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20" draw:layer="layout" svg:width="2cm" svg:height="0.874cm" svg:x="9.815cm" svg:y="19.269cm">
                <draw:text-box>
                  <text:p><text:span text:style-name="T4">1.9.3</text:span></text:p>
                </draw:text-box>
              </draw:frame>
            </draw:g>
          </draw:g>
        </draw:g>
        <draw:line draw:style-name="gr20" draw:text-style-name="P6" draw:layer="layout" svg:x1="11.9cm" svg:y1="17.6cm" svg:x2="11.9cm" svg:y2="20.6cm">
          <text:p/>
        </draw:line>
        <presentation:notes draw:style-name="dp2">
          <draw:page-thumbnail draw:style-name="gr25" draw:layer="layout" svg:width="13.968cm" svg:height="10.476cm" svg:x="3.81cm" svg:y="2.123cm" draw:page-number="5" presentation:class="page"/>
          <draw:frame presentation:style-name="pr1" draw:text-style-name="P16" draw:layer="layout" svg:width="17.271cm" svg:height="12.572cm" svg:x="2.159cm" svg:y="13.271cm" presentation:class="notes" presentation:placeholder="true">
            <draw:text-box/>
          </draw:frame>
        </presentation:notes>
      </draw:page>
      <draw:page draw:name="page6" draw:style-name="dp1" draw:master-page-name="Default">
        <draw:g>
          <draw:custom-shape draw:style-name="gr31" draw:text-style-name="P17" draw:layer="layout" svg:width="5cm" svg:height="3.3cm" svg:x="1.4cm" svg:y="1.2cm">
            <text:p/>
            <draw:enhanced-geometry svg:viewBox="0 0 21600 21600" draw:type="rectangle" draw:enhanced-path="M 0 0 L 21600 0 21600 21600 0 21600 0 0 Z N"/>
          </draw:custom-shape>
          <draw:g>
            <draw:custom-shape draw:style-name="gr37" draw:text-style-name="P23" draw:layer="layout" svg:width="5cm" svg:height="3.3cm" svg:x="1.4cm" svg:y="1.2cm">
              <text:p/>
              <draw:enhanced-geometry svg:viewBox="0 0 21600 21600" draw:type="rectangle" draw:enhanced-path="M 0 0 L 21600 0 21600 21600 0 21600 0 0 Z N"/>
            </draw:custom-shape>
            <draw:g>
              <draw:frame draw:style-name="gr8" draw:text-style-name="P6" draw:layer="layout" svg:width="4.029cm" svg:height="1.128cm" svg:x="1.901cm" svg:y="1.593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8" draw:text-style-name="P6" draw:layer="layout" svg:width="4.039cm" svg:height="1.128cm" svg:x="1.9cm" svg:y="1.594cm">
                <draw:image xlink:href="Pictures/1000238F0000254700000A73C9522FE84E39EC29.svg" xlink:type="simple" xlink:show="embed" xlink:actuate="onLoad">
                  <text:p/>
                </draw:image>
                <draw:image xlink:href="Pictures/10000201000001690000006558A85F4CE9FE13EA.png" xlink:type="simple" xlink:show="embed" xlink:actuate="onLoad"/>
              </draw:frame>
              <draw:frame draw:style-name="gr34" draw:text-style-name="P20" draw:layer="layout" svg:width="2cm" svg:height="0.874cm" svg:x="3.821cm" svg:y="2.669cm">
                <draw:text-box>
                  <text:p><text:span text:style-name="T4">1.9.0</text:span></text:p>
                </draw:text-box>
              </draw:frame>
              <draw:path draw:style-name="gr39" draw:text-style-name="P24" draw:layer="layout" svg:width="0.716cm" svg:height="1.109cm" svg:x="2.295cm" svg:y="1.594cm" svg:viewBox="0 0 717 1110" svg:d="M166 790h311v-519zM478 1110v-157l-478-2 1-159 475-792h162l1 792 75-1 3 160-78 1v158z">
                <text:p/>
              </draw:path>
            </draw:g>
          </draw:g>
          <draw:g>
            <draw:polygon draw:style-name="gr40" draw:text-style-name="P25" draw:layer="layout" svg:width="0.399cm" svg:height="0.699cm" draw:transform="rotate (-3.14159265358979) translate (6.4cm 3.9cm)" svg:viewBox="0 0 400 700" draw:points="300,500 400,500 400,700 0,700 0,0 400,0 400,400 300,400">
              <text:p/>
            </draw:polygon>
            <draw:polyline draw:style-name="gr41" draw:text-style-name="P14" draw:layer="layout" svg:width="4.799cm" svg:height="0.499cm" svg:x="1.4cm" svg:y="3cm" svg:viewBox="0 0 4800 500" draw:points="0,0 200,0 600,300 1700,300 1965,500 4233,500 4500,300 4800,300">
              <text:p/>
            </draw:polyline>
            <draw:polygon draw:style-name="gr40" draw:text-style-name="P25" draw:layer="layout" svg:width="0.599cm" svg:height="0.699cm" draw:transform="rotate (-3.14159265358979) translate (2.92cm 3.9cm)" svg:viewBox="0 0 600 700" draw:points="500,500 600,500 600,700 0,700 0,500 100,500 100,400 0,400 0,0 600,0 600,400 500,400">
              <text:p/>
            </draw:polygon>
            <draw:polyline draw:style-name="gr41" draw:text-style-name="P14" draw:layer="layout" svg:width="3.799cm" svg:height="0.599cm" svg:x="2.6cm" svg:y="3.7cm" svg:viewBox="0 0 3800 600" draw:points="0,0 500,0 1300,600 3800,600">
              <text:p/>
            </draw:polyline>
            <draw:polygon draw:style-name="gr40" draw:text-style-name="P25" draw:layer="layout" svg:width="0.599cm" svg:height="0.699cm" draw:transform="rotate (-3.14159265358979) translate (4.5cm 4.1cm)" svg:viewBox="0 0 600 700" draw:points="500,500 600,500 600,700 0,700 0,500 100,500 100,400 0,400 0,0 600,0 600,400 500,400">
              <text:p/>
            </draw:polygon>
            <draw:polyline draw:style-name="gr41" draw:text-style-name="P14" draw:layer="layout" svg:width="2.299cm" svg:height="0.299cm" svg:x="4.1cm" svg:y="3.8cm" svg:viewBox="0 0 2300 300" draw:points="0,0 500,0 900,300 2300,300">
              <text:p/>
            </draw:polyline>
            <draw:polygon draw:style-name="gr40" draw:text-style-name="P25" draw:layer="layout" svg:width="0.599cm" svg:height="0.699cm" draw:transform="rotate (-3.14159265358979) translate (5.7cm 4.4cm)" svg:viewBox="0 0 600 700" draw:points="500,500 600,500 600,700 0,700 0,500 100,500 100,400 0,400 0,0 600,0 600,400 500,400">
              <text:p/>
            </draw:polygon>
            <draw:polyline draw:style-name="gr42" draw:text-style-name="P6" draw:layer="layout" svg:width="4.999cm" svg:height="0.883cm" svg:x="1.4cm" svg:y="3.6cm" svg:viewBox="0 0 5000 884" draw:points="0,0 185,0 919,550 1700,550 2146,884 5000,884">
              <text:p/>
            </draw:polyline>
            <draw:polyline draw:style-name="gr42" draw:text-style-name="P6" draw:layer="layout" svg:width="1.672cm" svg:height="0.313cm" svg:x="1.4cm" svg:y="4.2cm" svg:viewBox="0 0 1673 314" draw:points="0,0 652,0 919,200 1522,200 1673,314">
              <text:p/>
            </draw:polyline>
            <draw:polygon draw:style-name="gr40" draw:text-style-name="P25" draw:layer="layout" svg:width="0.399cm" svg:height="0.399cm" draw:transform="rotate (-3.14159265358979) translate (1.8cm 4.5cm)" svg:viewBox="0 0 400 400" draw:points="400,400 0,400 0,200 100,200 100,100 0,100 0,0 400,0">
              <text:p/>
            </draw:polygon>
          </draw:g>
        </draw:g>
        <draw:g>
          <draw:custom-shape draw:style-name="gr31" draw:text-style-name="P17" draw:layer="layout" svg:width="5cm" svg:height="3.3cm" svg:x="1.4cm" svg:y="4.809cm">
            <text:p/>
            <draw:enhanced-geometry svg:viewBox="0 0 21600 21600" draw:type="rectangle" draw:enhanced-path="M 0 0 L 21600 0 21600 21600 0 21600 0 0 Z N"/>
          </draw:custom-shape>
          <draw:g>
            <draw:custom-shape draw:style-name="gr37" draw:text-style-name="P23" draw:layer="layout" svg:width="5cm" svg:height="3.3cm" svg:x="1.4cm" svg:y="4.809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2.772cm 5.476cm)" svg:viewBox="0 0 518 39" draw:points="0,0 516,0 518,39 63,39">
                <text:p/>
              </draw:polygon>
              <draw:frame draw:style-name="gr38" draw:text-style-name="P6" draw:layer="layout" svg:width="4.039cm" svg:height="1.128cm" svg:x="1.9cm" svg:y="5.203cm">
                <draw:image xlink:href="Pictures/1000238F0000254700000A73C9522FE84E39EC29.svg" xlink:type="simple" xlink:show="embed" xlink:actuate="onLoad">
                  <text:p/>
                </draw:image>
                <draw:image xlink:href="Pictures/10000201000001690000006558A85F4CE9FE13EA.png" xlink:type="simple" xlink:show="embed" xlink:actuate="onLoad"/>
              </draw:frame>
              <draw:frame draw:style-name="gr34" draw:text-style-name="P20" draw:layer="layout" svg:width="2cm" svg:height="0.874cm" svg:x="3.821cm" svg:y="6.278cm">
                <draw:text-box>
                  <text:p><text:span text:style-name="T4">1.9.0</text:span></text:p>
                </draw:text-box>
              </draw:frame>
              <draw:path draw:style-name="gr39" draw:text-style-name="P24" draw:layer="layout" svg:width="0.716cm" svg:height="1.109cm" svg:x="2.295cm" svg:y="5.203cm" svg:viewBox="0 0 717 1110" svg:d="M166 790h311v-519zM478 1110v-157l-478-2 1-159 475-792h162l1 792 75-1 3 160-78 1v158z">
                <text:p/>
              </draw:path>
              <draw:polygon draw:style-name="gr43" draw:text-style-name="P26" draw:layer="layout" svg:width="1.109cm" svg:height="0.513cm" draw:transform="rotate (1.5707963267949) translate (2.258cm 6.313cm)" svg:viewBox="0 0 1110 514" draw:points="0,514 158,514 158,37 318,37 1110,512 1110,474 318,0 120,0 121,475 0,474">
                <text:p/>
              </draw:polygon>
            </draw:g>
          </draw:g>
          <draw:g>
            <draw:polygon draw:style-name="gr40" draw:text-style-name="P25" draw:layer="layout" svg:width="0.399cm" svg:height="0.699cm" draw:transform="rotate (-3.14159265358979) translate (6.4cm 7.509cm)" svg:viewBox="0 0 400 700" draw:points="300,500 400,500 400,700 0,700 0,0 400,0 400,400 300,400">
              <text:p/>
            </draw:polygon>
            <draw:polyline draw:style-name="gr44" draw:text-style-name="P14" draw:layer="layout" svg:width="4.799cm" svg:height="0.499cm" svg:x="1.4cm" svg:y="6.609cm" svg:viewBox="0 0 4800 500" draw:points="0,0 200,0 600,300 1700,300 1965,500 4233,500 4500,300 4800,300">
              <text:p/>
            </draw:polyline>
            <draw:polygon draw:style-name="gr40" draw:text-style-name="P25" draw:layer="layout" svg:width="0.599cm" svg:height="0.699cm" draw:transform="rotate (-3.14159265358979) translate (2.92cm 7.509cm)" svg:viewBox="0 0 600 700" draw:points="500,500 600,500 600,700 0,700 0,500 100,500 100,400 0,400 0,0 600,0 600,400 500,400">
              <text:p/>
            </draw:polygon>
            <draw:polyline draw:style-name="gr44" draw:text-style-name="P14" draw:layer="layout" svg:width="3.799cm" svg:height="0.599cm" svg:x="2.6cm" svg:y="7.309cm" svg:viewBox="0 0 3800 600" draw:points="0,0 500,0 1300,600 3800,600">
              <text:p/>
            </draw:polyline>
            <draw:polygon draw:style-name="gr40" draw:text-style-name="P25" draw:layer="layout" svg:width="0.599cm" svg:height="0.699cm" draw:transform="rotate (-3.14159265358979) translate (4.5cm 7.709cm)" svg:viewBox="0 0 600 700" draw:points="500,500 600,500 600,700 0,700 0,500 100,500 100,400 0,400 0,0 600,0 600,400 500,400">
              <text:p/>
            </draw:polygon>
            <draw:polyline draw:style-name="gr44" draw:text-style-name="P14" draw:layer="layout" svg:width="2.299cm" svg:height="0.299cm" svg:x="4.1cm" svg:y="7.409cm" svg:viewBox="0 0 2300 300" draw:points="0,0 500,0 900,300 2300,300">
              <text:p/>
            </draw:polyline>
            <draw:polygon draw:style-name="gr40" draw:text-style-name="P25" draw:layer="layout" svg:width="0.599cm" svg:height="0.699cm" draw:transform="rotate (-3.14159265358979) translate (5.7cm 8.009cm)" svg:viewBox="0 0 600 700" draw:points="500,500 600,500 600,700 0,700 0,500 100,500 100,400 0,400 0,0 600,0 600,400 500,400">
              <text:p/>
            </draw:polygon>
            <draw:polyline draw:style-name="gr45" draw:text-style-name="P6" draw:layer="layout" svg:width="4.999cm" svg:height="0.883cm" svg:x="1.4cm" svg:y="7.209cm" svg:viewBox="0 0 5000 884" draw:points="0,0 185,0 919,550 1700,550 2146,884 5000,884">
              <text:p/>
            </draw:polyline>
            <draw:polyline draw:style-name="gr45" draw:text-style-name="P6" draw:layer="layout" svg:width="1.672cm" svg:height="0.313cm" svg:x="1.4cm" svg:y="7.809cm" svg:viewBox="0 0 1673 314" draw:points="0,0 652,0 919,200 1522,200 1673,314">
              <text:p/>
            </draw:polyline>
            <draw:polygon draw:style-name="gr40" draw:text-style-name="P25" draw:layer="layout" svg:width="0.399cm" svg:height="0.399cm" draw:transform="rotate (-3.14159265358979) translate (1.8cm 8.109cm)" svg:viewBox="0 0 400 400" draw:points="400,400 0,400 0,200 100,200 100,100 0,100 0,0 400,0">
              <text:p/>
            </draw:polygon>
          </draw:g>
        </draw:g>
        <draw:g>
          <draw:custom-shape draw:style-name="gr31" draw:text-style-name="P17" draw:layer="layout" svg:width="5cm" svg:height="3.3cm" svg:x="6.842cm" svg:y="4.81cm">
            <text:p/>
            <draw:enhanced-geometry svg:viewBox="0 0 21600 21600" draw:type="rectangle" draw:enhanced-path="M 0 0 L 21600 0 21600 21600 0 21600 0 0 Z N"/>
          </draw:custom-shape>
          <draw:g>
            <draw:custom-shape draw:style-name="gr37" draw:text-style-name="P23" draw:layer="layout" svg:width="5cm" svg:height="3.3cm" svg:x="6.842cm" svg:y="4.81cm">
              <text:p/>
              <draw:enhanced-geometry svg:viewBox="0 0 21600 21600" draw:type="rectangle" draw:enhanced-path="M 0 0 L 21600 0 21600 21600 0 21600 0 0 Z N"/>
            </draw:custom-shape>
            <draw:g>
              <draw:frame draw:style-name="gr8" draw:text-style-name="P6" draw:layer="layout" svg:width="4.029cm" svg:height="1.128cm" svg:x="7.343cm" svg:y="5.203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8" draw:text-style-name="P6" draw:layer="layout" svg:width="4.039cm" svg:height="1.128cm" svg:x="7.342cm" svg:y="5.204cm">
                <draw:image xlink:href="Pictures/1000238F0000254700000A73C9522FE84E39EC29.svg" xlink:type="simple" xlink:show="embed" xlink:actuate="onLoad">
                  <text:p/>
                </draw:image>
                <draw:image xlink:href="Pictures/10000201000001690000006558A85F4CE9FE13EA.png" xlink:type="simple" xlink:show="embed" xlink:actuate="onLoad"/>
              </draw:frame>
              <draw:frame draw:style-name="gr34" draw:text-style-name="P20" draw:layer="layout" svg:width="2cm" svg:height="0.874cm" svg:x="9.263cm" svg:y="6.279cm">
                <draw:text-box>
                  <text:p><text:span text:style-name="T4">1.9.0</text:span></text:p>
                </draw:text-box>
              </draw:frame>
              <draw:path draw:style-name="gr39" draw:text-style-name="P24" draw:layer="layout" svg:width="0.716cm" svg:height="1.109cm" svg:x="7.737cm" svg:y="5.204cm" svg:viewBox="0 0 717 1110" svg:d="M166 790h311v-519zM478 1110v-157l-478-2 1-159 475-792h162l1 792 75-1 3 160-78 1v158z">
                <text:p/>
              </draw:path>
            </draw:g>
          </draw:g>
          <draw:g>
            <draw:polygon draw:style-name="gr40" draw:text-style-name="P25" draw:layer="layout" svg:width="0.399cm" svg:height="0.699cm" draw:transform="rotate (-3.14159265358979) translate (11.842cm 7.51cm)" svg:viewBox="0 0 400 700" draw:points="300,500 400,500 400,700 0,700 0,0 400,0 400,400 300,400">
              <text:p/>
            </draw:polygon>
            <draw:polyline draw:style-name="gr46" draw:text-style-name="P14" draw:layer="layout" svg:width="4.799cm" svg:height="0.499cm" svg:x="6.842cm" svg:y="6.61cm" svg:viewBox="0 0 4800 500" draw:points="0,0 200,0 600,300 1700,300 1965,500 4233,500 4500,300 4800,300">
              <text:p/>
            </draw:polyline>
            <draw:polygon draw:style-name="gr40" draw:text-style-name="P25" draw:layer="layout" svg:width="0.599cm" svg:height="0.699cm" draw:transform="rotate (-3.14159265358979) translate (8.362cm 7.51cm)" svg:viewBox="0 0 600 700" draw:points="500,500 600,500 600,700 0,700 0,500 100,500 100,400 0,400 0,0 600,0 600,400 500,400">
              <text:p/>
            </draw:polygon>
            <draw:polyline draw:style-name="gr46" draw:text-style-name="P14" draw:layer="layout" svg:width="3.799cm" svg:height="0.599cm" svg:x="8.042cm" svg:y="7.31cm" svg:viewBox="0 0 3800 600" draw:points="0,0 500,0 1300,600 3800,600">
              <text:p/>
            </draw:polyline>
            <draw:polygon draw:style-name="gr40" draw:text-style-name="P25" draw:layer="layout" svg:width="0.599cm" svg:height="0.699cm" draw:transform="rotate (-3.14159265358979) translate (9.942cm 7.71cm)" svg:viewBox="0 0 600 700" draw:points="500,500 600,500 600,700 0,700 0,500 100,500 100,400 0,400 0,0 600,0 600,400 500,400">
              <text:p/>
            </draw:polygon>
            <draw:polyline draw:style-name="gr46" draw:text-style-name="P14" draw:layer="layout" svg:width="2.299cm" svg:height="0.299cm" svg:x="9.542cm" svg:y="7.41cm" svg:viewBox="0 0 2300 300" draw:points="0,0 500,0 900,300 2300,300">
              <text:p/>
            </draw:polyline>
            <draw:polygon draw:style-name="gr40" draw:text-style-name="P25" draw:layer="layout" svg:width="0.599cm" svg:height="0.699cm" draw:transform="rotate (-3.14159265358979) translate (11.142cm 8.01cm)" svg:viewBox="0 0 600 700" draw:points="500,500 600,500 600,700 0,700 0,500 100,500 100,400 0,400 0,0 600,0 600,400 500,400">
              <text:p/>
            </draw:polygon>
            <draw:polyline draw:style-name="gr47" draw:text-style-name="P6" draw:layer="layout" svg:width="4.999cm" svg:height="0.883cm" svg:x="6.842cm" svg:y="7.21cm" svg:viewBox="0 0 5000 884" draw:points="0,0 185,0 919,550 1700,550 2146,884 5000,884">
              <text:p/>
            </draw:polyline>
            <draw:polyline draw:style-name="gr47" draw:text-style-name="P6" draw:layer="layout" svg:width="1.672cm" svg:height="0.313cm" svg:x="6.842cm" svg:y="7.81cm" svg:viewBox="0 0 1673 314" draw:points="0,0 652,0 919,200 1522,200 1673,314">
              <text:p/>
            </draw:polyline>
            <draw:polygon draw:style-name="gr40" draw:text-style-name="P25" draw:layer="layout" svg:width="0.399cm" svg:height="0.399cm" draw:transform="rotate (-3.14159265358979) translate (7.242cm 8.11cm)" svg:viewBox="0 0 400 400" draw:points="400,400 0,400 0,200 100,200 100,100 0,100 0,0 400,0">
              <text:p/>
            </draw:polygon>
          </draw:g>
        </draw:g>
        <presentation:notes draw:style-name="dp2">
          <draw:page-thumbnail draw:style-name="gr25" draw:layer="layout" svg:width="13.968cm" svg:height="10.476cm" svg:x="3.81cm" svg:y="2.123cm" draw:page-number="6" presentation:class="page"/>
          <draw:frame presentation:style-name="pr1"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eXGyreAdventor" svg:font-family="TeXGyreAdvento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MS" svg:font-family="'Trebuchet MS'" style:font-adornments="Fett"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gradient draw:name="Gradient_20_10" draw:display-name="Gradient 10" draw:style="linear" draw:start-color="#eaeaea" draw:end-color="#0089d1" draw:start-intensity="100%" draw:end-intensity="100%" draw:angle="300" draw:border="15%"/>
    <draw:gradient draw:name="Gradient_20_14" draw:display-name="Gradient 14" draw:style="linear" draw:start-color="#eaeaea" draw:end-color="#7e0021" draw:start-intensity="100%" draw:end-intensity="100%" draw:angle="300" draw:border="15%"/>
    <draw:gradient draw:name="sw" draw:style="linear" draw:start-color="#ffffff" draw:end-color="#000000" draw:start-intensity="100%" draw:end-intensity="0%" draw:angle="300" draw:border="0%"/>
    <draw:opacity draw:name="Transparency_20_5" draw:display-name="Transparency 5" draw:style="linear" draw:start="90%" draw:end="30%" draw:angle="2700" draw:border="0%"/>
    <draw:opacity draw:name="Transparency_20_6" draw:display-name="Transparency 6" draw:style="linear" draw:start="80%" draw:end="30%" draw:angle="27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397cm"/>
    </style:style>
    <style:style style:name="Mpr2"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Foliennummer&gt;</text:page-number></text:span></text:p>
        </draw:text-box>
      </draw:frame>
    </style:handout-master>
    <style:master-page style:name="Default" style:page-layout-name="PM1" draw:style-name="Mdp1">
      <draw:frame presentation:style-name="Default-title" draw:layer="backgroundobjects" svg:width="17.63cm" svg:height="4.33cm" svg:x="1.979cm" svg:y="2.035cm" presentation:class="title" presentation:placeholder="true">
        <draw:text-box/>
      </draw:frame>
      <draw:frame presentation:style-name="Default-outline1" draw:layer="backgroundobjects" svg:width="17.63cm" svg:height="15.044cm" svg:x="1.979cm" svg:y="7.069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ois Zoitl</meta:initial-creator>
    <meta:creation-date>2015-10-12T15:15:20.159319034</meta:creation-date>
    <dc:date>2018-01-18T14:29:39.858000000</dc:date>
    <meta:editing-duration>PT4H9M24S</meta:editing-duration>
    <meta:editing-cycles>41</meta:editing-cycles>
    <meta:generator>LibreOffice/5.3.7.2$Windows_X86_64 LibreOffice_project/6b8ed514a9f8b44d37a1b96673cbbdd077e24059</meta:generator>
    <meta:document-statistic meta:object-count="740"/>
  </office:meta>
</office:document-meta>
</file>